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center" style:tab-stop-distance="0.90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4536in" fo:padding-bottom="0.04536in" fo:padding-left="0.09072in" fo:padding-right="0.09072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ＭＳ Ｐゴシック" style:font-family-complex="TakaoPGothic" style:font-family-generic="roman" style:font-family-generic-asian="modern" style:font-pitch="variable" style:font-pitch-asian="variable" style:font-pitch-complex="variable" fo:font-size="0.17639in" style:font-size-asian="0.17639in" style:font-size-complex="0.1763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ＭＳ Ｐゴシック" style:font-family-complex="TakaoPGothic" style:font-family-generic="roman" style:font-family-generic-asian="modern" style:font-pitch="variable" style:font-pitch-asian="variable" style:font-pitch-complex="variable" fo:font-size="0.17639in" style:font-size-asian="0.17639in" style:font-size-complex="0.1763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5125in" style:font-size-asian="0.15125in" style:font-size-complex="0.1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7639in" style:font-size-asian="0.17639in" style:font-size-complex="0.17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7639in" style:font-size-asian="0.17639in" style:font-size-complex="0.1763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59">
      <style:graphic-properties fo:wrap-option="no-wrap" fo:padding-top="0.04464in" fo:padding-bottom="0.04464in" fo:padding-left="0.08929in" fo:padding-right="0.08929in" draw:textarea-vertical-align="middle" draw:textarea-horizontal-align="left" draw:fill="gradient" draw:fill-gradient-name="a1058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01">
      <style:paragraph-properties fo:line-height="100%" fo:text-align="center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7639in" style:font-size-asian="0.17639in" style:font-size-complex="0.17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3">
      <style:paragraph-properties fo:line-height="100%" fo:text-align="center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04">
      <style:graphic-properties fo:wrap-option="no-wrap" fo:padding-top="0.04464in" fo:padding-bottom="0.04464in" fo:padding-left="0.08929in" fo:padding-right="0.08929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kaoPGothic" style:font-family-complex="TakaoPGothic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fo:wrap-option="no-wrap" fo:padding-top="0.04464in" fo:padding-bottom="0.04464in" fo:padding-left="0.08929in" fo:padding-right="0.08929in" draw:textarea-vertical-align="middle" draw:textarea-horizontal-align="left" draw:fill="solid" draw:fill-color="#999999" draw:opacity="100%" draw:stroke="solid" svg:stroke-width="0in" svg:stroke-color="#999999" draw:marker-end="a110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5125in" style:font-size-asian="0.15125in" style:font-size-complex="0.1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ＭＳ Ｐゴシック" style:font-family-complex="TakaoPGothic" style:font-family-generic="roman" style:font-family-generic-asian="modern" style:font-pitch="variable" style:font-pitch-asian="variable" style:font-pitch-complex="variable" fo:font-size="0.17639in" style:font-size-asian="0.17639in" style:font-size-complex="0.17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1">
      <style:paragraph-properties fo:line-height="100%" fo:text-align="center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no-wrap" fo:padding-top="0.07143in" fo:padding-bottom="0.07143in" fo:padding-left="0.11607in" fo:padding-right="0.11607in" draw:textarea-vertical-align="middle" draw:textarea-horizontal-align="center" draw:fill="solid" draw:fill-color="#ccccff" draw:opacity="100%" draw:stroke="solid" svg:stroke-width="0.05906in" svg:stroke-color="#cc99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no-wrap" fo:padding-top="0.04464in" fo:padding-bottom="0.04464in" fo:padding-left="0.08929in" fo:padding-right="0.08929in" draw:textarea-vertical-align="middle" draw:textarea-horizontal-align="left" draw:fill="solid" draw:fill-color="#999999" draw:opacity="100%" draw:stroke="solid" svg:stroke-width="0in" svg:stroke-color="#999999" draw:marker-end="a95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no-wrap" fo:padding-top="0.04464in" fo:padding-bottom="0.04464in" fo:padding-left="0.08929in" fo:padding-right="0.08929in" draw:textarea-vertical-align="middle" draw:textarea-horizontal-align="left" draw:fill="gradient" draw:fill-gradient-name="a1062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66">
      <style:paragraph-properties fo:line-height="100%" fo:text-align="center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no-wrap" fo:padding-top="0.04464in" fo:padding-bottom="0.04464in" fo:padding-left="0.08929in" fo:padding-right="0.08929in" draw:textarea-vertical-align="middle" draw:textarea-horizontal-align="center" draw:fill="gradient" draw:fill-gradient-name="a1067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10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0167in" style:font-size-asian="0.20167in" style:font-size-complex="0.20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1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no-wrap" fo:padding-top="0.04464in" fo:padding-bottom="0.04464in" fo:padding-left="0.08929in" fo:padding-right="0.08929in" draw:textarea-vertical-align="middle" draw:textarea-horizontal-align="left" draw:fill="solid" draw:fill-color="#999999" draw:opacity="100%" draw:stroke="solid" svg:stroke-width="0in" svg:stroke-color="#999999" draw:marker-end="a95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no-wrap" fo:padding-top="0.08036in" fo:padding-bottom="0.08036in" fo:padding-left="0.12501in" fo:padding-right="0.12501in" draw:textarea-vertical-align="middle" draw:textarea-horizontal-align="left" draw:fill="none" draw:stroke="solid" svg:stroke-width="0.07874in" svg:stroke-color="#b2b2b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no-wrap" fo:padding-top="0.04464in" fo:padding-bottom="0.04464in" fo:padding-left="0.08929in" fo:padding-right="0.08929in" draw:textarea-vertical-align="middle" draw:textarea-horizontal-align="left" draw:fill="solid" draw:fill-color="#b2b2b2" draw:opacity="100%" draw:stroke="solid" svg:stroke-width="0in" svg:stroke-color="#b2b2b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TakaoPGothic" style:font-family-complex="TakaoPGothic" style:font-family-generic="swiss" style:font-pitch="variable" style:font-pitch-asian="variable" style:font-pitch-complex="variable" fo:font-size="0.15125in" style:font-size-asian="0.15125in" style:font-size-complex="0.1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ＭＳ Ｐゴシック" style:font-family-asian="TakaoPGothic" style:font-family-complex="TakaoPGothic" style:font-family-generic="modern" style:font-pitch="variable" style:font-pitch-asian="variable" style:font-pitch-complex="variable" fo:font-size="0.15125in" style:font-size-asian="0.15125in" style:font-size-complex="0.151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69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71">
      <style:graphic-properties fo:wrap-option="no-wrap" fo:padding-top="0.04464in" fo:padding-bottom="0.04464in" fo:padding-left="0.08929in" fo:padding-right="0.08929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no-wrap" fo:padding-top="0.0625in" fo:padding-bottom="0.0625in" fo:padding-left="0.10715in" fo:padding-right="0.10715in" draw:textarea-vertical-align="middle" draw:textarea-horizontal-align="left" draw:fill="solid" draw:fill-color="#729fcf" draw:opacity="100%" draw:stroke="solid" svg:stroke-width="0.03937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73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no-wrap" fo:padding-top="0.08036in" fo:padding-bottom="0.08036in" fo:padding-left="0.12501in" fo:padding-right="0.12501in" draw:textarea-vertical-align="middle" draw:textarea-horizontal-align="left" draw:fill="solid" draw:fill-color="#eeeeee" draw:opacity="100%" draw:stroke="solid" svg:stroke-width="0.07874in" svg:stroke-color="#dddddd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07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no-wrap" fo:padding-top="0.04464in" fo:padding-bottom="0.04464in" fo:padding-left="0.08929in" fo:padding-right="0.08929in" draw:textarea-vertical-align="middle" draw:textarea-horizontal-align="left" draw:fill="gradient" draw:fill-gradient-name="a1008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77">
      <style:graphic-properties fo:wrap-option="no-wrap" fo:padding-top="0.0625in" fo:padding-bottom="0.0625in" fo:padding-left="0.10715in" fo:padding-right="0.10715in" draw:textarea-vertical-align="middle" draw:textarea-horizontal-align="left" draw:fill="solid" draw:fill-color="#ccccff" draw:opacity="100%" draw:stroke="solid" svg:stroke-width="0.03937in" svg:stroke-color="#cc99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21">
      <style:graphic-properties fo:wrap-option="no-wrap" fo:padding-top="0.04464in" fo:padding-bottom="0.04464in" fo:padding-left="0.08929in" fo:padding-right="0.08929in" draw:textarea-vertical-align="middle" draw:textarea-horizontal-align="left" draw:fill="gradient" draw:fill-gradient-name="a1120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no-wrap" fo:padding-top="0.04464in" fo:padding-bottom="0.04464in" fo:padding-left="0.08929in" fo:padding-right="0.08929in" draw:textarea-vertical-align="middle" draw:textarea-horizontal-align="left" draw:fill="gradient" draw:fill-gradient-name="a1124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no-wrap" fo:padding-top="0.04464in" fo:padding-bottom="0.04464in" fo:padding-left="0.08929in" fo:padding-right="0.08929in" draw:textarea-vertical-align="middle" draw:textarea-horizontal-align="left" draw:fill="gradient" draw:fill-gradient-name="a1128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70">
      <style:graphic-properties fo:wrap-option="wrap" fo:padding-top="0.04464in" fo:padding-bottom="0.04464in" fo:padding-left="0.08929in" fo:padding-right="0.08929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5125in" style:font-size-asian="0.15125in" style:font-size-complex="0.1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4464in" fo:padding-bottom="0.04464in" fo:padding-left="0.08929in" fo:padding-right="0.08929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2597in" style:font-size-asian="0.12597in" style:font-size-complex="0.1259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2597in" style:font-size-asian="0.12597in" style:font-size-complex="0.1259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2597in" style:font-size-asian="0.12597in" style:font-size-complex="0.1259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no-wrap" fo:padding-top="0.04464in" fo:padding-bottom="0.04464in" fo:padding-left="0.08929in" fo:padding-right="0.08929in" draw:textarea-vertical-align="middle" draw:textarea-horizontal-align="center" draw:fill="solid" draw:fill-color="#ffffcc" draw:opacity="100%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no-wrap" fo:padding-top="0.04464in" fo:padding-bottom="0.04464in" fo:padding-left="0.08929in" fo:padding-right="0.08929in" draw:textarea-vertical-align="middle" draw:textarea-horizontal-align="left" draw:fill="solid" draw:fill-color="#ffffcc" draw:opacity="100%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5125in" style:font-size-asian="0.15125in" style:font-size-complex="0.151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5125in" style:font-size-asian="0.15125in" style:font-size-complex="0.151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82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84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7639in" style:font-size-asian="0.17639in" style:font-size-complex="0.17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85">
      <style:graphic-properties fo:wrap-option="no-wrap" fo:padding-top="0.0625in" fo:padding-bottom="0.0625in" fo:padding-left="0.10715in" fo:padding-right="0.10715in" draw:textarea-vertical-align="middle" draw:textarea-horizontal-align="left" draw:fill="solid" draw:fill-color="#729fcf" draw:opacity="100%" draw:stroke="solid" svg:stroke-width="0.03937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18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7639in" style:font-size-asian="0.17639in" style:font-size-complex="0.17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7639in" style:font-size-asian="0.17639in" style:font-size-complex="0.1763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7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no-wrap" fo:padding-top="0.04464in" fo:padding-bottom="0.04464in" fo:padding-left="0.08929in" fo:padding-right="0.08929in" draw:textarea-vertical-align="middle" draw:textarea-horizontal-align="left" draw:fill="gradient" draw:fill-gradient-name="a1088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31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no-wrap" fo:padding-top="0.04464in" fo:padding-bottom="0.04464in" fo:padding-left="0.08929in" fo:padding-right="0.08929in" draw:textarea-vertical-align="middle" draw:textarea-horizontal-align="left" draw:fill="gradient" draw:fill-gradient-name="a1132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no-wrap" fo:padding-top="0.04464in" fo:padding-bottom="0.04464in" fo:padding-left="0.08929in" fo:padding-right="0.08929in" draw:textarea-vertical-align="middle" draw:textarea-horizontal-align="left" draw:fill="solid" draw:fill-color="#cc99ff" draw:opacity="100%" draw:stroke="solid" svg:stroke-width="0in" svg:stroke-color="#cc99ff" draw:marker-end="a113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8">
      <style:text-properties fo:font-variant="normal" fo:text-transform="none" fo:color="#ff6666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7639in" style:font-size-asian="0.17639in" style:font-size-complex="0.17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39">
      <style:text-properties fo:font-variant="normal" fo:text-transform="none" fo:color="#ff6666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7639in" style:font-size-asian="0.17639in" style:font-size-complex="0.17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2597in" style:font-size-asian="0.12597in" style:font-size-complex="0.1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1">
      <style:paragraph-properties fo:line-height="100%" fo:text-align="center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2597in" style:font-size-asian="0.12597in" style:font-size-complex="0.1259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2597in" style:font-size-asian="0.12597in" style:font-size-complex="0.1259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4">
      <style:paragraph-properties fo:line-height="100%" fo:text-align="center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no-wrap" fo:padding-top="0.04464in" fo:padding-bottom="0.04464in" fo:padding-left="0.08929in" fo:padding-right="0.08929in" draw:textarea-vertical-align="middle" draw:textarea-horizontal-align="center" draw:fill="solid" draw:fill-color="#ffffcc" draw:opacity="100%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2597in" style:font-size-asian="0.12597in" style:font-size-complex="0.1259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2597in" style:font-size-asian="0.12597in" style:font-size-complex="0.1259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2597in" style:font-size-asian="0.12597in" style:font-size-complex="0.12597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0">
      <style:paragraph-properties fo:line-height="100%" fo:text-align="center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7639in" style:font-size-asian="0.17639in" style:font-size-complex="0.17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2">
      <style:paragraph-properties fo:line-height="100%" fo:text-align="center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no-wrap" fo:padding-top="0.04464in" fo:padding-bottom="0.04464in" fo:padding-left="0.08929in" fo:padding-right="0.08929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91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5125in" style:font-size-asian="0.15125in" style:font-size-complex="0.1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no-wrap" fo:padding-top="0.04464in" fo:padding-bottom="0.04464in" fo:padding-left="0.08929in" fo:padding-right="0.08929in" draw:textarea-vertical-align="middle" draw:textarea-horizontal-align="left" draw:fill="solid" draw:fill-color="#ffffcc" draw:opacity="100%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25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5125in" style:font-size-asian="0.15125in" style:font-size-complex="0.151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6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5125in" style:font-size-asian="0.15125in" style:font-size-complex="0.151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96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7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7639in" style:font-size-asian="0.17639in" style:font-size-complex="0.17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8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7639in" style:font-size-asian="0.17639in" style:font-size-complex="0.17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0">
      <style:text-properties fo:font-variant="normal" fo:text-transform="none" fo:color="#ff6666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7639in" style:font-size-asian="0.17639in" style:font-size-complex="0.1763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9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7639in" style:font-size-asian="0.17639in" style:font-size-complex="0.1763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41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ff6666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7639in" style:font-size-asian="0.17639in" style:font-size-complex="0.17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43">
      <style:paragraph-properties fo:line-height="100%" fo:text-align="center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no-wrap" fo:padding-top="0.08036in" fo:padding-bottom="0.08036in" fo:padding-left="0.12501in" fo:padding-right="0.12501in" draw:textarea-vertical-align="middle" draw:textarea-horizontal-align="left" draw:fill="solid" draw:fill-color="#ffcc99" draw:opacity="100%" draw:stroke="solid" svg:stroke-width="0.07874in" svg:stroke-color="#ff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no-wrap" fo:padding-top="0.04464in" fo:padding-bottom="0.04464in" fo:padding-left="0.08929in" fo:padding-right="0.08929in" draw:textarea-vertical-align="middle" draw:textarea-horizontal-align="center" draw:fill="solid" draw:fill-color="#ffffcc" draw:opacity="100%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no-wrap" fo:padding-top="0.08036in" fo:padding-bottom="0.08036in" fo:padding-left="0.12501in" fo:padding-right="0.12501in" draw:textarea-vertical-align="middle" draw:textarea-horizontal-align="left" draw:fill="solid" draw:fill-color="#eeeeee" draw:opacity="100%" draw:stroke="solid" svg:stroke-width="0.07874in" svg:stroke-color="#dddddd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no-wrap" fo:padding-top="0.0625in" fo:padding-bottom="0.0625in" fo:padding-left="0.10715in" fo:padding-right="0.10715in" draw:textarea-vertical-align="middle" draw:textarea-horizontal-align="left" draw:fill="solid" draw:fill-color="#ccccff" draw:opacity="100%" draw:stroke="solid" svg:stroke-width="0.03937in" svg:stroke-color="#cc99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no-wrap" fo:padding-top="0.08036in" fo:padding-bottom="0.08036in" fo:padding-left="0.12501in" fo:padding-right="0.12501in" draw:textarea-vertical-align="middle" draw:textarea-horizontal-align="left" draw:fill="none" draw:stroke="solid" svg:stroke-width="0.07874in" svg:stroke-color="#00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5125in" style:font-size-asian="0.15125in" style:font-size-complex="0.1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17639in" style:font-size-asian="0.17639in" style:font-size-complex="0.17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no-wrap" fo:padding-top="0.0625in" fo:padding-bottom="0.0625in" fo:padding-left="0.10715in" fo:padding-right="0.10715in" draw:textarea-vertical-align="middle" draw:textarea-horizontal-align="left" draw:fill="solid" draw:fill-color="#ccccff" draw:opacity="100%" draw:stroke="solid" svg:stroke-width="0.03937in" svg:stroke-color="#cc99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53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no-wrap" fo:padding-top="0.0625in" fo:padding-bottom="0.0625in" fo:padding-left="0.10715in" fo:padding-right="0.10715in" draw:textarea-vertical-align="middle" draw:textarea-horizontal-align="left" draw:fill="solid" draw:fill-color="#5b9bd5" draw:opacity="100%" draw:stroke="solid" svg:stroke-width="0.03937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no-wrap" fo:padding-top="0.04464in" fo:padding-bottom="0.04464in" fo:padding-left="0.08929in" fo:padding-right="0.08929in" draw:textarea-vertical-align="middle" draw:textarea-horizontal-align="left" draw:fill="gradient" draw:fill-gradient-name="a1044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no-wrap" fo:padding-top="0.04464in" fo:padding-bottom="0.04464in" fo:padding-left="0.08929in" fo:padding-right="0.08929in" draw:textarea-vertical-align="middle" draw:textarea-horizontal-align="left" draw:fill="gradient" draw:fill-gradient-name="a1048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61">
      <style:graphic-properties fo:wrap-option="no-wrap" fo:padding-top="0.04464in" fo:padding-bottom="0.04464in" fo:padding-left="0.08929in" fo:padding-right="0.08929in" draw:textarea-vertical-align="middle" draw:textarea-horizontal-align="left" draw:fill="gradient" draw:fill-gradient-name="a1160" draw:stroke="solid" svg:stroke-width="0in" svg:stroke-color="#99999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kaoPGothic" style:font-family-complex="TakaoPGothic" style:font-family-generic="roman" style:font-pitch="variable" style:font-pitch-asian="variable" style:font-pitch-complex="variable" fo:font-size="0.22681in" style:font-size-asian="0.22681in" style:font-size-complex="0.2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no-wrap" fo:padding-top="0.04464in" fo:padding-bottom="0.04464in" fo:padding-left="0.08929in" fo:padding-right="0.08929in" draw:textarea-vertical-align="middle" draw:textarea-horizontal-align="left" draw:fill="solid" draw:fill-color="#ffffcc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5125in" style:font-size-asian="0.15125in" style:font-size-complex="0.151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5125in" style:font-size-asian="0.15125in" style:font-size-complex="0.151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67">
      <style:paragraph-properties fo:line-height="100%" fo:text-align="left" style:tab-stop-distance="0.907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no-wrap" fo:padding-top="0.04464in" fo:padding-bottom="0.04464in" fo:padding-left="0.08929in" fo:padding-right="0.089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style:font-family-complex="TakaoPGothic" style:font-family-generic="modern" style:font-family-generic-asian="modern" style:font-pitch="variable" style:font-pitch-asian="variable" style:font-pitch-complex="variable" fo:font-size="0.12597in" style:font-size-asian="0.12597in" style:font-size-complex="0.1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presentation>
      <draw:page draw:name="Slide2" draw:style-name="a944" draw:master-page-name="Master1-Layout7-blank-白紙" presentation:presentation-page-layout-name="Master1-PPL7" draw:id="Slide-257">
        <draw:g draw:name="グループ化 74" draw:id="id69">
          <svg:title/>
          <svg:desc/>
          <draw:custom-shape svg:x="-2.41618in" svg:y="-0.39311in" svg:width="15.8908in" svg:height="8.43679in" draw:id="id70" draw:style-name="a947" draw:name="正方形/長方形 150">
            <svg:title/>
            <svg:desc/>
            <text:p text:style-name="a946" text:class-names="" text:cond-style-name=""><text:span text:style-name="a9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6669in" svg:y="1.60293in" svg:width="1.31852in" svg:height="0.49103in" draw:id="id71" draw:style-name="a952" draw:name="フリーフォーム: 図形 2">
            <svg:title/>
            <svg:desc/>
            <text:p text:style-name="a951" text:class-names="" text:cond-style-name=""><text:span text:style-name="a948" text:class-names="">Virtual</text:span><text:span text:style-name="a949" text:class-names=""><text:s text:c="1"/></text:span><text:span text:style-name="a950" text:class-names="">IP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g draw:name="グループ化 3" draw:id="id72">
            <svg:title/>
            <svg:desc/>
            <draw:g draw:name="グループ化 4" draw:id="id129">
              <svg:title/>
              <svg:desc/>
              <draw:g draw:name="グループ化 5" draw:id="id131">
                <svg:title/>
                <svg:desc/>
                <draw:custom-shape svg:x="5.43631in" svg:y="2.57429in" svg:width="2.56814in" svg:height="1.3075in" draw:id="id133" draw:style-name="a1147" draw:name="フリーフォーム: 図形 6">
                  <svg:title/>
                  <svg:desc/>
                  <text:p text:style-name="a1146" text:class-names="" text:cond-style-name=""><text:span text:style-name="a1145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    <draw:equation draw:name="f0" draw:formula="16200000"/>
                    <draw:equation draw:name="f1" draw:formula="10800000"/>
                    <draw:equation draw:name="f2" draw:formula="5400000"/>
                    <draw:equation draw:name="f3" draw:formula="left"/>
                    <draw:equation draw:name="f4" draw:formula="right"/>
                    <draw:equation draw:name="f5" draw:formula="top"/>
                    <draw:equation draw:name="f6" draw:formula="bottom"/>
                    <draw:equation draw:name="f7" draw:formula="?f6 - ?f5"/>
                    <draw:equation draw:name="f8" draw:formula="?f4 - ?f3"/>
                    <draw:equation draw:name="f9" draw:formula="min(?f8, ?f7)"/>
                    <draw:equation draw:name="f10" draw:formula="5419351 / 1725033"/>
                    <draw:equation draw:name="f11" draw:formula="0"/>
                    <draw:equation draw:name="f12" draw:formula="45"/>
                    <draw:equation draw:name="f13" draw:formula="3600"/>
                    <draw:equation draw:name="f14" draw:formula="?f10 / 180"/>
                    <draw:equation draw:name="f15" draw:formula="0 - ?f2"/>
                    <draw:equation draw:name="f16" draw:formula="?f11 + ?f13"/>
                    <draw:equation draw:name="f17" draw:formula="?f12 * ?f14"/>
                    <draw:equation draw:name="f18" draw:formula="?f11 - ?f16"/>
                    <draw:equation draw:name="f19" draw:formula="?f16 - ?f11"/>
                    <draw:equation draw:name="f20" draw:formula="?f8 / 21600"/>
                    <draw:equation draw:name="f21" draw:formula="?f7 / 21600"/>
                    <draw:equation draw:name="f22" draw:formula="21600 * ?f8"/>
                    <draw:equation draw:name="f23" draw:formula="21600 * ?f7"/>
                    <draw:equation draw:name="f24" draw:formula="0 - ?f17"/>
                    <draw:equation draw:name="f25" draw:formula="abs(?f18)"/>
                    <draw:equation draw:name="f26" draw:formula="abs(?f19)"/>
                    <draw:equation draw:name="f27" draw:formula="if(?f18, ?f15, ?f2)"/>
                    <draw:equation draw:name="f28" draw:formula="if(?f18, ?f2, ?f15)"/>
                    <draw:equation draw:name="f29" draw:formula="if(?f18, ?f0, ?f2)"/>
                    <draw:equation draw:name="f30" draw:formula="if(?f18, ?f2, ?f0)"/>
                    <draw:equation draw:name="f31" draw:formula="if(?f19, ?f15, ?f2)"/>
                    <draw:equation draw:name="f32" draw:formula="if(?f19, ?f2, ?f15)"/>
                    <draw:equation draw:name="f33" draw:formula="if(?f18, 0, ?f1)"/>
                    <draw:equation draw:name="f34" draw:formula="if(?f18, ?f1, 0)"/>
                    <draw:equation draw:name="f35" draw:formula="min(?f21, ?f20)"/>
                    <draw:equation draw:name="f36" draw:formula="?f22 / ?f9"/>
                    <draw:equation draw:name="f37" draw:formula="?f23 / ?f9"/>
                    <draw:equation draw:name="f38" draw:formula="?f24 * ?f1"/>
                    <draw:equation draw:name="f39" draw:formula="if(?f18, ?f30, ?f29)"/>
                    <draw:equation draw:name="f40" draw:formula="if(?f18, ?f29, ?f30)"/>
                    <draw:equation draw:name="f41" draw:formula="if(?f19, ?f28, ?f27)"/>
                    <draw:equation draw:name="f42" draw:formula="?f38 / ?f10"/>
                    <draw:equation draw:name="f43" draw:formula="if(?f19, ?f40, ?f39)"/>
                    <draw:equation draw:name="f44" draw:formula="?f25 * ?f35"/>
                    <draw:equation draw:name="f45" draw:formula="?f26 * ?f35"/>
                    <draw:equation draw:name="f46" draw:formula="?f37 - ?f13"/>
                    <draw:equation draw:name="f47" draw:formula="?f36 - ?f13"/>
                    <draw:equation draw:name="f48" draw:formula="?f42 - ?f2"/>
                    <draw:equation draw:name="f49" draw:formula="?f37 - ?f46"/>
                    <draw:equation draw:name="f50" draw:formula="?f36 - ?f47"/>
                    <draw:equation draw:name="f51" draw:formula="?f46 - ?f37"/>
                    <draw:equation draw:name="f52" draw:formula="?f47 - ?f36"/>
                    <draw:equation draw:name="f53" draw:formula="abs(?f49)"/>
                    <draw:equation draw:name="f54" draw:formula="if(?f49, 0, ?f1)"/>
                    <draw:equation draw:name="f55" draw:formula="if(?f49, ?f1, 0)"/>
                    <draw:equation draw:name="f56" draw:formula="if(?f49, ?f31, ?f32)"/>
                    <draw:equation draw:name="f57" draw:formula="abs(?f50)"/>
                    <draw:equation draw:name="f58" draw:formula="abs(?f51)"/>
                    <draw:equation draw:name="f59" draw:formula="if(?f50, ?f15, ?f2)"/>
                    <draw:equation draw:name="f60" draw:formula="if(?f50, ?f2, ?f15)"/>
                    <draw:equation draw:name="f61" draw:formula="if(?f50, ?f0, ?f2)"/>
                    <draw:equation draw:name="f62" draw:formula="if(?f50, ?f2, ?f0)"/>
                    <draw:equation draw:name="f63" draw:formula="abs(?f52)"/>
                    <draw:equation draw:name="f64" draw:formula="if(?f52, ?f15, ?f2)"/>
                    <draw:equation draw:name="f65" draw:formula="if(?f52, ?f2, ?f15)"/>
                    <draw:equation draw:name="f66" draw:formula="if(?f52, ?f34, ?f33)"/>
                    <draw:equation draw:name="f67" draw:formula="if(?f52, ?f33, ?f34)"/>
                    <draw:equation draw:name="f68" draw:formula="if(?f19, ?f55, ?f54)"/>
                    <draw:equation draw:name="f69" draw:formula="if(?f19, ?f54, ?f55)"/>
                    <draw:equation draw:name="f70" draw:formula="if(?f50, ?f62, ?f61)"/>
                    <draw:equation draw:name="f71" draw:formula="if(?f50, ?f61, ?f62)"/>
                    <draw:equation draw:name="f72" draw:formula="if(?f51, ?f60, ?f59)"/>
                    <draw:equation draw:name="f73" draw:formula="if(?f18, ?f66, ?f67)"/>
                    <draw:equation draw:name="f74" draw:formula="if(?f18, ?f64, ?f65)"/>
                    <draw:equation draw:name="f75" draw:formula="?f53 * ?f35"/>
                    <draw:equation draw:name="f76" draw:formula="?f57 * ?f35"/>
                    <draw:equation draw:name="f77" draw:formula="?f58 * ?f35"/>
                    <draw:equation draw:name="f78" draw:formula="?f63 * ?f35"/>
                    <draw:equation draw:name="f79" draw:formula="if(?f49, ?f68, ?f69)"/>
                    <draw:equation draw:name="f80" draw:formula="if(?f51, ?f71, ?f70)"/>
                    <draw:equation draw:name="f81" draw:formula="?f48 + ?f2"/>
                    <draw:equation draw:name="f82" draw:formula="?f81 * ?f10 / ?f1"/>
                    <draw:equation draw:name="f83" draw:formula="0 - ?f82"/>
                    <draw:equation draw:name="f84" draw:formula="sin(?f83)"/>
                    <draw:equation draw:name="f85" draw:formula="0 - ?f84"/>
                    <draw:equation draw:name="f86" draw:formula="?f85"/>
                    <draw:equation draw:name="f87" draw:formula="0 - ?f86"/>
                    <draw:equation draw:name="f88" draw:formula="?f13 * ?f87"/>
                    <draw:equation draw:name="f89" draw:formula="?f88 * 3163"/>
                    <draw:equation draw:name="f90" draw:formula="?f89 / 7636"/>
                    <draw:equation draw:name="f91" draw:formula="?f11 + ?f90"/>
                    <draw:equation draw:name="f92" draw:formula="?f36 - ?f90"/>
                    <draw:equation draw:name="f93" draw:formula="?f37 - ?f90"/>
                    <draw:equation draw:name="f94" draw:formula="21550000 - ?f41"/>
                    <draw:equation draw:name="f95" draw:formula="if(?f94, ?f41, 21550000)"/>
                    <draw:equation draw:name="f96" draw:formula="-21550000 - ?f95"/>
                    <draw:equation draw:name="f97" draw:formula="if(?f96, -21550000, ?f95)"/>
                    <draw:equation draw:name="f98" draw:formula="?f43 + ?f97"/>
                    <draw:equation draw:name="f99" draw:formula="?f43 + ?f2"/>
                    <draw:equation draw:name="f100" draw:formula="?f99 * ?f10 / ?f1"/>
                    <draw:equation draw:name="f101" draw:formula="0 - ?f100"/>
                    <draw:equation draw:name="f102" draw:formula="cos(?f101)"/>
                    <draw:equation draw:name="f103" draw:formula="0 - ?f102"/>
                    <draw:equation draw:name="f104" draw:formula="?f103 * ?f44"/>
                    <draw:equation draw:name="f105" draw:formula="sin(?f101)"/>
                    <draw:equation draw:name="f106" draw:formula="0 - ?f105"/>
                    <draw:equation draw:name="f107" draw:formula="?f106 * ?f45"/>
                    <draw:equation draw:name="f108" draw:formula="sqrt(?f104 * ?f104 + ?f107 * ?f107 + 0 * 0)"/>
                    <draw:equation draw:name="f109" draw:formula="?f44 * ?f45 / ?f108"/>
                    <draw:equation draw:name="f110" draw:formula="?f106 * ?f109"/>
                    <draw:equation draw:name="f111" draw:formula="?f16 - ?f110"/>
                    <draw:equation draw:name="f112" draw:formula="?f103 * ?f109"/>
                    <draw:equation draw:name="f113" draw:formula="?f11 - ?f112"/>
                    <draw:equation draw:name="f114" draw:formula="?f111 - ?f44"/>
                    <draw:equation draw:name="f115" draw:formula="?f113 - ?f45"/>
                    <draw:equation draw:name="f116" draw:formula="?f111 + ?f44"/>
                    <draw:equation draw:name="f117" draw:formula="?f113 + ?f45"/>
                    <draw:equation draw:name="f118" draw:formula="?f98 + ?f2"/>
                    <draw:equation draw:name="f119" draw:formula="?f118 * ?f10 / ?f1"/>
                    <draw:equation draw:name="f120" draw:formula="0 - ?f119"/>
                    <draw:equation draw:name="f121" draw:formula="cos(?f120)"/>
                    <draw:equation draw:name="f122" draw:formula="0 - ?f121"/>
                    <draw:equation draw:name="f123" draw:formula="?f122 * ?f44"/>
                    <draw:equation draw:name="f124" draw:formula="sin(?f120)"/>
                    <draw:equation draw:name="f125" draw:formula="0 - ?f124"/>
                    <draw:equation draw:name="f126" draw:formula="?f125 * ?f45"/>
                    <draw:equation draw:name="f127" draw:formula="sqrt(?f123 * ?f123 + ?f126 * ?f126 + 0 * 0)"/>
                    <draw:equation draw:name="f128" draw:formula="?f44 * ?f45 / ?f127"/>
                    <draw:equation draw:name="f129" draw:formula="?f125 * ?f128"/>
                    <draw:equation draw:name="f130" draw:formula="?f111 + ?f129"/>
                    <draw:equation draw:name="f131" draw:formula="?f122 * ?f128"/>
                    <draw:equation draw:name="f132" draw:formula="?f113 + ?f131"/>
                    <draw:equation draw:name="f133" draw:formula="if(?f97, ?f16, ?f114)"/>
                    <draw:equation draw:name="f134" draw:formula="if(?f97, ?f11, ?f115)"/>
                    <draw:equation draw:name="f135" draw:formula="if(?f97, ?f16, ?f116)"/>
                    <draw:equation draw:name="f136" draw:formula="if(?f97, ?f11, ?f117)"/>
                    <draw:equation draw:name="f137" draw:formula="if(?f97, ?f114, ?f130)"/>
                    <draw:equation draw:name="f138" draw:formula="if(?f97, ?f115, ?f132)"/>
                    <draw:equation draw:name="f139" draw:formula="if(?f97, ?f116, ?f130)"/>
                    <draw:equation draw:name="f140" draw:formula="if(?f97, ?f117, ?f132)"/>
                    <draw:equation draw:name="f141" draw:formula="21550000 - ?f56"/>
                    <draw:equation draw:name="f142" draw:formula="if(?f141, ?f56, 21550000)"/>
                    <draw:equation draw:name="f143" draw:formula="-21550000 - ?f142"/>
                    <draw:equation draw:name="f144" draw:formula="if(?f143, -21550000, ?f142)"/>
                    <draw:equation draw:name="f145" draw:formula="?f79 + ?f144"/>
                    <draw:equation draw:name="f146" draw:formula="?f79 + ?f2"/>
                    <draw:equation draw:name="f147" draw:formula="?f146 * ?f10 / ?f1"/>
                    <draw:equation draw:name="f148" draw:formula="0 - ?f147"/>
                    <draw:equation draw:name="f149" draw:formula="cos(?f148)"/>
                    <draw:equation draw:name="f150" draw:formula="0 - ?f149"/>
                    <draw:equation draw:name="f151" draw:formula="?f150 * ?f45"/>
                    <draw:equation draw:name="f152" draw:formula="sin(?f148)"/>
                    <draw:equation draw:name="f153" draw:formula="0 - ?f152"/>
                    <draw:equation draw:name="f154" draw:formula="?f153 * ?f75"/>
                    <draw:equation draw:name="f155" draw:formula="sqrt(?f151 * ?f151 + ?f154 * ?f154 + 0 * 0)"/>
                    <draw:equation draw:name="f156" draw:formula="?f45 * ?f75 / ?f155"/>
                    <draw:equation draw:name="f157" draw:formula="?f153 * ?f156"/>
                    <draw:equation draw:name="f158" draw:formula="?f11 - ?f157"/>
                    <draw:equation draw:name="f159" draw:formula="?f150 * ?f156"/>
                    <draw:equation draw:name="f160" draw:formula="?f46 - ?f159"/>
                    <draw:equation draw:name="f161" draw:formula="?f158 - ?f45"/>
                    <draw:equation draw:name="f162" draw:formula="?f160 - ?f75"/>
                    <draw:equation draw:name="f163" draw:formula="?f158 + ?f45"/>
                    <draw:equation draw:name="f164" draw:formula="?f160 + ?f75"/>
                    <draw:equation draw:name="f165" draw:formula="?f145 + ?f2"/>
                    <draw:equation draw:name="f166" draw:formula="?f165 * ?f10 / ?f1"/>
                    <draw:equation draw:name="f167" draw:formula="0 - ?f166"/>
                    <draw:equation draw:name="f168" draw:formula="cos(?f167)"/>
                    <draw:equation draw:name="f169" draw:formula="0 - ?f168"/>
                    <draw:equation draw:name="f170" draw:formula="?f169 * ?f45"/>
                    <draw:equation draw:name="f171" draw:formula="sin(?f167)"/>
                    <draw:equation draw:name="f172" draw:formula="0 - ?f171"/>
                    <draw:equation draw:name="f173" draw:formula="?f172 * ?f75"/>
                    <draw:equation draw:name="f174" draw:formula="sqrt(?f170 * ?f170 + ?f173 * ?f173 + 0 * 0)"/>
                    <draw:equation draw:name="f175" draw:formula="?f45 * ?f75 / ?f174"/>
                    <draw:equation draw:name="f176" draw:formula="?f172 * ?f175"/>
                    <draw:equation draw:name="f177" draw:formula="?f158 + ?f176"/>
                    <draw:equation draw:name="f178" draw:formula="?f169 * ?f175"/>
                    <draw:equation draw:name="f179" draw:formula="?f160 + ?f178"/>
                    <draw:equation draw:name="f180" draw:formula="if(?f144, ?f11, ?f161)"/>
                    <draw:equation draw:name="f181" draw:formula="if(?f144, ?f46, ?f162)"/>
                    <draw:equation draw:name="f182" draw:formula="if(?f144, ?f11, ?f163)"/>
                    <draw:equation draw:name="f183" draw:formula="if(?f144, ?f46, ?f164)"/>
                    <draw:equation draw:name="f184" draw:formula="if(?f144, ?f161, ?f177)"/>
                    <draw:equation draw:name="f185" draw:formula="if(?f144, ?f162, ?f179)"/>
                    <draw:equation draw:name="f186" draw:formula="if(?f144, ?f163, ?f177)"/>
                    <draw:equation draw:name="f187" draw:formula="if(?f144, ?f164, ?f179)"/>
                    <draw:equation draw:name="f188" draw:formula="21550000 - ?f72"/>
                    <draw:equation draw:name="f189" draw:formula="if(?f188, ?f72, 21550000)"/>
                    <draw:equation draw:name="f190" draw:formula="-21550000 - ?f189"/>
                    <draw:equation draw:name="f191" draw:formula="if(?f190, -21550000, ?f189)"/>
                    <draw:equation draw:name="f192" draw:formula="?f80 + ?f191"/>
                    <draw:equation draw:name="f193" draw:formula="?f80 + ?f2"/>
                    <draw:equation draw:name="f194" draw:formula="?f193 * ?f10 / ?f1"/>
                    <draw:equation draw:name="f195" draw:formula="0 - ?f194"/>
                    <draw:equation draw:name="f196" draw:formula="cos(?f195)"/>
                    <draw:equation draw:name="f197" draw:formula="0 - ?f196"/>
                    <draw:equation draw:name="f198" draw:formula="?f197 * ?f76"/>
                    <draw:equation draw:name="f199" draw:formula="sin(?f195)"/>
                    <draw:equation draw:name="f200" draw:formula="0 - ?f199"/>
                    <draw:equation draw:name="f201" draw:formula="?f200 * ?f77"/>
                    <draw:equation draw:name="f202" draw:formula="sqrt(?f198 * ?f198 + ?f201 * ?f201 + 0 * 0)"/>
                    <draw:equation draw:name="f203" draw:formula="?f76 * ?f77 / ?f202"/>
                    <draw:equation draw:name="f204" draw:formula="?f200 * ?f203"/>
                    <draw:equation draw:name="f205" draw:formula="?f47 - ?f204"/>
                    <draw:equation draw:name="f206" draw:formula="?f197 * ?f203"/>
                    <draw:equation draw:name="f207" draw:formula="?f37 - ?f206"/>
                    <draw:equation draw:name="f208" draw:formula="?f205 - ?f76"/>
                    <draw:equation draw:name="f209" draw:formula="?f207 - ?f77"/>
                    <draw:equation draw:name="f210" draw:formula="?f205 + ?f76"/>
                    <draw:equation draw:name="f211" draw:formula="?f207 + ?f77"/>
                    <draw:equation draw:name="f212" draw:formula="?f192 + ?f2"/>
                    <draw:equation draw:name="f213" draw:formula="?f212 * ?f10 / ?f1"/>
                    <draw:equation draw:name="f214" draw:formula="0 - ?f213"/>
                    <draw:equation draw:name="f215" draw:formula="cos(?f214)"/>
                    <draw:equation draw:name="f216" draw:formula="0 - ?f215"/>
                    <draw:equation draw:name="f217" draw:formula="?f216 * ?f76"/>
                    <draw:equation draw:name="f218" draw:formula="sin(?f214)"/>
                    <draw:equation draw:name="f219" draw:formula="0 - ?f218"/>
                    <draw:equation draw:name="f220" draw:formula="?f219 * ?f77"/>
                    <draw:equation draw:name="f221" draw:formula="sqrt(?f217 * ?f217 + ?f220 * ?f220 + 0 * 0)"/>
                    <draw:equation draw:name="f222" draw:formula="?f76 * ?f77 / ?f221"/>
                    <draw:equation draw:name="f223" draw:formula="?f219 * ?f222"/>
                    <draw:equation draw:name="f224" draw:formula="?f205 + ?f223"/>
                    <draw:equation draw:name="f225" draw:formula="?f216 * ?f222"/>
                    <draw:equation draw:name="f226" draw:formula="?f207 + ?f225"/>
                    <draw:equation draw:name="f227" draw:formula="if(?f191, ?f47, ?f208)"/>
                    <draw:equation draw:name="f228" draw:formula="if(?f191, ?f37, ?f209)"/>
                    <draw:equation draw:name="f229" draw:formula="if(?f191, ?f47, ?f210)"/>
                    <draw:equation draw:name="f230" draw:formula="if(?f191, ?f37, ?f211)"/>
                    <draw:equation draw:name="f231" draw:formula="if(?f191, ?f208, ?f224)"/>
                    <draw:equation draw:name="f232" draw:formula="if(?f191, ?f209, ?f226)"/>
                    <draw:equation draw:name="f233" draw:formula="if(?f191, ?f210, ?f224)"/>
                    <draw:equation draw:name="f234" draw:formula="if(?f191, ?f211, ?f226)"/>
                    <draw:equation draw:name="f235" draw:formula="21550000 - ?f74"/>
                    <draw:equation draw:name="f236" draw:formula="if(?f235, ?f74, 21550000)"/>
                    <draw:equation draw:name="f237" draw:formula="-21550000 - ?f236"/>
                    <draw:equation draw:name="f238" draw:formula="if(?f237, -21550000, ?f236)"/>
                    <draw:equation draw:name="f239" draw:formula="?f73 + ?f238"/>
                    <draw:equation draw:name="f240" draw:formula="?f73 + ?f2"/>
                    <draw:equation draw:name="f241" draw:formula="?f240 * ?f10 / ?f1"/>
                    <draw:equation draw:name="f242" draw:formula="0 - ?f241"/>
                    <draw:equation draw:name="f243" draw:formula="cos(?f242)"/>
                    <draw:equation draw:name="f244" draw:formula="0 - ?f243"/>
                    <draw:equation draw:name="f245" draw:formula="?f244 * ?f78"/>
                    <draw:equation draw:name="f246" draw:formula="sin(?f242)"/>
                    <draw:equation draw:name="f247" draw:formula="0 - ?f246"/>
                    <draw:equation draw:name="f248" draw:formula="?f247 * ?f44"/>
                    <draw:equation draw:name="f249" draw:formula="sqrt(?f245 * ?f245 + ?f248 * ?f248 + 0 * 0)"/>
                    <draw:equation draw:name="f250" draw:formula="?f78 * ?f44 / ?f249"/>
                    <draw:equation draw:name="f251" draw:formula="?f247 * ?f250"/>
                    <draw:equation draw:name="f252" draw:formula="?f36 - ?f251"/>
                    <draw:equation draw:name="f253" draw:formula="?f244 * ?f250"/>
                    <draw:equation draw:name="f254" draw:formula="?f16 - ?f253"/>
                    <draw:equation draw:name="f255" draw:formula="?f252 - ?f78"/>
                    <draw:equation draw:name="f256" draw:formula="?f254 - ?f44"/>
                    <draw:equation draw:name="f257" draw:formula="?f252 + ?f78"/>
                    <draw:equation draw:name="f258" draw:formula="?f254 + ?f44"/>
                    <draw:equation draw:name="f259" draw:formula="?f239 + ?f2"/>
                    <draw:equation draw:name="f260" draw:formula="?f259 * ?f10 / ?f1"/>
                    <draw:equation draw:name="f261" draw:formula="0 - ?f260"/>
                    <draw:equation draw:name="f262" draw:formula="cos(?f261)"/>
                    <draw:equation draw:name="f263" draw:formula="0 - ?f262"/>
                    <draw:equation draw:name="f264" draw:formula="?f263 * ?f78"/>
                    <draw:equation draw:name="f265" draw:formula="sin(?f261)"/>
                    <draw:equation draw:name="f266" draw:formula="0 - ?f265"/>
                    <draw:equation draw:name="f267" draw:formula="?f266 * ?f44"/>
                    <draw:equation draw:name="f268" draw:formula="sqrt(?f264 * ?f264 + ?f267 * ?f267 + 0 * 0)"/>
                    <draw:equation draw:name="f269" draw:formula="?f78 * ?f44 / ?f268"/>
                    <draw:equation draw:name="f270" draw:formula="?f266 * ?f269"/>
                    <draw:equation draw:name="f271" draw:formula="?f252 + ?f270"/>
                    <draw:equation draw:name="f272" draw:formula="?f263 * ?f269"/>
                    <draw:equation draw:name="f273" draw:formula="?f254 + ?f272"/>
                    <draw:equation draw:name="f274" draw:formula="if(?f238, ?f36, ?f255)"/>
                    <draw:equation draw:name="f275" draw:formula="if(?f238, ?f16, ?f256)"/>
                    <draw:equation draw:name="f276" draw:formula="if(?f238, ?f36, ?f257)"/>
                    <draw:equation draw:name="f277" draw:formula="if(?f238, ?f16, ?f258)"/>
                    <draw:equation draw:name="f278" draw:formula="if(?f238, ?f255, ?f271)"/>
                    <draw:equation draw:name="f279" draw:formula="if(?f238, ?f256, ?f273)"/>
                    <draw:equation draw:name="f280" draw:formula="if(?f238, ?f257, ?f271)"/>
                    <draw:equation draw:name="f281" draw:formula="if(?f238, ?f258, ?f273)"/>
                  </draw:enhanced-geometry>
                </draw:custom-shape>
                <draw:custom-shape svg:x="6.29093in" svg:y="2.7151in" svg:width="1.45777in" svg:height="0.35058in" draw:id="id134" draw:style-name="a1150" draw:name="フリーフォーム: 図形 7">
                  <svg:title/>
                  <svg:desc/>
                  <text:p text:style-name="a1149" text:class-names="" text:cond-style-name=""><text:span text:style-name="a1148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    <draw:equation draw:name="f0" draw:formula="16200000"/>
                    <draw:equation draw:name="f1" draw:formula="10800000"/>
                    <draw:equation draw:name="f2" draw:formula="5400000"/>
                    <draw:equation draw:name="f3" draw:formula="left"/>
                    <draw:equation draw:name="f4" draw:formula="right"/>
                    <draw:equation draw:name="f5" draw:formula="top"/>
                    <draw:equation draw:name="f6" draw:formula="bottom"/>
                    <draw:equation draw:name="f7" draw:formula="?f6 - ?f5"/>
                    <draw:equation draw:name="f8" draw:formula="?f4 - ?f3"/>
                    <draw:equation draw:name="f9" draw:formula="min(?f8, ?f7)"/>
                    <draw:equation draw:name="f10" draw:formula="5419351 / 1725033"/>
                    <draw:equation draw:name="f11" draw:formula="0"/>
                    <draw:equation draw:name="f12" draw:formula="45"/>
                    <draw:equation draw:name="f13" draw:formula="3600"/>
                    <draw:equation draw:name="f14" draw:formula="?f10 / 180"/>
                    <draw:equation draw:name="f15" draw:formula="0 - ?f2"/>
                    <draw:equation draw:name="f16" draw:formula="?f11 + ?f13"/>
                    <draw:equation draw:name="f17" draw:formula="?f12 * ?f14"/>
                    <draw:equation draw:name="f18" draw:formula="?f11 - ?f16"/>
                    <draw:equation draw:name="f19" draw:formula="?f16 - ?f11"/>
                    <draw:equation draw:name="f20" draw:formula="?f8 / 21600"/>
                    <draw:equation draw:name="f21" draw:formula="?f7 / 21600"/>
                    <draw:equation draw:name="f22" draw:formula="21600 * ?f8"/>
                    <draw:equation draw:name="f23" draw:formula="21600 * ?f7"/>
                    <draw:equation draw:name="f24" draw:formula="0 - ?f17"/>
                    <draw:equation draw:name="f25" draw:formula="abs(?f18)"/>
                    <draw:equation draw:name="f26" draw:formula="abs(?f19)"/>
                    <draw:equation draw:name="f27" draw:formula="if(?f18, ?f15, ?f2)"/>
                    <draw:equation draw:name="f28" draw:formula="if(?f18, ?f2, ?f15)"/>
                    <draw:equation draw:name="f29" draw:formula="if(?f18, ?f0, ?f2)"/>
                    <draw:equation draw:name="f30" draw:formula="if(?f18, ?f2, ?f0)"/>
                    <draw:equation draw:name="f31" draw:formula="if(?f19, ?f15, ?f2)"/>
                    <draw:equation draw:name="f32" draw:formula="if(?f19, ?f2, ?f15)"/>
                    <draw:equation draw:name="f33" draw:formula="if(?f18, 0, ?f1)"/>
                    <draw:equation draw:name="f34" draw:formula="if(?f18, ?f1, 0)"/>
                    <draw:equation draw:name="f35" draw:formula="min(?f21, ?f20)"/>
                    <draw:equation draw:name="f36" draw:formula="?f22 / ?f9"/>
                    <draw:equation draw:name="f37" draw:formula="?f23 / ?f9"/>
                    <draw:equation draw:name="f38" draw:formula="?f24 * ?f1"/>
                    <draw:equation draw:name="f39" draw:formula="if(?f18, ?f30, ?f29)"/>
                    <draw:equation draw:name="f40" draw:formula="if(?f18, ?f29, ?f30)"/>
                    <draw:equation draw:name="f41" draw:formula="if(?f19, ?f28, ?f27)"/>
                    <draw:equation draw:name="f42" draw:formula="?f38 / ?f10"/>
                    <draw:equation draw:name="f43" draw:formula="if(?f19, ?f40, ?f39)"/>
                    <draw:equation draw:name="f44" draw:formula="?f25 * ?f35"/>
                    <draw:equation draw:name="f45" draw:formula="?f26 * ?f35"/>
                    <draw:equation draw:name="f46" draw:formula="?f37 - ?f13"/>
                    <draw:equation draw:name="f47" draw:formula="?f36 - ?f13"/>
                    <draw:equation draw:name="f48" draw:formula="?f42 - ?f2"/>
                    <draw:equation draw:name="f49" draw:formula="?f37 - ?f46"/>
                    <draw:equation draw:name="f50" draw:formula="?f36 - ?f47"/>
                    <draw:equation draw:name="f51" draw:formula="?f46 - ?f37"/>
                    <draw:equation draw:name="f52" draw:formula="?f47 - ?f36"/>
                    <draw:equation draw:name="f53" draw:formula="abs(?f49)"/>
                    <draw:equation draw:name="f54" draw:formula="if(?f49, 0, ?f1)"/>
                    <draw:equation draw:name="f55" draw:formula="if(?f49, ?f1, 0)"/>
                    <draw:equation draw:name="f56" draw:formula="if(?f49, ?f31, ?f32)"/>
                    <draw:equation draw:name="f57" draw:formula="abs(?f50)"/>
                    <draw:equation draw:name="f58" draw:formula="abs(?f51)"/>
                    <draw:equation draw:name="f59" draw:formula="if(?f50, ?f15, ?f2)"/>
                    <draw:equation draw:name="f60" draw:formula="if(?f50, ?f2, ?f15)"/>
                    <draw:equation draw:name="f61" draw:formula="if(?f50, ?f0, ?f2)"/>
                    <draw:equation draw:name="f62" draw:formula="if(?f50, ?f2, ?f0)"/>
                    <draw:equation draw:name="f63" draw:formula="abs(?f52)"/>
                    <draw:equation draw:name="f64" draw:formula="if(?f52, ?f15, ?f2)"/>
                    <draw:equation draw:name="f65" draw:formula="if(?f52, ?f2, ?f15)"/>
                    <draw:equation draw:name="f66" draw:formula="if(?f52, ?f34, ?f33)"/>
                    <draw:equation draw:name="f67" draw:formula="if(?f52, ?f33, ?f34)"/>
                    <draw:equation draw:name="f68" draw:formula="if(?f19, ?f55, ?f54)"/>
                    <draw:equation draw:name="f69" draw:formula="if(?f19, ?f54, ?f55)"/>
                    <draw:equation draw:name="f70" draw:formula="if(?f50, ?f62, ?f61)"/>
                    <draw:equation draw:name="f71" draw:formula="if(?f50, ?f61, ?f62)"/>
                    <draw:equation draw:name="f72" draw:formula="if(?f51, ?f60, ?f59)"/>
                    <draw:equation draw:name="f73" draw:formula="if(?f18, ?f66, ?f67)"/>
                    <draw:equation draw:name="f74" draw:formula="if(?f18, ?f64, ?f65)"/>
                    <draw:equation draw:name="f75" draw:formula="?f53 * ?f35"/>
                    <draw:equation draw:name="f76" draw:formula="?f57 * ?f35"/>
                    <draw:equation draw:name="f77" draw:formula="?f58 * ?f35"/>
                    <draw:equation draw:name="f78" draw:formula="?f63 * ?f35"/>
                    <draw:equation draw:name="f79" draw:formula="if(?f49, ?f68, ?f69)"/>
                    <draw:equation draw:name="f80" draw:formula="if(?f51, ?f71, ?f70)"/>
                    <draw:equation draw:name="f81" draw:formula="?f48 + ?f2"/>
                    <draw:equation draw:name="f82" draw:formula="?f81 * ?f10 / ?f1"/>
                    <draw:equation draw:name="f83" draw:formula="0 - ?f82"/>
                    <draw:equation draw:name="f84" draw:formula="sin(?f83)"/>
                    <draw:equation draw:name="f85" draw:formula="0 - ?f84"/>
                    <draw:equation draw:name="f86" draw:formula="?f85"/>
                    <draw:equation draw:name="f87" draw:formula="0 - ?f86"/>
                    <draw:equation draw:name="f88" draw:formula="?f13 * ?f87"/>
                    <draw:equation draw:name="f89" draw:formula="?f88 * 3163"/>
                    <draw:equation draw:name="f90" draw:formula="?f89 / 7636"/>
                    <draw:equation draw:name="f91" draw:formula="?f11 + ?f90"/>
                    <draw:equation draw:name="f92" draw:formula="?f36 - ?f90"/>
                    <draw:equation draw:name="f93" draw:formula="?f37 - ?f90"/>
                    <draw:equation draw:name="f94" draw:formula="21550000 - ?f41"/>
                    <draw:equation draw:name="f95" draw:formula="if(?f94, ?f41, 21550000)"/>
                    <draw:equation draw:name="f96" draw:formula="-21550000 - ?f95"/>
                    <draw:equation draw:name="f97" draw:formula="if(?f96, -21550000, ?f95)"/>
                    <draw:equation draw:name="f98" draw:formula="?f43 + ?f97"/>
                    <draw:equation draw:name="f99" draw:formula="?f43 + ?f2"/>
                    <draw:equation draw:name="f100" draw:formula="?f99 * ?f10 / ?f1"/>
                    <draw:equation draw:name="f101" draw:formula="0 - ?f100"/>
                    <draw:equation draw:name="f102" draw:formula="cos(?f101)"/>
                    <draw:equation draw:name="f103" draw:formula="0 - ?f102"/>
                    <draw:equation draw:name="f104" draw:formula="?f103 * ?f44"/>
                    <draw:equation draw:name="f105" draw:formula="sin(?f101)"/>
                    <draw:equation draw:name="f106" draw:formula="0 - ?f105"/>
                    <draw:equation draw:name="f107" draw:formula="?f106 * ?f45"/>
                    <draw:equation draw:name="f108" draw:formula="sqrt(?f104 * ?f104 + ?f107 * ?f107 + 0 * 0)"/>
                    <draw:equation draw:name="f109" draw:formula="?f44 * ?f45 / ?f108"/>
                    <draw:equation draw:name="f110" draw:formula="?f106 * ?f109"/>
                    <draw:equation draw:name="f111" draw:formula="?f16 - ?f110"/>
                    <draw:equation draw:name="f112" draw:formula="?f103 * ?f109"/>
                    <draw:equation draw:name="f113" draw:formula="?f11 - ?f112"/>
                    <draw:equation draw:name="f114" draw:formula="?f111 - ?f44"/>
                    <draw:equation draw:name="f115" draw:formula="?f113 - ?f45"/>
                    <draw:equation draw:name="f116" draw:formula="?f111 + ?f44"/>
                    <draw:equation draw:name="f117" draw:formula="?f113 + ?f45"/>
                    <draw:equation draw:name="f118" draw:formula="?f98 + ?f2"/>
                    <draw:equation draw:name="f119" draw:formula="?f118 * ?f10 / ?f1"/>
                    <draw:equation draw:name="f120" draw:formula="0 - ?f119"/>
                    <draw:equation draw:name="f121" draw:formula="cos(?f120)"/>
                    <draw:equation draw:name="f122" draw:formula="0 - ?f121"/>
                    <draw:equation draw:name="f123" draw:formula="?f122 * ?f44"/>
                    <draw:equation draw:name="f124" draw:formula="sin(?f120)"/>
                    <draw:equation draw:name="f125" draw:formula="0 - ?f124"/>
                    <draw:equation draw:name="f126" draw:formula="?f125 * ?f45"/>
                    <draw:equation draw:name="f127" draw:formula="sqrt(?f123 * ?f123 + ?f126 * ?f126 + 0 * 0)"/>
                    <draw:equation draw:name="f128" draw:formula="?f44 * ?f45 / ?f127"/>
                    <draw:equation draw:name="f129" draw:formula="?f125 * ?f128"/>
                    <draw:equation draw:name="f130" draw:formula="?f111 + ?f129"/>
                    <draw:equation draw:name="f131" draw:formula="?f122 * ?f128"/>
                    <draw:equation draw:name="f132" draw:formula="?f113 + ?f131"/>
                    <draw:equation draw:name="f133" draw:formula="if(?f97, ?f16, ?f114)"/>
                    <draw:equation draw:name="f134" draw:formula="if(?f97, ?f11, ?f115)"/>
                    <draw:equation draw:name="f135" draw:formula="if(?f97, ?f16, ?f116)"/>
                    <draw:equation draw:name="f136" draw:formula="if(?f97, ?f11, ?f117)"/>
                    <draw:equation draw:name="f137" draw:formula="if(?f97, ?f114, ?f130)"/>
                    <draw:equation draw:name="f138" draw:formula="if(?f97, ?f115, ?f132)"/>
                    <draw:equation draw:name="f139" draw:formula="if(?f97, ?f116, ?f130)"/>
                    <draw:equation draw:name="f140" draw:formula="if(?f97, ?f117, ?f132)"/>
                    <draw:equation draw:name="f141" draw:formula="21550000 - ?f56"/>
                    <draw:equation draw:name="f142" draw:formula="if(?f141, ?f56, 21550000)"/>
                    <draw:equation draw:name="f143" draw:formula="-21550000 - ?f142"/>
                    <draw:equation draw:name="f144" draw:formula="if(?f143, -21550000, ?f142)"/>
                    <draw:equation draw:name="f145" draw:formula="?f79 + ?f144"/>
                    <draw:equation draw:name="f146" draw:formula="?f79 + ?f2"/>
                    <draw:equation draw:name="f147" draw:formula="?f146 * ?f10 / ?f1"/>
                    <draw:equation draw:name="f148" draw:formula="0 - ?f147"/>
                    <draw:equation draw:name="f149" draw:formula="cos(?f148)"/>
                    <draw:equation draw:name="f150" draw:formula="0 - ?f149"/>
                    <draw:equation draw:name="f151" draw:formula="?f150 * ?f45"/>
                    <draw:equation draw:name="f152" draw:formula="sin(?f148)"/>
                    <draw:equation draw:name="f153" draw:formula="0 - ?f152"/>
                    <draw:equation draw:name="f154" draw:formula="?f153 * ?f75"/>
                    <draw:equation draw:name="f155" draw:formula="sqrt(?f151 * ?f151 + ?f154 * ?f154 + 0 * 0)"/>
                    <draw:equation draw:name="f156" draw:formula="?f45 * ?f75 / ?f155"/>
                    <draw:equation draw:name="f157" draw:formula="?f153 * ?f156"/>
                    <draw:equation draw:name="f158" draw:formula="?f11 - ?f157"/>
                    <draw:equation draw:name="f159" draw:formula="?f150 * ?f156"/>
                    <draw:equation draw:name="f160" draw:formula="?f46 - ?f159"/>
                    <draw:equation draw:name="f161" draw:formula="?f158 - ?f45"/>
                    <draw:equation draw:name="f162" draw:formula="?f160 - ?f75"/>
                    <draw:equation draw:name="f163" draw:formula="?f158 + ?f45"/>
                    <draw:equation draw:name="f164" draw:formula="?f160 + ?f75"/>
                    <draw:equation draw:name="f165" draw:formula="?f145 + ?f2"/>
                    <draw:equation draw:name="f166" draw:formula="?f165 * ?f10 / ?f1"/>
                    <draw:equation draw:name="f167" draw:formula="0 - ?f166"/>
                    <draw:equation draw:name="f168" draw:formula="cos(?f167)"/>
                    <draw:equation draw:name="f169" draw:formula="0 - ?f168"/>
                    <draw:equation draw:name="f170" draw:formula="?f169 * ?f45"/>
                    <draw:equation draw:name="f171" draw:formula="sin(?f167)"/>
                    <draw:equation draw:name="f172" draw:formula="0 - ?f171"/>
                    <draw:equation draw:name="f173" draw:formula="?f172 * ?f75"/>
                    <draw:equation draw:name="f174" draw:formula="sqrt(?f170 * ?f170 + ?f173 * ?f173 + 0 * 0)"/>
                    <draw:equation draw:name="f175" draw:formula="?f45 * ?f75 / ?f174"/>
                    <draw:equation draw:name="f176" draw:formula="?f172 * ?f175"/>
                    <draw:equation draw:name="f177" draw:formula="?f158 + ?f176"/>
                    <draw:equation draw:name="f178" draw:formula="?f169 * ?f175"/>
                    <draw:equation draw:name="f179" draw:formula="?f160 + ?f178"/>
                    <draw:equation draw:name="f180" draw:formula="if(?f144, ?f11, ?f161)"/>
                    <draw:equation draw:name="f181" draw:formula="if(?f144, ?f46, ?f162)"/>
                    <draw:equation draw:name="f182" draw:formula="if(?f144, ?f11, ?f163)"/>
                    <draw:equation draw:name="f183" draw:formula="if(?f144, ?f46, ?f164)"/>
                    <draw:equation draw:name="f184" draw:formula="if(?f144, ?f161, ?f177)"/>
                    <draw:equation draw:name="f185" draw:formula="if(?f144, ?f162, ?f179)"/>
                    <draw:equation draw:name="f186" draw:formula="if(?f144, ?f163, ?f177)"/>
                    <draw:equation draw:name="f187" draw:formula="if(?f144, ?f164, ?f179)"/>
                    <draw:equation draw:name="f188" draw:formula="21550000 - ?f72"/>
                    <draw:equation draw:name="f189" draw:formula="if(?f188, ?f72, 21550000)"/>
                    <draw:equation draw:name="f190" draw:formula="-21550000 - ?f189"/>
                    <draw:equation draw:name="f191" draw:formula="if(?f190, -21550000, ?f189)"/>
                    <draw:equation draw:name="f192" draw:formula="?f80 + ?f191"/>
                    <draw:equation draw:name="f193" draw:formula="?f80 + ?f2"/>
                    <draw:equation draw:name="f194" draw:formula="?f193 * ?f10 / ?f1"/>
                    <draw:equation draw:name="f195" draw:formula="0 - ?f194"/>
                    <draw:equation draw:name="f196" draw:formula="cos(?f195)"/>
                    <draw:equation draw:name="f197" draw:formula="0 - ?f196"/>
                    <draw:equation draw:name="f198" draw:formula="?f197 * ?f76"/>
                    <draw:equation draw:name="f199" draw:formula="sin(?f195)"/>
                    <draw:equation draw:name="f200" draw:formula="0 - ?f199"/>
                    <draw:equation draw:name="f201" draw:formula="?f200 * ?f77"/>
                    <draw:equation draw:name="f202" draw:formula="sqrt(?f198 * ?f198 + ?f201 * ?f201 + 0 * 0)"/>
                    <draw:equation draw:name="f203" draw:formula="?f76 * ?f77 / ?f202"/>
                    <draw:equation draw:name="f204" draw:formula="?f200 * ?f203"/>
                    <draw:equation draw:name="f205" draw:formula="?f47 - ?f204"/>
                    <draw:equation draw:name="f206" draw:formula="?f197 * ?f203"/>
                    <draw:equation draw:name="f207" draw:formula="?f37 - ?f206"/>
                    <draw:equation draw:name="f208" draw:formula="?f205 - ?f76"/>
                    <draw:equation draw:name="f209" draw:formula="?f207 - ?f77"/>
                    <draw:equation draw:name="f210" draw:formula="?f205 + ?f76"/>
                    <draw:equation draw:name="f211" draw:formula="?f207 + ?f77"/>
                    <draw:equation draw:name="f212" draw:formula="?f192 + ?f2"/>
                    <draw:equation draw:name="f213" draw:formula="?f212 * ?f10 / ?f1"/>
                    <draw:equation draw:name="f214" draw:formula="0 - ?f213"/>
                    <draw:equation draw:name="f215" draw:formula="cos(?f214)"/>
                    <draw:equation draw:name="f216" draw:formula="0 - ?f215"/>
                    <draw:equation draw:name="f217" draw:formula="?f216 * ?f76"/>
                    <draw:equation draw:name="f218" draw:formula="sin(?f214)"/>
                    <draw:equation draw:name="f219" draw:formula="0 - ?f218"/>
                    <draw:equation draw:name="f220" draw:formula="?f219 * ?f77"/>
                    <draw:equation draw:name="f221" draw:formula="sqrt(?f217 * ?f217 + ?f220 * ?f220 + 0 * 0)"/>
                    <draw:equation draw:name="f222" draw:formula="?f76 * ?f77 / ?f221"/>
                    <draw:equation draw:name="f223" draw:formula="?f219 * ?f222"/>
                    <draw:equation draw:name="f224" draw:formula="?f205 + ?f223"/>
                    <draw:equation draw:name="f225" draw:formula="?f216 * ?f222"/>
                    <draw:equation draw:name="f226" draw:formula="?f207 + ?f225"/>
                    <draw:equation draw:name="f227" draw:formula="if(?f191, ?f47, ?f208)"/>
                    <draw:equation draw:name="f228" draw:formula="if(?f191, ?f37, ?f209)"/>
                    <draw:equation draw:name="f229" draw:formula="if(?f191, ?f47, ?f210)"/>
                    <draw:equation draw:name="f230" draw:formula="if(?f191, ?f37, ?f211)"/>
                    <draw:equation draw:name="f231" draw:formula="if(?f191, ?f208, ?f224)"/>
                    <draw:equation draw:name="f232" draw:formula="if(?f191, ?f209, ?f226)"/>
                    <draw:equation draw:name="f233" draw:formula="if(?f191, ?f210, ?f224)"/>
                    <draw:equation draw:name="f234" draw:formula="if(?f191, ?f211, ?f226)"/>
                    <draw:equation draw:name="f235" draw:formula="21550000 - ?f74"/>
                    <draw:equation draw:name="f236" draw:formula="if(?f235, ?f74, 21550000)"/>
                    <draw:equation draw:name="f237" draw:formula="-21550000 - ?f236"/>
                    <draw:equation draw:name="f238" draw:formula="if(?f237, -21550000, ?f236)"/>
                    <draw:equation draw:name="f239" draw:formula="?f73 + ?f238"/>
                    <draw:equation draw:name="f240" draw:formula="?f73 + ?f2"/>
                    <draw:equation draw:name="f241" draw:formula="?f240 * ?f10 / ?f1"/>
                    <draw:equation draw:name="f242" draw:formula="0 - ?f241"/>
                    <draw:equation draw:name="f243" draw:formula="cos(?f242)"/>
                    <draw:equation draw:name="f244" draw:formula="0 - ?f243"/>
                    <draw:equation draw:name="f245" draw:formula="?f244 * ?f78"/>
                    <draw:equation draw:name="f246" draw:formula="sin(?f242)"/>
                    <draw:equation draw:name="f247" draw:formula="0 - ?f246"/>
                    <draw:equation draw:name="f248" draw:formula="?f247 * ?f44"/>
                    <draw:equation draw:name="f249" draw:formula="sqrt(?f245 * ?f245 + ?f248 * ?f248 + 0 * 0)"/>
                    <draw:equation draw:name="f250" draw:formula="?f78 * ?f44 / ?f249"/>
                    <draw:equation draw:name="f251" draw:formula="?f247 * ?f250"/>
                    <draw:equation draw:name="f252" draw:formula="?f36 - ?f251"/>
                    <draw:equation draw:name="f253" draw:formula="?f244 * ?f250"/>
                    <draw:equation draw:name="f254" draw:formula="?f16 - ?f253"/>
                    <draw:equation draw:name="f255" draw:formula="?f252 - ?f78"/>
                    <draw:equation draw:name="f256" draw:formula="?f254 - ?f44"/>
                    <draw:equation draw:name="f257" draw:formula="?f252 + ?f78"/>
                    <draw:equation draw:name="f258" draw:formula="?f254 + ?f44"/>
                    <draw:equation draw:name="f259" draw:formula="?f239 + ?f2"/>
                    <draw:equation draw:name="f260" draw:formula="?f259 * ?f10 / ?f1"/>
                    <draw:equation draw:name="f261" draw:formula="0 - ?f260"/>
                    <draw:equation draw:name="f262" draw:formula="cos(?f261)"/>
                    <draw:equation draw:name="f263" draw:formula="0 - ?f262"/>
                    <draw:equation draw:name="f264" draw:formula="?f263 * ?f78"/>
                    <draw:equation draw:name="f265" draw:formula="sin(?f261)"/>
                    <draw:equation draw:name="f266" draw:formula="0 - ?f265"/>
                    <draw:equation draw:name="f267" draw:formula="?f266 * ?f44"/>
                    <draw:equation draw:name="f268" draw:formula="sqrt(?f264 * ?f264 + ?f267 * ?f267 + 0 * 0)"/>
                    <draw:equation draw:name="f269" draw:formula="?f78 * ?f44 / ?f268"/>
                    <draw:equation draw:name="f270" draw:formula="?f266 * ?f269"/>
                    <draw:equation draw:name="f271" draw:formula="?f252 + ?f270"/>
                    <draw:equation draw:name="f272" draw:formula="?f263 * ?f269"/>
                    <draw:equation draw:name="f273" draw:formula="?f254 + ?f272"/>
                    <draw:equation draw:name="f274" draw:formula="if(?f238, ?f36, ?f255)"/>
                    <draw:equation draw:name="f275" draw:formula="if(?f238, ?f16, ?f256)"/>
                    <draw:equation draw:name="f276" draw:formula="if(?f238, ?f36, ?f257)"/>
                    <draw:equation draw:name="f277" draw:formula="if(?f238, ?f16, ?f258)"/>
                    <draw:equation draw:name="f278" draw:formula="if(?f238, ?f255, ?f271)"/>
                    <draw:equation draw:name="f279" draw:formula="if(?f238, ?f256, ?f273)"/>
                    <draw:equation draw:name="f280" draw:formula="if(?f238, ?f257, ?f271)"/>
                    <draw:equation draw:name="f281" draw:formula="if(?f238, ?f258, ?f273)"/>
                  </draw:enhanced-geometry>
                </draw:custom-shape>
                <draw:frame draw:id="id135" draw:style-name="a1154" draw:name="テキスト ボックス 8" svg:x="6.30194in" svg:y="2.75353in" svg:width="1.15665in" svg:height="0.2555in">
                  <draw:text-box>
                    <text:p text:style-name="a1153" text:class-names="" text:cond-style-name=""><text:span text:style-name="a1151" text:class-names="">Watchdog process</text:span><text:span text:style-name="a1152" text:class-names=""/></text:p>
                  </draw:text-box>
                  <svg:title/>
                  <svg:desc/>
                </draw:frame>
                <draw:custom-shape svg:x="6.29093in" svg:y="3.44429in" svg:width="1.45777in" svg:height="0.29778in" draw:id="id136" draw:style-name="a1157" draw:name="フリーフォーム: 図形 9">
                  <svg:title/>
                  <svg:desc/>
                  <text:p text:style-name="a1156" text:class-names="" text:cond-style-name=""><text:span text:style-name="a1155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    <draw:equation draw:name="f0" draw:formula="16200000"/>
                    <draw:equation draw:name="f1" draw:formula="10800000"/>
                    <draw:equation draw:name="f2" draw:formula="5400000"/>
                    <draw:equation draw:name="f3" draw:formula="left"/>
                    <draw:equation draw:name="f4" draw:formula="right"/>
                    <draw:equation draw:name="f5" draw:formula="top"/>
                    <draw:equation draw:name="f6" draw:formula="bottom"/>
                    <draw:equation draw:name="f7" draw:formula="?f6 - ?f5"/>
                    <draw:equation draw:name="f8" draw:formula="?f4 - ?f3"/>
                    <draw:equation draw:name="f9" draw:formula="min(?f8, ?f7)"/>
                    <draw:equation draw:name="f10" draw:formula="5419351 / 1725033"/>
                    <draw:equation draw:name="f11" draw:formula="0"/>
                    <draw:equation draw:name="f12" draw:formula="45"/>
                    <draw:equation draw:name="f13" draw:formula="3600"/>
                    <draw:equation draw:name="f14" draw:formula="?f10 / 180"/>
                    <draw:equation draw:name="f15" draw:formula="0 - ?f2"/>
                    <draw:equation draw:name="f16" draw:formula="?f11 + ?f13"/>
                    <draw:equation draw:name="f17" draw:formula="?f12 * ?f14"/>
                    <draw:equation draw:name="f18" draw:formula="?f11 - ?f16"/>
                    <draw:equation draw:name="f19" draw:formula="?f16 - ?f11"/>
                    <draw:equation draw:name="f20" draw:formula="?f8 / 21600"/>
                    <draw:equation draw:name="f21" draw:formula="?f7 / 21600"/>
                    <draw:equation draw:name="f22" draw:formula="21600 * ?f8"/>
                    <draw:equation draw:name="f23" draw:formula="21600 * ?f7"/>
                    <draw:equation draw:name="f24" draw:formula="0 - ?f17"/>
                    <draw:equation draw:name="f25" draw:formula="abs(?f18)"/>
                    <draw:equation draw:name="f26" draw:formula="abs(?f19)"/>
                    <draw:equation draw:name="f27" draw:formula="if(?f18, ?f15, ?f2)"/>
                    <draw:equation draw:name="f28" draw:formula="if(?f18, ?f2, ?f15)"/>
                    <draw:equation draw:name="f29" draw:formula="if(?f18, ?f0, ?f2)"/>
                    <draw:equation draw:name="f30" draw:formula="if(?f18, ?f2, ?f0)"/>
                    <draw:equation draw:name="f31" draw:formula="if(?f19, ?f15, ?f2)"/>
                    <draw:equation draw:name="f32" draw:formula="if(?f19, ?f2, ?f15)"/>
                    <draw:equation draw:name="f33" draw:formula="if(?f18, 0, ?f1)"/>
                    <draw:equation draw:name="f34" draw:formula="if(?f18, ?f1, 0)"/>
                    <draw:equation draw:name="f35" draw:formula="min(?f21, ?f20)"/>
                    <draw:equation draw:name="f36" draw:formula="?f22 / ?f9"/>
                    <draw:equation draw:name="f37" draw:formula="?f23 / ?f9"/>
                    <draw:equation draw:name="f38" draw:formula="?f24 * ?f1"/>
                    <draw:equation draw:name="f39" draw:formula="if(?f18, ?f30, ?f29)"/>
                    <draw:equation draw:name="f40" draw:formula="if(?f18, ?f29, ?f30)"/>
                    <draw:equation draw:name="f41" draw:formula="if(?f19, ?f28, ?f27)"/>
                    <draw:equation draw:name="f42" draw:formula="?f38 / ?f10"/>
                    <draw:equation draw:name="f43" draw:formula="if(?f19, ?f40, ?f39)"/>
                    <draw:equation draw:name="f44" draw:formula="?f25 * ?f35"/>
                    <draw:equation draw:name="f45" draw:formula="?f26 * ?f35"/>
                    <draw:equation draw:name="f46" draw:formula="?f37 - ?f13"/>
                    <draw:equation draw:name="f47" draw:formula="?f36 - ?f13"/>
                    <draw:equation draw:name="f48" draw:formula="?f42 - ?f2"/>
                    <draw:equation draw:name="f49" draw:formula="?f37 - ?f46"/>
                    <draw:equation draw:name="f50" draw:formula="?f36 - ?f47"/>
                    <draw:equation draw:name="f51" draw:formula="?f46 - ?f37"/>
                    <draw:equation draw:name="f52" draw:formula="?f47 - ?f36"/>
                    <draw:equation draw:name="f53" draw:formula="abs(?f49)"/>
                    <draw:equation draw:name="f54" draw:formula="if(?f49, 0, ?f1)"/>
                    <draw:equation draw:name="f55" draw:formula="if(?f49, ?f1, 0)"/>
                    <draw:equation draw:name="f56" draw:formula="if(?f49, ?f31, ?f32)"/>
                    <draw:equation draw:name="f57" draw:formula="abs(?f50)"/>
                    <draw:equation draw:name="f58" draw:formula="abs(?f51)"/>
                    <draw:equation draw:name="f59" draw:formula="if(?f50, ?f15, ?f2)"/>
                    <draw:equation draw:name="f60" draw:formula="if(?f50, ?f2, ?f15)"/>
                    <draw:equation draw:name="f61" draw:formula="if(?f50, ?f0, ?f2)"/>
                    <draw:equation draw:name="f62" draw:formula="if(?f50, ?f2, ?f0)"/>
                    <draw:equation draw:name="f63" draw:formula="abs(?f52)"/>
                    <draw:equation draw:name="f64" draw:formula="if(?f52, ?f15, ?f2)"/>
                    <draw:equation draw:name="f65" draw:formula="if(?f52, ?f2, ?f15)"/>
                    <draw:equation draw:name="f66" draw:formula="if(?f52, ?f34, ?f33)"/>
                    <draw:equation draw:name="f67" draw:formula="if(?f52, ?f33, ?f34)"/>
                    <draw:equation draw:name="f68" draw:formula="if(?f19, ?f55, ?f54)"/>
                    <draw:equation draw:name="f69" draw:formula="if(?f19, ?f54, ?f55)"/>
                    <draw:equation draw:name="f70" draw:formula="if(?f50, ?f62, ?f61)"/>
                    <draw:equation draw:name="f71" draw:formula="if(?f50, ?f61, ?f62)"/>
                    <draw:equation draw:name="f72" draw:formula="if(?f51, ?f60, ?f59)"/>
                    <draw:equation draw:name="f73" draw:formula="if(?f18, ?f66, ?f67)"/>
                    <draw:equation draw:name="f74" draw:formula="if(?f18, ?f64, ?f65)"/>
                    <draw:equation draw:name="f75" draw:formula="?f53 * ?f35"/>
                    <draw:equation draw:name="f76" draw:formula="?f57 * ?f35"/>
                    <draw:equation draw:name="f77" draw:formula="?f58 * ?f35"/>
                    <draw:equation draw:name="f78" draw:formula="?f63 * ?f35"/>
                    <draw:equation draw:name="f79" draw:formula="if(?f49, ?f68, ?f69)"/>
                    <draw:equation draw:name="f80" draw:formula="if(?f51, ?f71, ?f70)"/>
                    <draw:equation draw:name="f81" draw:formula="?f48 + ?f2"/>
                    <draw:equation draw:name="f82" draw:formula="?f81 * ?f10 / ?f1"/>
                    <draw:equation draw:name="f83" draw:formula="0 - ?f82"/>
                    <draw:equation draw:name="f84" draw:formula="sin(?f83)"/>
                    <draw:equation draw:name="f85" draw:formula="0 - ?f84"/>
                    <draw:equation draw:name="f86" draw:formula="?f85"/>
                    <draw:equation draw:name="f87" draw:formula="0 - ?f86"/>
                    <draw:equation draw:name="f88" draw:formula="?f13 * ?f87"/>
                    <draw:equation draw:name="f89" draw:formula="?f88 * 3163"/>
                    <draw:equation draw:name="f90" draw:formula="?f89 / 7636"/>
                    <draw:equation draw:name="f91" draw:formula="?f11 + ?f90"/>
                    <draw:equation draw:name="f92" draw:formula="?f36 - ?f90"/>
                    <draw:equation draw:name="f93" draw:formula="?f37 - ?f90"/>
                    <draw:equation draw:name="f94" draw:formula="21550000 - ?f41"/>
                    <draw:equation draw:name="f95" draw:formula="if(?f94, ?f41, 21550000)"/>
                    <draw:equation draw:name="f96" draw:formula="-21550000 - ?f95"/>
                    <draw:equation draw:name="f97" draw:formula="if(?f96, -21550000, ?f95)"/>
                    <draw:equation draw:name="f98" draw:formula="?f43 + ?f97"/>
                    <draw:equation draw:name="f99" draw:formula="?f43 + ?f2"/>
                    <draw:equation draw:name="f100" draw:formula="?f99 * ?f10 / ?f1"/>
                    <draw:equation draw:name="f101" draw:formula="0 - ?f100"/>
                    <draw:equation draw:name="f102" draw:formula="cos(?f101)"/>
                    <draw:equation draw:name="f103" draw:formula="0 - ?f102"/>
                    <draw:equation draw:name="f104" draw:formula="?f103 * ?f44"/>
                    <draw:equation draw:name="f105" draw:formula="sin(?f101)"/>
                    <draw:equation draw:name="f106" draw:formula="0 - ?f105"/>
                    <draw:equation draw:name="f107" draw:formula="?f106 * ?f45"/>
                    <draw:equation draw:name="f108" draw:formula="sqrt(?f104 * ?f104 + ?f107 * ?f107 + 0 * 0)"/>
                    <draw:equation draw:name="f109" draw:formula="?f44 * ?f45 / ?f108"/>
                    <draw:equation draw:name="f110" draw:formula="?f106 * ?f109"/>
                    <draw:equation draw:name="f111" draw:formula="?f16 - ?f110"/>
                    <draw:equation draw:name="f112" draw:formula="?f103 * ?f109"/>
                    <draw:equation draw:name="f113" draw:formula="?f11 - ?f112"/>
                    <draw:equation draw:name="f114" draw:formula="?f111 - ?f44"/>
                    <draw:equation draw:name="f115" draw:formula="?f113 - ?f45"/>
                    <draw:equation draw:name="f116" draw:formula="?f111 + ?f44"/>
                    <draw:equation draw:name="f117" draw:formula="?f113 + ?f45"/>
                    <draw:equation draw:name="f118" draw:formula="?f98 + ?f2"/>
                    <draw:equation draw:name="f119" draw:formula="?f118 * ?f10 / ?f1"/>
                    <draw:equation draw:name="f120" draw:formula="0 - ?f119"/>
                    <draw:equation draw:name="f121" draw:formula="cos(?f120)"/>
                    <draw:equation draw:name="f122" draw:formula="0 - ?f121"/>
                    <draw:equation draw:name="f123" draw:formula="?f122 * ?f44"/>
                    <draw:equation draw:name="f124" draw:formula="sin(?f120)"/>
                    <draw:equation draw:name="f125" draw:formula="0 - ?f124"/>
                    <draw:equation draw:name="f126" draw:formula="?f125 * ?f45"/>
                    <draw:equation draw:name="f127" draw:formula="sqrt(?f123 * ?f123 + ?f126 * ?f126 + 0 * 0)"/>
                    <draw:equation draw:name="f128" draw:formula="?f44 * ?f45 / ?f127"/>
                    <draw:equation draw:name="f129" draw:formula="?f125 * ?f128"/>
                    <draw:equation draw:name="f130" draw:formula="?f111 + ?f129"/>
                    <draw:equation draw:name="f131" draw:formula="?f122 * ?f128"/>
                    <draw:equation draw:name="f132" draw:formula="?f113 + ?f131"/>
                    <draw:equation draw:name="f133" draw:formula="if(?f97, ?f16, ?f114)"/>
                    <draw:equation draw:name="f134" draw:formula="if(?f97, ?f11, ?f115)"/>
                    <draw:equation draw:name="f135" draw:formula="if(?f97, ?f16, ?f116)"/>
                    <draw:equation draw:name="f136" draw:formula="if(?f97, ?f11, ?f117)"/>
                    <draw:equation draw:name="f137" draw:formula="if(?f97, ?f114, ?f130)"/>
                    <draw:equation draw:name="f138" draw:formula="if(?f97, ?f115, ?f132)"/>
                    <draw:equation draw:name="f139" draw:formula="if(?f97, ?f116, ?f130)"/>
                    <draw:equation draw:name="f140" draw:formula="if(?f97, ?f117, ?f132)"/>
                    <draw:equation draw:name="f141" draw:formula="21550000 - ?f56"/>
                    <draw:equation draw:name="f142" draw:formula="if(?f141, ?f56, 21550000)"/>
                    <draw:equation draw:name="f143" draw:formula="-21550000 - ?f142"/>
                    <draw:equation draw:name="f144" draw:formula="if(?f143, -21550000, ?f142)"/>
                    <draw:equation draw:name="f145" draw:formula="?f79 + ?f144"/>
                    <draw:equation draw:name="f146" draw:formula="?f79 + ?f2"/>
                    <draw:equation draw:name="f147" draw:formula="?f146 * ?f10 / ?f1"/>
                    <draw:equation draw:name="f148" draw:formula="0 - ?f147"/>
                    <draw:equation draw:name="f149" draw:formula="cos(?f148)"/>
                    <draw:equation draw:name="f150" draw:formula="0 - ?f149"/>
                    <draw:equation draw:name="f151" draw:formula="?f150 * ?f45"/>
                    <draw:equation draw:name="f152" draw:formula="sin(?f148)"/>
                    <draw:equation draw:name="f153" draw:formula="0 - ?f152"/>
                    <draw:equation draw:name="f154" draw:formula="?f153 * ?f75"/>
                    <draw:equation draw:name="f155" draw:formula="sqrt(?f151 * ?f151 + ?f154 * ?f154 + 0 * 0)"/>
                    <draw:equation draw:name="f156" draw:formula="?f45 * ?f75 / ?f155"/>
                    <draw:equation draw:name="f157" draw:formula="?f153 * ?f156"/>
                    <draw:equation draw:name="f158" draw:formula="?f11 - ?f157"/>
                    <draw:equation draw:name="f159" draw:formula="?f150 * ?f156"/>
                    <draw:equation draw:name="f160" draw:formula="?f46 - ?f159"/>
                    <draw:equation draw:name="f161" draw:formula="?f158 - ?f45"/>
                    <draw:equation draw:name="f162" draw:formula="?f160 - ?f75"/>
                    <draw:equation draw:name="f163" draw:formula="?f158 + ?f45"/>
                    <draw:equation draw:name="f164" draw:formula="?f160 + ?f75"/>
                    <draw:equation draw:name="f165" draw:formula="?f145 + ?f2"/>
                    <draw:equation draw:name="f166" draw:formula="?f165 * ?f10 / ?f1"/>
                    <draw:equation draw:name="f167" draw:formula="0 - ?f166"/>
                    <draw:equation draw:name="f168" draw:formula="cos(?f167)"/>
                    <draw:equation draw:name="f169" draw:formula="0 - ?f168"/>
                    <draw:equation draw:name="f170" draw:formula="?f169 * ?f45"/>
                    <draw:equation draw:name="f171" draw:formula="sin(?f167)"/>
                    <draw:equation draw:name="f172" draw:formula="0 - ?f171"/>
                    <draw:equation draw:name="f173" draw:formula="?f172 * ?f75"/>
                    <draw:equation draw:name="f174" draw:formula="sqrt(?f170 * ?f170 + ?f173 * ?f173 + 0 * 0)"/>
                    <draw:equation draw:name="f175" draw:formula="?f45 * ?f75 / ?f174"/>
                    <draw:equation draw:name="f176" draw:formula="?f172 * ?f175"/>
                    <draw:equation draw:name="f177" draw:formula="?f158 + ?f176"/>
                    <draw:equation draw:name="f178" draw:formula="?f169 * ?f175"/>
                    <draw:equation draw:name="f179" draw:formula="?f160 + ?f178"/>
                    <draw:equation draw:name="f180" draw:formula="if(?f144, ?f11, ?f161)"/>
                    <draw:equation draw:name="f181" draw:formula="if(?f144, ?f46, ?f162)"/>
                    <draw:equation draw:name="f182" draw:formula="if(?f144, ?f11, ?f163)"/>
                    <draw:equation draw:name="f183" draw:formula="if(?f144, ?f46, ?f164)"/>
                    <draw:equation draw:name="f184" draw:formula="if(?f144, ?f161, ?f177)"/>
                    <draw:equation draw:name="f185" draw:formula="if(?f144, ?f162, ?f179)"/>
                    <draw:equation draw:name="f186" draw:formula="if(?f144, ?f163, ?f177)"/>
                    <draw:equation draw:name="f187" draw:formula="if(?f144, ?f164, ?f179)"/>
                    <draw:equation draw:name="f188" draw:formula="21550000 - ?f72"/>
                    <draw:equation draw:name="f189" draw:formula="if(?f188, ?f72, 21550000)"/>
                    <draw:equation draw:name="f190" draw:formula="-21550000 - ?f189"/>
                    <draw:equation draw:name="f191" draw:formula="if(?f190, -21550000, ?f189)"/>
                    <draw:equation draw:name="f192" draw:formula="?f80 + ?f191"/>
                    <draw:equation draw:name="f193" draw:formula="?f80 + ?f2"/>
                    <draw:equation draw:name="f194" draw:formula="?f193 * ?f10 / ?f1"/>
                    <draw:equation draw:name="f195" draw:formula="0 - ?f194"/>
                    <draw:equation draw:name="f196" draw:formula="cos(?f195)"/>
                    <draw:equation draw:name="f197" draw:formula="0 - ?f196"/>
                    <draw:equation draw:name="f198" draw:formula="?f197 * ?f76"/>
                    <draw:equation draw:name="f199" draw:formula="sin(?f195)"/>
                    <draw:equation draw:name="f200" draw:formula="0 - ?f199"/>
                    <draw:equation draw:name="f201" draw:formula="?f200 * ?f77"/>
                    <draw:equation draw:name="f202" draw:formula="sqrt(?f198 * ?f198 + ?f201 * ?f201 + 0 * 0)"/>
                    <draw:equation draw:name="f203" draw:formula="?f76 * ?f77 / ?f202"/>
                    <draw:equation draw:name="f204" draw:formula="?f200 * ?f203"/>
                    <draw:equation draw:name="f205" draw:formula="?f47 - ?f204"/>
                    <draw:equation draw:name="f206" draw:formula="?f197 * ?f203"/>
                    <draw:equation draw:name="f207" draw:formula="?f37 - ?f206"/>
                    <draw:equation draw:name="f208" draw:formula="?f205 - ?f76"/>
                    <draw:equation draw:name="f209" draw:formula="?f207 - ?f77"/>
                    <draw:equation draw:name="f210" draw:formula="?f205 + ?f76"/>
                    <draw:equation draw:name="f211" draw:formula="?f207 + ?f77"/>
                    <draw:equation draw:name="f212" draw:formula="?f192 + ?f2"/>
                    <draw:equation draw:name="f213" draw:formula="?f212 * ?f10 / ?f1"/>
                    <draw:equation draw:name="f214" draw:formula="0 - ?f213"/>
                    <draw:equation draw:name="f215" draw:formula="cos(?f214)"/>
                    <draw:equation draw:name="f216" draw:formula="0 - ?f215"/>
                    <draw:equation draw:name="f217" draw:formula="?f216 * ?f76"/>
                    <draw:equation draw:name="f218" draw:formula="sin(?f214)"/>
                    <draw:equation draw:name="f219" draw:formula="0 - ?f218"/>
                    <draw:equation draw:name="f220" draw:formula="?f219 * ?f77"/>
                    <draw:equation draw:name="f221" draw:formula="sqrt(?f217 * ?f217 + ?f220 * ?f220 + 0 * 0)"/>
                    <draw:equation draw:name="f222" draw:formula="?f76 * ?f77 / ?f221"/>
                    <draw:equation draw:name="f223" draw:formula="?f219 * ?f222"/>
                    <draw:equation draw:name="f224" draw:formula="?f205 + ?f223"/>
                    <draw:equation draw:name="f225" draw:formula="?f216 * ?f222"/>
                    <draw:equation draw:name="f226" draw:formula="?f207 + ?f225"/>
                    <draw:equation draw:name="f227" draw:formula="if(?f191, ?f47, ?f208)"/>
                    <draw:equation draw:name="f228" draw:formula="if(?f191, ?f37, ?f209)"/>
                    <draw:equation draw:name="f229" draw:formula="if(?f191, ?f47, ?f210)"/>
                    <draw:equation draw:name="f230" draw:formula="if(?f191, ?f37, ?f211)"/>
                    <draw:equation draw:name="f231" draw:formula="if(?f191, ?f208, ?f224)"/>
                    <draw:equation draw:name="f232" draw:formula="if(?f191, ?f209, ?f226)"/>
                    <draw:equation draw:name="f233" draw:formula="if(?f191, ?f210, ?f224)"/>
                    <draw:equation draw:name="f234" draw:formula="if(?f191, ?f211, ?f226)"/>
                    <draw:equation draw:name="f235" draw:formula="21550000 - ?f74"/>
                    <draw:equation draw:name="f236" draw:formula="if(?f235, ?f74, 21550000)"/>
                    <draw:equation draw:name="f237" draw:formula="-21550000 - ?f236"/>
                    <draw:equation draw:name="f238" draw:formula="if(?f237, -21550000, ?f236)"/>
                    <draw:equation draw:name="f239" draw:formula="?f73 + ?f238"/>
                    <draw:equation draw:name="f240" draw:formula="?f73 + ?f2"/>
                    <draw:equation draw:name="f241" draw:formula="?f240 * ?f10 / ?f1"/>
                    <draw:equation draw:name="f242" draw:formula="0 - ?f241"/>
                    <draw:equation draw:name="f243" draw:formula="cos(?f242)"/>
                    <draw:equation draw:name="f244" draw:formula="0 - ?f243"/>
                    <draw:equation draw:name="f245" draw:formula="?f244 * ?f78"/>
                    <draw:equation draw:name="f246" draw:formula="sin(?f242)"/>
                    <draw:equation draw:name="f247" draw:formula="0 - ?f246"/>
                    <draw:equation draw:name="f248" draw:formula="?f247 * ?f44"/>
                    <draw:equation draw:name="f249" draw:formula="sqrt(?f245 * ?f245 + ?f248 * ?f248 + 0 * 0)"/>
                    <draw:equation draw:name="f250" draw:formula="?f78 * ?f44 / ?f249"/>
                    <draw:equation draw:name="f251" draw:formula="?f247 * ?f250"/>
                    <draw:equation draw:name="f252" draw:formula="?f36 - ?f251"/>
                    <draw:equation draw:name="f253" draw:formula="?f244 * ?f250"/>
                    <draw:equation draw:name="f254" draw:formula="?f16 - ?f253"/>
                    <draw:equation draw:name="f255" draw:formula="?f252 - ?f78"/>
                    <draw:equation draw:name="f256" draw:formula="?f254 - ?f44"/>
                    <draw:equation draw:name="f257" draw:formula="?f252 + ?f78"/>
                    <draw:equation draw:name="f258" draw:formula="?f254 + ?f44"/>
                    <draw:equation draw:name="f259" draw:formula="?f239 + ?f2"/>
                    <draw:equation draw:name="f260" draw:formula="?f259 * ?f10 / ?f1"/>
                    <draw:equation draw:name="f261" draw:formula="0 - ?f260"/>
                    <draw:equation draw:name="f262" draw:formula="cos(?f261)"/>
                    <draw:equation draw:name="f263" draw:formula="0 - ?f262"/>
                    <draw:equation draw:name="f264" draw:formula="?f263 * ?f78"/>
                    <draw:equation draw:name="f265" draw:formula="sin(?f261)"/>
                    <draw:equation draw:name="f266" draw:formula="0 - ?f265"/>
                    <draw:equation draw:name="f267" draw:formula="?f266 * ?f44"/>
                    <draw:equation draw:name="f268" draw:formula="sqrt(?f264 * ?f264 + ?f267 * ?f267 + 0 * 0)"/>
                    <draw:equation draw:name="f269" draw:formula="?f78 * ?f44 / ?f268"/>
                    <draw:equation draw:name="f270" draw:formula="?f266 * ?f269"/>
                    <draw:equation draw:name="f271" draw:formula="?f252 + ?f270"/>
                    <draw:equation draw:name="f272" draw:formula="?f263 * ?f269"/>
                    <draw:equation draw:name="f273" draw:formula="?f254 + ?f272"/>
                    <draw:equation draw:name="f274" draw:formula="if(?f238, ?f36, ?f255)"/>
                    <draw:equation draw:name="f275" draw:formula="if(?f238, ?f16, ?f256)"/>
                    <draw:equation draw:name="f276" draw:formula="if(?f238, ?f36, ?f257)"/>
                    <draw:equation draw:name="f277" draw:formula="if(?f238, ?f16, ?f258)"/>
                    <draw:equation draw:name="f278" draw:formula="if(?f238, ?f255, ?f271)"/>
                    <draw:equation draw:name="f279" draw:formula="if(?f238, ?f256, ?f273)"/>
                    <draw:equation draw:name="f280" draw:formula="if(?f238, ?f257, ?f271)"/>
                    <draw:equation draw:name="f281" draw:formula="if(?f238, ?f258, ?f273)"/>
                  </draw:enhanced-geometry>
                </draw:custom-shape>
                <draw:custom-shape svg:x="5.60325in" svg:y="2.86632in" svg:width="0.4401in" svg:height="0.76007in" draw:id="id137" draw:style-name="a1161" draw:name="フリーフォーム: 図形 10">
                  <svg:title/>
                  <svg:desc/>
                  <text:p text:style-name="a1159" text:class-names="" text:cond-style-name=""><text:span text:style-name="a1158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1 - ?f0"/>
                    <draw:equation draw:name="f6" draw:formula="min(?f5, ?f4)"/>
                    <draw:equation draw:name="f7" draw:formula="0"/>
                    <draw:equation draw:name="f8" draw:formula="5400"/>
                    <draw:equation draw:name="f9" draw:formula="?f7 + ?f8"/>
                    <draw:equation draw:name="f10" draw:formula="21600 * ?f5"/>
                    <draw:equation draw:name="f11" draw:formula="21600 * ?f4"/>
                    <draw:equation draw:name="f12" draw:formula="?f10 / ?f6"/>
                    <draw:equation draw:name="f13" draw:formula="?f11 / ?f6"/>
                    <draw:equation draw:name="f14" draw:formula="?f13 - ?f8"/>
                    <draw:equation draw:name="f15" draw:formula="?f12 - ?f8"/>
                    <draw:equation draw:name="f16" draw:formula="?f12 - ?f9"/>
                    <draw:equation draw:name="f17" draw:formula="?f13 - ?f9"/>
                    <draw:equation draw:name="f18" draw:formula="?f16 / 2"/>
                    <draw:equation draw:name="f19" draw:formula="?f17 / 2"/>
                    <draw:equation draw:name="f20" draw:formula="?f9 + ?f18"/>
                    <draw:equation draw:name="f21" draw:formula="?f9 + ?f19"/>
                  </draw:enhanced-geometry>
                </draw:custom-shape>
                <draw:custom-shape svg:x="6.37186in" svg:y="3.084in" svg:width="0.2355in" svg:height="0.36495in" draw:id="id138" draw:style-name="a1164" draw:name="フリーフォーム: 図形 11">
                  <svg:title/>
                  <svg:desc/>
                  <text:p text:style-name="a1163" text:class-names="" text:cond-style-name=""><text:span text:style-name="a1162" text:class-names=""/></text:p>
                  <draw:enhanced-geometry xmlns:dr3d="urn:oasis:names:tc:opendocument:xmlns:dr3d:1.0" draw:type="non-primitive" svg:viewBox="0 0 21600 21600" draw:enhanced-path="M ?f8 ?f12 L ?f10 ?f8 ?f9 ?f12 ?f13 ?f12 ?f13 ?f14 ?f9 ?f14 ?f10 ?f9 ?f8 ?f14 ?f11 ?f14 ?f11 ?f12 Z N" draw:text-areas="?f11 ?f17 ?f13 ?f18" draw:modifiers="5400 4300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1 - ?f0"/>
                    <draw:equation draw:name="f6" draw:formula="?f5 / 21600"/>
                    <draw:equation draw:name="f7" draw:formula="?f4 / 21600"/>
                    <draw:equation draw:name="f8" draw:formula="0"/>
                    <draw:equation draw:name="f9" draw:formula="21600"/>
                    <draw:equation draw:name="f10" draw:formula="10800"/>
                    <draw:equation draw:name="f11" draw:formula="$0"/>
                    <draw:equation draw:name="f12" draw:formula="$1"/>
                    <draw:equation draw:name="f13" draw:formula="21600 - ?f11"/>
                    <draw:equation draw:name="f14" draw:formula="21600 - ?f12"/>
                    <draw:equation draw:name="f15" draw:formula="10800 - ?f11"/>
                    <draw:equation draw:name="f16" draw:formula="?f12 * ?f15"/>
                    <draw:equation draw:name="f17" draw:formula="?f16 / 10800"/>
                    <draw:equation draw:name="f18" draw:formula="21600 - ?f17"/>
                    <draw:equation draw:name="f19" draw:formula="$0 / ?f6"/>
                    <draw:equation draw:name="f20" draw:formula="$1 / ?f7"/>
                    <draw:handle draw:handle-position="$0 $1" draw:handle-range-x-minimum="0" draw:handle-range-x-maximum="10800" draw:handle-range-y-minimum="0" draw:handle-range-y-maximum="10800"/>
                  </draw:enhanced-geometry>
                </draw:custom-shape>
                <draw:frame draw:id="id139" draw:style-name="a1168" draw:name="テキスト ボックス 12" svg:x="6.47026in" svg:y="3.13608in" svg:width="1.41786in" svg:height="0.28874in">
                  <draw:text-box>
                    <text:p text:style-name="a1167" text:class-names="" text:cond-style-name=""><text:span text:style-name="a1165" text:class-names="">Process monitoring</text:span><text:span text:style-name="a1166" text:class-names=""/></text:p>
                  </draw:text-box>
                  <svg:title/>
                  <svg:desc/>
                </draw:frame>
                <draw:frame draw:id="id140" draw:style-name="a1174" draw:name="テキスト ボックス 13" svg:x="6.2959in" svg:y="3.47338in" svg:width="1.12642in" svg:height="0.2555in">
                  <draw:text-box>
                    <text:p text:style-name="a1173" text:class-names="" text:cond-style-name=""><text:span text:style-name="a1169" text:class-names="">Pgpool</text:span><text:span text:style-name="a1170" text:class-names="">-II<text:s text:c="1"/></text:span><text:span text:style-name="a1171" text:class-names="">process</text:span><text:span text:style-name="a1172" text:class-names=""/></text:p>
                  </draw:text-box>
                  <svg:title/>
                  <svg:desc/>
                </draw:frame>
              </draw:g>
              <draw:frame draw:id="id132" draw:style-name="a1144" draw:name="テキスト ボックス 14" svg:x="5.42462in" svg:y="2.0619in" svg:width="1.54639in" svg:height="0.49967in">
                <draw:text-box>
                  <text:p text:style-name="a1141" text:class-names="" text:cond-style-name=""><text:span text:style-name="a1138" text:class-names="">Pgpool</text:span><text:span text:style-name="a1139" text:class-names="">-II Server</text:span><text:span text:style-name="a1140" text:class-names=""/></text:p>
                  <text:p text:style-name="a1143" text:class-names="" text:cond-style-name=""><text:span text:style-name="a1142" text:class-names="">(Active)</text:span></text:p>
                </draw:text-box>
                <svg:title/>
                <svg:desc/>
              </draw:frame>
            </draw:g>
            <draw:custom-shape svg:x="6.8003in" svg:y="2.09547in" svg:width="0.19785in" svg:height="0.45655in" draw:id="id130" draw:style-name="a1137" draw:name="フリーフォーム: 図形 15">
              <svg:title/>
              <svg:desc/>
              <text:p text:style-name="a1135" text:class-names="" text:cond-style-name=""><text:span text:style-name="a1134" text:class-names=""/></text:p>
    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5242 876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1"/>
                <draw:equation draw:name="f13" draw:formula="$0"/>
                <draw:equation draw:name="f14" draw:formula="?f11 / 21600"/>
                <draw:equation draw:name="f15" draw:formula="21600 - ?f12"/>
                <draw:equation draw:name="f16" draw:formula="21600 - ?f13"/>
                <draw:equation draw:name="f17" draw:formula="0 * ?f14"/>
                <draw:equation draw:name="f18" draw:formula="?f16 * ?f12"/>
                <draw:equation draw:name="f19" draw:formula="?f17 / ?f14"/>
                <draw:equation draw:name="f20" draw:formula="?f18 / 10800"/>
                <draw:equation draw:name="f21" draw:formula="?f13 + ?f20"/>
                <draw:equation draw:name="f22" draw:formula="$1 / ?f6"/>
                <draw:equation draw:name="f23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svg:x="6.67421in" svg:y="3.73445in" svg:width="0.19785in" svg:height="2.21091in" draw:id="id73" draw:style-name="a956" draw:name="フリーフォーム: 図形 18">
            <svg:title/>
            <svg:desc/>
            <text:p text:style-name="a954" text:class-names="" text:cond-style-name=""><text:span text:style-name="a953" text:class-names=""/></text:p>
  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5242 876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1"/>
              <draw:equation draw:name="f13" draw:formula="$0"/>
              <draw:equation draw:name="f14" draw:formula="?f11 / 21600"/>
              <draw:equation draw:name="f15" draw:formula="21600 - ?f12"/>
              <draw:equation draw:name="f16" draw:formula="21600 - ?f13"/>
              <draw:equation draw:name="f17" draw:formula="0 * ?f14"/>
              <draw:equation draw:name="f18" draw:formula="?f16 * ?f12"/>
              <draw:equation draw:name="f19" draw:formula="?f17 / ?f14"/>
              <draw:equation draw:name="f20" draw:formula="?f18 / 10800"/>
              <draw:equation draw:name="f21" draw:formula="?f13 + ?f20"/>
              <draw:equation draw:name="f22" draw:formula="$1 / ?f6"/>
              <draw:equation draw:name="f23" draw:formula="$0 / ?f7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svg:width="0.19936in" svg:height="0.77648in" draw:id="id74" draw:style-name="a960" draw:transform="translate(-0.09968in -0.38824in) rotate(-0.7854) translate(4.17634in 5.76076in)" draw:name="フリーフォーム: 図形 19">
            <svg:title/>
            <svg:desc/>
            <text:p text:style-name="a958" text:class-names="" text:cond-style-name=""><text:span text:style-name="a957" text:class-names=""/></text:p>
  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5242 876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1"/>
              <draw:equation draw:name="f13" draw:formula="$0"/>
              <draw:equation draw:name="f14" draw:formula="?f11 / 21600"/>
              <draw:equation draw:name="f15" draw:formula="21600 - ?f12"/>
              <draw:equation draw:name="f16" draw:formula="21600 - ?f13"/>
              <draw:equation draw:name="f17" draw:formula="0 * ?f14"/>
              <draw:equation draw:name="f18" draw:formula="?f16 * ?f12"/>
              <draw:equation draw:name="f19" draw:formula="?f17 / ?f14"/>
              <draw:equation draw:name="f20" draw:formula="?f18 / 10800"/>
              <draw:equation draw:name="f21" draw:formula="?f13 + ?f20"/>
              <draw:equation draw:name="f22" draw:formula="$1 / ?f6"/>
              <draw:equation draw:name="f23" draw:formula="$0 / ?f7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svg:x="4.42554in" svg:y="0.25001in" svg:width="4.58145in" svg:height="0.98207in" draw:id="id75" draw:style-name="a963" draw:name="フリーフォーム: 図形 20">
            <svg:title/>
            <svg:desc/>
            <text:p text:style-name="a962" text:class-names="" text:cond-style-name=""><text:span text:style-name="a961" text:class-names=""/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g draw:name="グループ化 21" draw:id="id76">
            <svg:title/>
            <svg:desc/>
            <draw:custom-shape svg:x="4.96664in" svg:y="0.42431in" svg:width="0.34703in" svg:height="0.6322in" draw:id="id125" draw:style-name="a1121" draw:name="フリーフォーム: 図形 22">
              <svg:title/>
              <svg:desc/>
              <text:p text:style-name="a1119" text:class-names="" text:cond-style-name=""><text:span text:style-name="a111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400"/>
                <draw:equation draw:name="f9" draw:formula="?f7 + ?f8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8"/>
                <draw:equation draw:name="f15" draw:formula="?f12 - ?f8"/>
                <draw:equation draw:name="f16" draw:formula="?f12 - ?f9"/>
                <draw:equation draw:name="f17" draw:formula="?f13 - ?f9"/>
                <draw:equation draw:name="f18" draw:formula="?f16 / 2"/>
                <draw:equation draw:name="f19" draw:formula="?f17 / 2"/>
                <draw:equation draw:name="f20" draw:formula="?f9 + ?f18"/>
                <draw:equation draw:name="f21" draw:formula="?f9 + ?f19"/>
              </draw:enhanced-geometry>
            </draw:custom-shape>
            <draw:custom-shape svg:x="6.02018in" svg:y="0.42431in" svg:width="0.34668in" svg:height="0.6322in" draw:id="id126" draw:style-name="a1125" draw:name="フリーフォーム: 図形 23">
              <svg:title/>
              <svg:desc/>
              <text:p text:style-name="a1123" text:class-names="" text:cond-style-name=""><text:span text:style-name="a112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400"/>
                <draw:equation draw:name="f9" draw:formula="?f7 + ?f8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8"/>
                <draw:equation draw:name="f15" draw:formula="?f12 - ?f8"/>
                <draw:equation draw:name="f16" draw:formula="?f12 - ?f9"/>
                <draw:equation draw:name="f17" draw:formula="?f13 - ?f9"/>
                <draw:equation draw:name="f18" draw:formula="?f16 / 2"/>
                <draw:equation draw:name="f19" draw:formula="?f17 / 2"/>
                <draw:equation draw:name="f20" draw:formula="?f9 + ?f18"/>
                <draw:equation draw:name="f21" draw:formula="?f9 + ?f19"/>
              </draw:enhanced-geometry>
            </draw:custom-shape>
            <draw:custom-shape svg:x="8.12549in" svg:y="0.42431in" svg:width="0.3474in" svg:height="0.6322in" draw:id="id127" draw:style-name="a1129" draw:name="フリーフォーム: 図形 24">
              <svg:title/>
              <svg:desc/>
              <text:p text:style-name="a1127" text:class-names="" text:cond-style-name=""><text:span text:style-name="a112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400"/>
                <draw:equation draw:name="f9" draw:formula="?f7 + ?f8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8"/>
                <draw:equation draw:name="f15" draw:formula="?f12 - ?f8"/>
                <draw:equation draw:name="f16" draw:formula="?f12 - ?f9"/>
                <draw:equation draw:name="f17" draw:formula="?f13 - ?f9"/>
                <draw:equation draw:name="f18" draw:formula="?f16 / 2"/>
                <draw:equation draw:name="f19" draw:formula="?f17 / 2"/>
                <draw:equation draw:name="f20" draw:formula="?f9 + ?f18"/>
                <draw:equation draw:name="f21" draw:formula="?f9 + ?f19"/>
              </draw:enhanced-geometry>
            </draw:custom-shape>
            <draw:custom-shape svg:x="7.07408in" svg:y="0.42431in" svg:width="0.34633in" svg:height="0.6322in" draw:id="id128" draw:style-name="a1133" draw:name="フリーフォーム: 図形 25">
              <svg:title/>
              <svg:desc/>
              <text:p text:style-name="a1131" text:class-names="" text:cond-style-name=""><text:span text:style-name="a113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400"/>
                <draw:equation draw:name="f9" draw:formula="?f7 + ?f8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8"/>
                <draw:equation draw:name="f15" draw:formula="?f12 - ?f8"/>
                <draw:equation draw:name="f16" draw:formula="?f12 - ?f9"/>
                <draw:equation draw:name="f17" draw:formula="?f13 - ?f9"/>
                <draw:equation draw:name="f18" draw:formula="?f16 / 2"/>
                <draw:equation draw:name="f19" draw:formula="?f17 / 2"/>
                <draw:equation draw:name="f20" draw:formula="?f9 + ?f18"/>
                <draw:equation draw:name="f21" draw:formula="?f9 + ?f19"/>
              </draw:enhanced-geometry>
            </draw:custom-shape>
          </draw:g>
          <draw:custom-shape svg:x="6.65957in" svg:y="1.22648in" svg:width="0.13853in" svg:height="0.35202in" draw:id="id77" draw:style-name="a966" draw:name="フリーフォーム: 図形 26">
            <svg:title/>
            <svg:desc/>
            <text:p text:style-name="a965" text:class-names="" text:cond-style-name=""><text:span text:style-name="a964" text:class-names=""/></text:p>
  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6200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1"/>
              <draw:equation draw:name="f13" draw:formula="$0"/>
              <draw:equation draw:name="f14" draw:formula="?f11 / 21600"/>
              <draw:equation draw:name="f15" draw:formula="21600 - ?f12"/>
              <draw:equation draw:name="f16" draw:formula="21600 - ?f13"/>
              <draw:equation draw:name="f17" draw:formula="0 * ?f14"/>
              <draw:equation draw:name="f18" draw:formula="?f16 * ?f12"/>
              <draw:equation draw:name="f19" draw:formula="?f17 / ?f14"/>
              <draw:equation draw:name="f20" draw:formula="?f18 / 10800"/>
              <draw:equation draw:name="f21" draw:formula="?f13 + ?f20"/>
              <draw:equation draw:name="f22" draw:formula="$1 / ?f6"/>
              <draw:equation draw:name="f23" draw:formula="$0 / ?f7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id="id78" draw:style-name="a970" draw:name="テキスト ボックス 27" svg:x="4.70448in" svg:y="1.2622in" svg:width="1.45848in" svg:height="0.28874in">
            <draw:text-box>
              <text:p text:style-name="a969" text:class-names="" text:cond-style-name=""><text:span text:style-name="a967" text:class-names="">AP Server</text:span><text:span text:style-name="a968" text:class-names=""/></text:p>
            </draw:text-box>
            <svg:title/>
            <svg:desc/>
          </draw:frame>
          <draw:frame draw:id="id79" draw:style-name="a973" draw:name="テキスト ボックス 28" svg:x="5.54274in" svg:y="2.6669in" svg:width="0.76334in" svg:height="0.26581in">
            <draw:text-box>
              <text:p text:style-name="a972" text:class-names="" text:cond-style-name=""><text:span text:style-name="a971" text:class-names="">osspc16</text:span></text:p>
            </draw:text-box>
            <svg:title/>
            <svg:desc/>
          </draw:frame>
          <draw:g draw:name="グループ化 40" draw:id="id80">
            <svg:title/>
            <svg:desc/>
            <draw:custom-shape svg:x="7.60211in" svg:y="4.1794in" svg:width="2.56886in" svg:height="1.3075in" draw:id="id114" draw:style-name="a1074" draw:name="フリーフォーム: 図形 41">
              <svg:title/>
              <svg:desc/>
              <text:p text:style-name="a1073" text:class-names="" text:cond-style-name=""><text:span text:style-name="a1072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8.4571in" svg:y="4.3177in" svg:width="1.45848in" svg:height="0.35058in" draw:id="id115" draw:style-name="a1077" draw:name="フリーフォーム: 図形 42">
              <svg:title/>
              <svg:desc/>
              <text:p text:style-name="a1076" text:class-names="" text:cond-style-name=""><text:span text:style-name="a1075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frame draw:id="id116" draw:style-name="a1082" draw:name="テキスト ボックス 43" svg:x="8.4681in" svg:y="4.35649in" svg:width="1.15665in" svg:height="0.2555in">
              <draw:text-box>
                <text:p text:style-name="a1081" text:class-names="" text:cond-style-name=""><text:span text:style-name="a1078" text:class-names="">Watchdog<text:s text:c="1"/></text:span><text:span text:style-name="a1079" text:class-names="">process</text:span><text:span text:style-name="a1080" text:class-names=""/></text:p>
              </draw:text-box>
              <svg:title/>
              <svg:desc/>
            </draw:frame>
            <draw:custom-shape svg:x="8.4571in" svg:y="5.04688in" svg:width="1.45848in" svg:height="0.29814in" draw:id="id117" draw:style-name="a1085" draw:name="フリーフォーム: 図形 44">
              <svg:title/>
              <svg:desc/>
              <text:p text:style-name="a1084" text:class-names="" text:cond-style-name=""><text:span text:style-name="a1083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7.76835in" svg:y="4.46964in" svg:width="0.44116in" svg:height="0.75936in" draw:id="id118" draw:style-name="a1089" draw:name="フリーフォーム: 図形 45">
              <svg:title/>
              <svg:desc/>
              <text:p text:style-name="a1087" text:class-names="" text:cond-style-name=""><text:span text:style-name="a108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400"/>
                <draw:equation draw:name="f9" draw:formula="?f7 + ?f8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8"/>
                <draw:equation draw:name="f15" draw:formula="?f12 - ?f8"/>
                <draw:equation draw:name="f16" draw:formula="?f12 - ?f9"/>
                <draw:equation draw:name="f17" draw:formula="?f13 - ?f9"/>
                <draw:equation draw:name="f18" draw:formula="?f16 / 2"/>
                <draw:equation draw:name="f19" draw:formula="?f17 / 2"/>
                <draw:equation draw:name="f20" draw:formula="?f9 + ?f18"/>
                <draw:equation draw:name="f21" draw:formula="?f9 + ?f19"/>
              </draw:enhanced-geometry>
            </draw:custom-shape>
            <draw:custom-shape svg:x="8.62014in" svg:y="4.68695in" svg:width="0.23515in" svg:height="0.3646in" draw:id="id119" draw:style-name="a1092" draw:name="フリーフォーム: 図形 46">
              <svg:title/>
              <svg:desc/>
              <text:p text:style-name="a1091" text:class-names="" text:cond-style-name=""><text:span text:style-name="a1090" text:class-names=""/></text:p>
              <draw:enhanced-geometry xmlns:dr3d="urn:oasis:names:tc:opendocument:xmlns:dr3d:1.0" draw:type="non-primitive" svg:viewBox="0 0 21600 21600" draw:enhanced-path="M ?f8 ?f12 L ?f10 ?f8 ?f9 ?f12 ?f13 ?f12 ?f13 ?f14 ?f9 ?f14 ?f10 ?f9 ?f8 ?f14 ?f11 ?f14 ?f11 ?f12 Z N" draw:text-areas="?f11 ?f17 ?f13 ?f18" draw:modifiers="5400 43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1"/>
                <draw:equation draw:name="f14" draw:formula="21600 - ?f12"/>
                <draw:equation draw:name="f15" draw:formula="10800 - ?f11"/>
                <draw:equation draw:name="f16" draw:formula="?f12 * ?f15"/>
                <draw:equation draw:name="f17" draw:formula="?f16 / 10800"/>
                <draw:equation draw:name="f18" draw:formula="21600 - ?f17"/>
                <draw:equation draw:name="f19" draw:formula="$0 / ?f6"/>
                <draw:equation draw:name="f20" draw:formula="$1 / ?f7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frame draw:id="id120" draw:style-name="a1096" draw:name="テキスト ボックス 47" svg:x="8.81053in" svg:y="4.73797in" svg:width="1.41786in" svg:height="0.28874in">
              <draw:text-box>
                <text:p text:style-name="a1095" text:class-names="" text:cond-style-name=""><text:span text:style-name="a1093" text:class-names="">Process monitoring</text:span><text:span text:style-name="a1094" text:class-names=""/></text:p>
              </draw:text-box>
              <svg:title/>
              <svg:desc/>
            </draw:frame>
            <draw:frame draw:id="id121" draw:style-name="a1104" draw:name="テキスト ボックス 48" svg:x="9.03954in" svg:y="3.62694in" svg:width="1.54639in" svg:height="0.49967in">
              <draw:text-box>
                <text:p text:style-name="a1101" text:class-names="" text:cond-style-name=""><text:span text:style-name="a1097" text:class-names="">Pgpool</text:span><text:span text:style-name="a1098" text:class-names="">-II<text:s text:c="1"/></text:span><text:span text:style-name="a1099" text:class-names="">Server</text:span><text:span text:style-name="a1100" text:class-names=""/></text:p>
                <text:p text:style-name="a1103" text:class-names="" text:cond-style-name=""><text:span text:style-name="a1102" text:class-names="">(Standby)</text:span></text:p>
              </draw:text-box>
              <svg:title/>
              <svg:desc/>
            </draw:frame>
            <draw:custom-shape svg:width="0.19864in" svg:height="0.79673in" draw:id="id122" draw:style-name="a1108" draw:transform="translate(-0.09932in -0.39837in) rotate(-0.7854) translate(8.7084in 5.63258in)" draw:name="フリーフォーム: 図形 49">
              <svg:title/>
              <svg:desc/>
              <text:p text:style-name="a1106" text:class-names="" text:cond-style-name=""><text:span text:style-name="a1105" text:class-names=""/></text:p>
              <draw:enhanced-geometry xmlns:dr3d="urn:oasis:names:tc:opendocument:xmlns:dr3d:1.0" draw:type="non-primitive" svg:viewBox="0 0 21600 21600" draw:enhanced-path="M ?f12 ?f8 L ?f12 ?f13 ?f8 ?f13 ?f10 ?f9 ?f9 ?f13 ?f15 ?f13 ?f15 ?f8 Z N" draw:text-areas="?f12 ?f19 ?f15 ?f21" draw:modifiers="15242 876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1"/>
                <draw:equation draw:name="f13" draw:formula="$0"/>
                <draw:equation draw:name="f14" draw:formula="?f11 / 21600"/>
                <draw:equation draw:name="f15" draw:formula="21600 - ?f12"/>
                <draw:equation draw:name="f16" draw:formula="21600 - ?f13"/>
                <draw:equation draw:name="f17" draw:formula="0 * ?f14"/>
                <draw:equation draw:name="f18" draw:formula="?f16 * ?f12"/>
                <draw:equation draw:name="f19" draw:formula="?f17 / ?f14"/>
                <draw:equation draw:name="f20" draw:formula="?f18 / 10800"/>
                <draw:equation draw:name="f21" draw:formula="?f13 + ?f20"/>
                <draw:equation draw:name="f22" draw:formula="$1 / ?f6"/>
                <draw:equation draw:name="f23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id="id123" draw:style-name="a1111" draw:name="テキスト ボックス 50" svg:x="7.67138in" svg:y="5.18913in" svg:width="0.7491in" svg:height="0.26581in">
              <draw:text-box>
                <text:p text:style-name="a1110" text:class-names="" text:cond-style-name=""><text:span text:style-name="a1109" text:class-names="">osspc18</text:span></text:p>
              </draw:text-box>
              <svg:title/>
              <svg:desc/>
            </draw:frame>
            <draw:frame draw:id="id124" draw:style-name="a1117" draw:name="テキスト ボックス 51" svg:x="8.51926in" svg:y="5.08495in" svg:width="1.12642in" svg:height="0.2555in">
              <draw:text-box>
                <text:p text:style-name="a1116" text:class-names="" text:cond-style-name=""><text:span text:style-name="a1112" text:class-names="">Pgpool</text:span><text:span text:style-name="a1113" text:class-names="">-II</text:span><text:span text:style-name="a1114" text:class-names=""><text:s text:c="1"/>process</text:span><text:span text:style-name="a1115" text:class-names=""/></text:p>
              </draw:text-box>
              <svg:title/>
              <svg:desc/>
            </draw:frame>
          </draw:g>
          <draw:g draw:name="グループ化 52" draw:id="id81">
            <svg:title/>
            <svg:desc/>
            <draw:g draw:name="グループ化 53" draw:id="id96">
              <svg:title/>
              <svg:desc/>
              <draw:custom-shape svg:x="5.99109in" svg:y="6.5975in" svg:width="1.35405in" svg:height="0.49139in" draw:id="id112" draw:style-name="a1068" draw:name="フリーフォーム: 図形 54">
                <svg:title/>
                <svg:desc/>
                <text:p text:style-name="a1066" text:class-names="" text:cond-style-name=""><text:span text:style-name="a1064" text:class-names="">Replication</text:span><text:span text:style-name="a1065" text:class-names=""/></text:p>
                <draw:enhanced-geometry xmlns:dr3d="urn:oasis:names:tc:opendocument:xmlns:dr3d:1.0" draw:type="non-primitive" svg:viewBox="0 0 21600 21600" draw:enhanced-path="M ?f8 ?f10 L ?f11 ?f8 ?f11 ?f12 ?f13 ?f12 ?f13 ?f8 ?f9 ?f10 ?f13 ?f9 ?f13 ?f14 ?f11 ?f14 ?f11 ?f9 Z N" draw:text-areas="?f17 ?f12 ?f18 ?f14" draw:modifiers="4300 540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?f5 / 21600"/>
                  <draw:equation draw:name="f7" draw:formula="?f4 / 21600"/>
                  <draw:equation draw:name="f8" draw:formula="0"/>
                  <draw:equation draw:name="f9" draw:formula="21600"/>
                  <draw:equation draw:name="f10" draw:formula="10800"/>
                  <draw:equation draw:name="f11" draw:formula="$0"/>
                  <draw:equation draw:name="f12" draw:formula="$1"/>
                  <draw:equation draw:name="f13" draw:formula="21600 - ?f11"/>
                  <draw:equation draw:name="f14" draw:formula="21600 - ?f12"/>
                  <draw:equation draw:name="f15" draw:formula="10800 - ?f12"/>
                  <draw:equation draw:name="f16" draw:formula="?f11 * ?f15"/>
                  <draw:equation draw:name="f17" draw:formula="?f16 / 10800"/>
                  <draw:equation draw:name="f18" draw:formula="21600 - ?f17"/>
                  <draw:equation draw:name="f19" draw:formula="$0 / ?f6"/>
                  <draw:equation draw:name="f20" draw:formula="$1 / ?f7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custom-shape svg:x="6.0433in" svg:y="5.89561in" svg:width="1.80515in" svg:height="0.56215in" draw:id="id113" draw:style-name="a1071" draw:name="フリーフォーム: 図形 55">
                <svg:title/>
                <svg:desc/>
                <text:p text:style-name="a1070" text:class-names="" text:cond-style-name=""><text:span text:style-name="a1069" text:class-names="">PostgreSQL</text:span></text:p>
                <draw:enhanced-geometry xmlns:dr3d="urn:oasis:names:tc:opendocument:xmlns:dr3d:1.0" draw:type="non-primitive" svg:viewBox="0 0 21600 21600" draw:enhanced-path="M ?f0 ?f0 L ?f1 ?f0 ?f1 ?f1 ?f0 ?f1 ?f0 ?f0 Z N" draw:text-areas="?f4 ?f4 ?f5 ?f5">
                  <draw:equation draw:name="f0" draw:formula="0"/>
                  <draw:equation draw:name="f1" draw:formula="21600"/>
                  <draw:equation draw:name="f2" draw:formula="?f1 - ?f0"/>
                  <draw:equation draw:name="f3" draw:formula="?f2 / 21600"/>
                  <draw:equation draw:name="f4" draw:formula="?f0 / ?f3"/>
                  <draw:equation draw:name="f5" draw:formula="?f1 / ?f3"/>
                </draw:enhanced-geometry>
              </draw:custom-shape>
            </draw:g>
            <draw:custom-shape svg:x="4.32162in" svg:y="5.93081in" svg:width="4.7896in" svg:height="1.36857in" draw:id="id97" draw:style-name="a1035" draw:name="フリーフォーム: 図形 56">
              <svg:title/>
              <svg:desc/>
              <text:p text:style-name="a1034" text:class-names="" text:cond-style-name=""><text:span text:style-name="a1033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g draw:name="グループ化 57" draw:id="id98">
              <svg:title/>
              <svg:desc/>
              <draw:g draw:name="グループ化 58" draw:id="id106">
                <svg:title/>
                <svg:desc/>
                <draw:g draw:name="グループ化 59" draw:id="id108">
                  <svg:title/>
                  <svg:desc/>
                  <draw:custom-shape svg:x="4.7983in" svg:y="6.17651in" svg:width="0.44756in" svg:height="0.71985in" draw:id="id110" draw:style-name="a1059" draw:name="フリーフォーム: 図形 60">
                    <svg:title/>
                    <svg:desc/>
                    <text:p text:style-name="a1057" text:class-names="" text:cond-style-name=""><text:span text:style-name="a1056" text:class-names=""/></text:p>
      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  <draw:equation draw:name="f4" draw:formula="?f3 - ?f2"/>
                      <draw:equation draw:name="f5" draw:formula="?f1 - ?f0"/>
                      <draw:equation draw:name="f6" draw:formula="min(?f5, ?f4)"/>
                      <draw:equation draw:name="f7" draw:formula="0"/>
                      <draw:equation draw:name="f8" draw:formula="5400"/>
                      <draw:equation draw:name="f9" draw:formula="?f7 + ?f8"/>
                      <draw:equation draw:name="f10" draw:formula="21600 * ?f5"/>
                      <draw:equation draw:name="f11" draw:formula="21600 * ?f4"/>
                      <draw:equation draw:name="f12" draw:formula="?f10 / ?f6"/>
                      <draw:equation draw:name="f13" draw:formula="?f11 / ?f6"/>
                      <draw:equation draw:name="f14" draw:formula="?f13 - ?f8"/>
                      <draw:equation draw:name="f15" draw:formula="?f12 - ?f8"/>
                      <draw:equation draw:name="f16" draw:formula="?f12 - ?f9"/>
                      <draw:equation draw:name="f17" draw:formula="?f13 - ?f9"/>
                      <draw:equation draw:name="f18" draw:formula="?f16 / 2"/>
                      <draw:equation draw:name="f19" draw:formula="?f17 / 2"/>
                      <draw:equation draw:name="f20" draw:formula="?f9 + ?f18"/>
                      <draw:equation draw:name="f21" draw:formula="?f9 + ?f19"/>
                    </draw:enhanced-geometry>
                  </draw:custom-shape>
                  <draw:custom-shape svg:x="5.09667in" svg:y="6.75339in" svg:width="0.4472in" svg:height="0.28664in" draw:id="id111" draw:style-name="a1063" draw:name="フリーフォーム: 図形 61">
                    <svg:title/>
                    <svg:desc/>
                    <text:p text:style-name="a1061" text:class-names="" text:cond-style-name=""><text:span text:style-name="a1060" text:class-names=""/></text:p>
                    <draw:enhanced-geometry xmlns:dr3d="urn:oasis:names:tc:opendocument:xmlns:dr3d:1.0" draw:type="non-primitive" svg:viewBox="0 0 88 21600" draw:enhanced-path="M ?f7 ?f4 C ?f9 ?f4 ?f4 ?f33 ?f4 ?f23 L ?f4 ?f31 C ?f4 ?f34 ?f9 ?f6 ?f7 ?f6 ?f10 ?f6 ?f5 ?f34 ?f5 ?f31 L ?f5 ?f23 C ?f5 ?f33 ?f10 ?f4 ?f7 ?f4 Z N M ?f7 ?f4 C ?f9 ?f4 ?f4 ?f33 ?f4 ?f23 ?f4 ?f35 ?f9 ?f13 ?f7 ?f13 ?f10 ?f13 ?f5 ?f35 ?f5 ?f23 ?f5 ?f33 ?f10 ?f4 ?f7 ?f4 Z N" draw:text-areas="?f26 ?f13 ?f29 ?f31" draw:glue-points="?f24 ?f13 ?f24 ?f25 ?f26 ?f27 ?f24 ?f28 ?f29 ?f27" draw:glue-point-leaving-directions="-0, -0, -0, -0, -0" draw:modifiers="5400">
                      <draw:equation draw:name="f0" draw:formula="top"/>
                      <draw:equation draw:name="f1" draw:formula="bottom"/>
                      <draw:equation draw:name="f2" draw:formula="?f1 - ?f0"/>
                      <draw:equation draw:name="f3" draw:formula="?f2 / 21600"/>
                      <draw:equation draw:name="f4" draw:formula="0"/>
                      <draw:equation draw:name="f5" draw:formula="88"/>
                      <draw:equation draw:name="f6" draw:formula="21600"/>
                      <draw:equation draw:name="f7" draw:formula="44"/>
                      <draw:equation draw:name="f8" draw:formula="10800"/>
                      <draw:equation draw:name="f9" draw:formula="20"/>
                      <draw:equation draw:name="f10" draw:formula="68"/>
                      <draw:equation draw:name="f11" draw:formula="?f6 - ?f4"/>
                      <draw:equation draw:name="f12" draw:formula="?f5 - ?f4"/>
                      <draw:equation draw:name="f13" draw:formula="$0"/>
                      <draw:equation draw:name="f14" draw:formula="?f12 / 88"/>
                      <draw:equation draw:name="f15" draw:formula="?f11 / 21600"/>
                      <draw:equation draw:name="f16" draw:formula="?f13 * 2"/>
                      <draw:equation draw:name="f17" draw:formula="0 * ?f14"/>
                      <draw:equation draw:name="f18" draw:formula="88 * ?f14"/>
                      <draw:equation draw:name="f19" draw:formula="44 * ?f14"/>
                      <draw:equation draw:name="f20" draw:formula="0 * ?f15"/>
                      <draw:equation draw:name="f21" draw:formula="10800 * ?f15"/>
                      <draw:equation draw:name="f22" draw:formula="21600 * ?f15"/>
                      <draw:equation draw:name="f23" draw:formula="?f16 / 4"/>
                      <draw:equation draw:name="f24" draw:formula="?f19 / ?f14"/>
                      <draw:equation draw:name="f25" draw:formula="?f20 / ?f15"/>
                      <draw:equation draw:name="f26" draw:formula="?f17 / ?f14"/>
                      <draw:equation draw:name="f27" draw:formula="?f21 / ?f15"/>
                      <draw:equation draw:name="f28" draw:formula="?f22 / ?f15"/>
                      <draw:equation draw:name="f29" draw:formula="?f18 / ?f14"/>
                      <draw:equation draw:name="f30" draw:formula="?f23 * 6"/>
                      <draw:equation draw:name="f31" draw:formula="21600 - ?f23"/>
                      <draw:equation draw:name="f32" draw:formula="?f30 / 11"/>
                      <draw:equation draw:name="f33" draw:formula="?f23 - ?f32"/>
                      <draw:equation draw:name="f34" draw:formula="?f31 + ?f32"/>
                      <draw:equation draw:name="f35" draw:formula="?f23 + ?f32"/>
                      <draw:equation draw:name="f36" draw:formula="$0 / ?f3"/>
                      <draw:handle draw:handle-position="?f24 $0" draw:handle-range-y-minimum="0" draw:handle-range-y-maximum="10800"/>
                    </draw:enhanced-geometry>
                  </draw:custom-shape>
                </draw:g>
                <draw:frame draw:id="id109" draw:style-name="a1055" draw:name="テキスト ボックス 62" svg:x="4.77131in" svg:y="7.02279in" svg:width="0.79383in" svg:height="0.29491in">
                  <draw:text-box>
                    <text:p text:style-name="a1054" text:class-names="" text:cond-style-name=""><text:span text:style-name="a1053" text:class-names="">Primary</text:span></text:p>
                  </draw:text-box>
                  <svg:title/>
                  <svg:desc/>
                </draw:frame>
              </draw:g>
              <draw:frame draw:id="id107" draw:style-name="a1052" draw:name="テキスト ボックス 63" svg:x="4.73756in" svg:y="5.94949in" svg:width="0.7491in" svg:height="0.26581in">
                <draw:text-box>
                  <text:p text:style-name="a1051" text:class-names="" text:cond-style-name=""><text:span text:style-name="a1050" text:class-names="">osspc19</text:span></text:p>
                </draw:text-box>
                <svg:title/>
                <svg:desc/>
              </draw:frame>
            </draw:g>
            <draw:g draw:name="グループ化 64" draw:id="id99">
              <svg:title/>
              <svg:desc/>
              <draw:frame draw:id="id100" draw:style-name="a1038" draw:name="テキスト ボックス 65" svg:x="7.75788in" svg:y="5.94949in" svg:width="0.7491in" svg:height="0.26581in">
                <draw:text-box>
                  <text:p text:style-name="a1037" text:class-names="" text:cond-style-name=""><text:span text:style-name="a1036" text:class-names="">osspc20</text:span></text:p>
                </draw:text-box>
                <svg:title/>
                <svg:desc/>
              </draw:frame>
              <draw:g draw:name="グループ化 66" draw:id="id101">
                <svg:title/>
                <svg:desc/>
                <draw:g draw:name="グループ化 67" draw:id="id102">
                  <svg:title/>
                  <svg:desc/>
                  <draw:custom-shape svg:x="7.88753in" svg:y="6.17615in" svg:width="0.44685in" svg:height="0.71985in" draw:id="id104" draw:style-name="a1045" draw:name="フリーフォーム: 図形 68">
                    <svg:title/>
                    <svg:desc/>
                    <text:p text:style-name="a1043" text:class-names="" text:cond-style-name=""><text:span text:style-name="a1042" text:class-names=""/></text:p>
      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      <draw:equation draw:name="f0" draw:formula="left"/>
                      <draw:equation draw:name="f1" draw:formula="right"/>
                      <draw:equation draw:name="f2" draw:formula="top"/>
                      <draw:equation draw:name="f3" draw:formula="bottom"/>
                      <draw:equation draw:name="f4" draw:formula="?f3 - ?f2"/>
                      <draw:equation draw:name="f5" draw:formula="?f1 - ?f0"/>
                      <draw:equation draw:name="f6" draw:formula="min(?f5, ?f4)"/>
                      <draw:equation draw:name="f7" draw:formula="0"/>
                      <draw:equation draw:name="f8" draw:formula="5400"/>
                      <draw:equation draw:name="f9" draw:formula="?f7 + ?f8"/>
                      <draw:equation draw:name="f10" draw:formula="21600 * ?f5"/>
                      <draw:equation draw:name="f11" draw:formula="21600 * ?f4"/>
                      <draw:equation draw:name="f12" draw:formula="?f10 / ?f6"/>
                      <draw:equation draw:name="f13" draw:formula="?f11 / ?f6"/>
                      <draw:equation draw:name="f14" draw:formula="?f13 - ?f8"/>
                      <draw:equation draw:name="f15" draw:formula="?f12 - ?f8"/>
                      <draw:equation draw:name="f16" draw:formula="?f12 - ?f9"/>
                      <draw:equation draw:name="f17" draw:formula="?f13 - ?f9"/>
                      <draw:equation draw:name="f18" draw:formula="?f16 / 2"/>
                      <draw:equation draw:name="f19" draw:formula="?f17 / 2"/>
                      <draw:equation draw:name="f20" draw:formula="?f9 + ?f18"/>
                      <draw:equation draw:name="f21" draw:formula="?f9 + ?f19"/>
                    </draw:enhanced-geometry>
                  </draw:custom-shape>
                  <draw:custom-shape svg:x="8.18555in" svg:y="6.75232in" svg:width="0.44827in" svg:height="0.28772in" draw:id="id105" draw:style-name="a1049" draw:name="フリーフォーム: 図形 69">
                    <svg:title/>
                    <svg:desc/>
                    <text:p text:style-name="a1047" text:class-names="" text:cond-style-name=""><text:span text:style-name="a1046" text:class-names=""/></text:p>
                    <draw:enhanced-geometry xmlns:dr3d="urn:oasis:names:tc:opendocument:xmlns:dr3d:1.0" draw:type="non-primitive" svg:viewBox="0 0 88 21600" draw:enhanced-path="M ?f7 ?f4 C ?f9 ?f4 ?f4 ?f33 ?f4 ?f23 L ?f4 ?f31 C ?f4 ?f34 ?f9 ?f6 ?f7 ?f6 ?f10 ?f6 ?f5 ?f34 ?f5 ?f31 L ?f5 ?f23 C ?f5 ?f33 ?f10 ?f4 ?f7 ?f4 Z N M ?f7 ?f4 C ?f9 ?f4 ?f4 ?f33 ?f4 ?f23 ?f4 ?f35 ?f9 ?f13 ?f7 ?f13 ?f10 ?f13 ?f5 ?f35 ?f5 ?f23 ?f5 ?f33 ?f10 ?f4 ?f7 ?f4 Z N" draw:text-areas="?f26 ?f13 ?f29 ?f31" draw:glue-points="?f24 ?f13 ?f24 ?f25 ?f26 ?f27 ?f24 ?f28 ?f29 ?f27" draw:glue-point-leaving-directions="-0, -0, -0, -0, -0" draw:modifiers="5400">
                      <draw:equation draw:name="f0" draw:formula="top"/>
                      <draw:equation draw:name="f1" draw:formula="bottom"/>
                      <draw:equation draw:name="f2" draw:formula="?f1 - ?f0"/>
                      <draw:equation draw:name="f3" draw:formula="?f2 / 21600"/>
                      <draw:equation draw:name="f4" draw:formula="0"/>
                      <draw:equation draw:name="f5" draw:formula="88"/>
                      <draw:equation draw:name="f6" draw:formula="21600"/>
                      <draw:equation draw:name="f7" draw:formula="44"/>
                      <draw:equation draw:name="f8" draw:formula="10800"/>
                      <draw:equation draw:name="f9" draw:formula="20"/>
                      <draw:equation draw:name="f10" draw:formula="68"/>
                      <draw:equation draw:name="f11" draw:formula="?f6 - ?f4"/>
                      <draw:equation draw:name="f12" draw:formula="?f5 - ?f4"/>
                      <draw:equation draw:name="f13" draw:formula="$0"/>
                      <draw:equation draw:name="f14" draw:formula="?f12 / 88"/>
                      <draw:equation draw:name="f15" draw:formula="?f11 / 21600"/>
                      <draw:equation draw:name="f16" draw:formula="?f13 * 2"/>
                      <draw:equation draw:name="f17" draw:formula="0 * ?f14"/>
                      <draw:equation draw:name="f18" draw:formula="88 * ?f14"/>
                      <draw:equation draw:name="f19" draw:formula="44 * ?f14"/>
                      <draw:equation draw:name="f20" draw:formula="0 * ?f15"/>
                      <draw:equation draw:name="f21" draw:formula="10800 * ?f15"/>
                      <draw:equation draw:name="f22" draw:formula="21600 * ?f15"/>
                      <draw:equation draw:name="f23" draw:formula="?f16 / 4"/>
                      <draw:equation draw:name="f24" draw:formula="?f19 / ?f14"/>
                      <draw:equation draw:name="f25" draw:formula="?f20 / ?f15"/>
                      <draw:equation draw:name="f26" draw:formula="?f17 / ?f14"/>
                      <draw:equation draw:name="f27" draw:formula="?f21 / ?f15"/>
                      <draw:equation draw:name="f28" draw:formula="?f22 / ?f15"/>
                      <draw:equation draw:name="f29" draw:formula="?f18 / ?f14"/>
                      <draw:equation draw:name="f30" draw:formula="?f23 * 6"/>
                      <draw:equation draw:name="f31" draw:formula="21600 - ?f23"/>
                      <draw:equation draw:name="f32" draw:formula="?f30 / 11"/>
                      <draw:equation draw:name="f33" draw:formula="?f23 - ?f32"/>
                      <draw:equation draw:name="f34" draw:formula="?f31 + ?f32"/>
                      <draw:equation draw:name="f35" draw:formula="?f23 + ?f32"/>
                      <draw:equation draw:name="f36" draw:formula="$0 / ?f3"/>
                      <draw:handle draw:handle-position="?f24 $0" draw:handle-range-y-minimum="0" draw:handle-range-y-maximum="10800"/>
                    </draw:enhanced-geometry>
                  </draw:custom-shape>
                </draw:g>
                <draw:frame draw:id="id103" draw:style-name="a1041" draw:name="テキスト ボックス 70" svg:x="7.86124in" svg:y="7.02171in" svg:width="0.83401in" svg:height="0.29491in">
                  <draw:text-box>
                    <text:p text:style-name="a1040" text:class-names="" text:cond-style-name=""><text:span text:style-name="a1039" text:class-names="">Standby</text:span></text:p>
                  </draw:text-box>
                  <svg:title/>
                  <svg:desc/>
                </draw:frame>
              </draw:g>
            </draw:g>
          </draw:g>
          <draw:g draw:name="グループ化 29" draw:id="id82">
            <svg:title/>
            <svg:desc/>
            <draw:custom-shape svg:x="3.30907in" svg:y="4.18012in" svg:width="2.56849in" svg:height="1.30679in" draw:id="id86" draw:style-name="a994" draw:name="フリーフォーム: 図形 30">
              <svg:title/>
              <svg:desc/>
              <text:p text:style-name="a993" text:class-names="" text:cond-style-name=""><text:span text:style-name="a992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4.1644in" svg:y="4.31805in" svg:width="1.45812in" svg:height="0.35131in" draw:id="id87" draw:style-name="a997" draw:name="フリーフォーム: 図形 31">
              <svg:title/>
              <svg:desc/>
              <text:p text:style-name="a996" text:class-names="" text:cond-style-name=""><text:span text:style-name="a995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frame draw:id="id88" draw:style-name="a1002" draw:name="テキスト ボックス 32" svg:x="4.17471in" svg:y="4.35649in" svg:width="1.15665in" svg:height="0.2555in">
              <draw:text-box>
                <text:p text:style-name="a1001" text:class-names="" text:cond-style-name=""><text:span text:style-name="a998" text:class-names="">Watchdog<text:s text:c="1"/></text:span><text:span text:style-name="a999" text:class-names="">process</text:span><text:span text:style-name="a1000" text:class-names=""/></text:p>
              </draw:text-box>
              <svg:title/>
              <svg:desc/>
            </draw:frame>
            <draw:custom-shape svg:x="4.1644in" svg:y="5.0476in" svg:width="1.45812in" svg:height="0.29814in" draw:id="id89" draw:style-name="a1005" draw:name="フリーフォーム: 図形 33">
              <svg:title/>
              <svg:desc/>
              <text:p text:style-name="a1004" text:class-names="" text:cond-style-name=""><text:span text:style-name="a1003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3.47601in" svg:y="4.47071in" svg:width="0.44045in" svg:height="0.759in" draw:id="id90" draw:style-name="a1009" draw:name="フリーフォーム: 図形 34">
              <svg:title/>
              <svg:desc/>
              <text:p text:style-name="a1007" text:class-names="" text:cond-style-name=""><text:span text:style-name="a100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3 L ?f7 ?f9 ?f9 ?f7 ?f12 ?f7 ?f12 ?f14 ?f15 ?f13 Z N M ?f7 ?f9 L ?f9 ?f7 ?f12 ?f7 ?f15 ?f9 Z N M ?f15 ?f13 L ?f15 ?f9 ?f12 ?f7 ?f12 ?f14 Z N" draw:text-areas="?f7 ?f9 ?f15 ?f13" draw:glue-points="?f20 ?f7 ?f18 ?f9 ?f7 ?f21 ?f18 ?f13 ?f15 ?f21 ?f12 ?f19" draw:glue-point-leaving-directions="-0, -0, -0, -0, -0, -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400"/>
                <draw:equation draw:name="f9" draw:formula="?f7 + ?f8"/>
                <draw:equation draw:name="f10" draw:formula="21600 * ?f5"/>
                <draw:equation draw:name="f11" draw:formula="21600 * ?f4"/>
                <draw:equation draw:name="f12" draw:formula="?f10 / ?f6"/>
                <draw:equation draw:name="f13" draw:formula="?f11 / ?f6"/>
                <draw:equation draw:name="f14" draw:formula="?f13 - ?f8"/>
                <draw:equation draw:name="f15" draw:formula="?f12 - ?f8"/>
                <draw:equation draw:name="f16" draw:formula="?f12 - ?f9"/>
                <draw:equation draw:name="f17" draw:formula="?f13 - ?f9"/>
                <draw:equation draw:name="f18" draw:formula="?f16 / 2"/>
                <draw:equation draw:name="f19" draw:formula="?f17 / 2"/>
                <draw:equation draw:name="f20" draw:formula="?f9 + ?f18"/>
                <draw:equation draw:name="f21" draw:formula="?f9 + ?f19"/>
              </draw:enhanced-geometry>
            </draw:custom-shape>
            <draw:custom-shape svg:x="4.32709in" svg:y="4.68767in" svg:width="0.23515in" svg:height="0.3646in" draw:id="id91" draw:style-name="a1012" draw:name="フリーフォーム: 図形 35">
              <svg:title/>
              <svg:desc/>
              <text:p text:style-name="a1011" text:class-names="" text:cond-style-name=""><text:span text:style-name="a1010" text:class-names=""/></text:p>
              <draw:enhanced-geometry xmlns:dr3d="urn:oasis:names:tc:opendocument:xmlns:dr3d:1.0" draw:type="non-primitive" svg:viewBox="0 0 21600 21600" draw:enhanced-path="M ?f8 ?f12 L ?f10 ?f8 ?f9 ?f12 ?f13 ?f12 ?f13 ?f14 ?f9 ?f14 ?f10 ?f9 ?f8 ?f14 ?f11 ?f14 ?f11 ?f12 Z N" draw:text-areas="?f11 ?f17 ?f13 ?f18" draw:modifiers="5400 43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1"/>
                <draw:equation draw:name="f14" draw:formula="21600 - ?f12"/>
                <draw:equation draw:name="f15" draw:formula="10800 - ?f11"/>
                <draw:equation draw:name="f16" draw:formula="?f12 * ?f15"/>
                <draw:equation draw:name="f17" draw:formula="?f16 / 10800"/>
                <draw:equation draw:name="f18" draw:formula="21600 - ?f17"/>
                <draw:equation draw:name="f19" draw:formula="$0 / ?f6"/>
                <draw:equation draw:name="f20" draw:formula="$1 / ?f7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frame draw:id="id92" draw:style-name="a1016" draw:name="テキスト ボックス 36" svg:x="4.51748in" svg:y="4.73976in" svg:width="1.41786in" svg:height="0.28874in">
              <draw:text-box>
                <text:p text:style-name="a1015" text:class-names="" text:cond-style-name=""><text:span text:style-name="a1013" text:class-names="">Process monitoring</text:span><text:span text:style-name="a1014" text:class-names=""/></text:p>
              </draw:text-box>
              <svg:title/>
              <svg:desc/>
            </draw:frame>
            <draw:frame draw:id="id93" draw:style-name="a1023" draw:name="テキスト ボックス 37" svg:x="3.60877in" svg:y="3.62694in" svg:width="1.54639in" svg:height="0.49967in">
              <draw:text-box>
                <text:p text:style-name="a1020" text:class-names="" text:cond-style-name=""><text:span text:style-name="a1017" text:class-names="">Pgpool</text:span><text:span text:style-name="a1018" text:class-names="">-II Server</text:span><text:span text:style-name="a1019" text:class-names=""/></text:p>
                <text:p text:style-name="a1022" text:class-names="" text:cond-style-name=""><text:span text:style-name="a1021" text:class-names="">(Standby)</text:span></text:p>
              </draw:text-box>
              <svg:title/>
              <svg:desc/>
            </draw:frame>
            <draw:frame draw:id="id94" draw:style-name="a1026" draw:name="テキスト ボックス 38" svg:x="3.37834in" svg:y="5.18913in" svg:width="0.7491in" svg:height="0.26581in">
              <draw:text-box>
                <text:p text:style-name="a1025" text:class-names="" text:cond-style-name=""><text:span text:style-name="a1024" text:class-names="">osspc17</text:span></text:p>
              </draw:text-box>
              <svg:title/>
              <svg:desc/>
            </draw:frame>
            <draw:frame draw:id="id95" draw:style-name="a1032" draw:name="テキスト ボックス 39" svg:x="4.22657in" svg:y="5.08532in" svg:width="1.12642in" svg:height="0.2555in">
              <draw:text-box>
                <text:p text:style-name="a1031" text:class-names="" text:cond-style-name=""><text:span text:style-name="a1027" text:class-names="">Pgpool</text:span><text:span text:style-name="a1028" text:class-names="">-II</text:span><text:span text:style-name="a1029" text:class-names=""><text:s text:c="1"/>process</text:span><text:span text:style-name="a1030" text:class-names=""/></text:p>
              </draw:text-box>
              <svg:title/>
              <svg:desc/>
            </draw:frame>
          </draw:g>
          <draw:custom-shape svg:x="5.56488in" svg:y="4.15125in" svg:width="2.89316in" svg:height="0.70189in" draw:id="id83" draw:style-name="a979" draw:name="フリーフォーム: 図形 71">
            <svg:title/>
            <svg:desc/>
            <text:p text:style-name="a975" text:class-names="" text:cond-style-name=""><text:span text:style-name="a974" text:class-names="">heartbeat signal</text:span></text:p>
            <text:p text:style-name="a978" text:class-names="" text:cond-style-name=""><text:span text:style-name="a976" text:class-names="">Information sharing</text:span><text:span text:style-name="a977" text:class-names=""/></text:p>
            <draw:enhanced-geometry xmlns:dr3d="urn:oasis:names:tc:opendocument:xmlns:dr3d:1.0" draw:type="non-primitive" svg:viewBox="0 0 21600 21600" draw:enhanced-path="M ?f8 ?f10 L ?f11 ?f8 ?f11 ?f12 ?f13 ?f12 ?f13 ?f8 ?f9 ?f10 ?f13 ?f9 ?f13 ?f14 ?f11 ?f14 ?f11 ?f9 Z N" draw:text-areas="?f17 ?f12 ?f18 ?f14" draw:modifiers="2614 505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1"/>
              <draw:equation draw:name="f14" draw:formula="21600 - ?f12"/>
              <draw:equation draw:name="f15" draw:formula="10800 - ?f12"/>
              <draw:equation draw:name="f16" draw:formula="?f11 * ?f15"/>
              <draw:equation draw:name="f17" draw:formula="?f16 / 10800"/>
              <draw:equation draw:name="f18" draw:formula="21600 - ?f17"/>
              <draw:equation draw:name="f19" draw:formula="$0 / ?f6"/>
              <draw:equation draw:name="f20" draw:formula="$1 / ?f7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svg:width="1.92642in" svg:height="0.73847in" draw:id="id84" draw:style-name="a985" draw:transform="translate(-0.96321in -0.36924in) rotate(-5.46337) translate(5.63679in 3.70167in)" draw:name="フリーフォーム: 図形 145">
            <svg:title/>
            <svg:desc/>
            <text:p text:style-name="a981" text:class-names="" text:cond-style-name=""><text:span text:style-name="a980" text:class-names="">heartbeat signal</text:span></text:p>
            <text:p text:style-name="a984" text:class-names="" text:cond-style-name=""><text:span text:style-name="a982" text:class-names="">Information sharing</text:span><text:span text:style-name="a983" text:class-names=""/></text:p>
            <draw:enhanced-geometry xmlns:dr3d="urn:oasis:names:tc:opendocument:xmlns:dr3d:1.0" draw:type="non-primitive" svg:viewBox="0 0 21600 21600" draw:enhanced-path="M ?f8 ?f10 L ?f11 ?f8 ?f11 ?f12 ?f13 ?f12 ?f13 ?f8 ?f9 ?f10 ?f13 ?f9 ?f13 ?f14 ?f11 ?f14 ?f11 ?f9 Z N" draw:text-areas="?f17 ?f12 ?f18 ?f14" draw:modifiers="3519 4976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1"/>
              <draw:equation draw:name="f14" draw:formula="21600 - ?f12"/>
              <draw:equation draw:name="f15" draw:formula="10800 - ?f12"/>
              <draw:equation draw:name="f16" draw:formula="?f11 * ?f15"/>
              <draw:equation draw:name="f17" draw:formula="?f16 / 10800"/>
              <draw:equation draw:name="f18" draw:formula="21600 - ?f17"/>
              <draw:equation draw:name="f19" draw:formula="$0 / ?f6"/>
              <draw:equation draw:name="f20" draw:formula="$1 / ?f7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svg:width="1.90497in" svg:height="0.74678in" draw:id="id85" draw:style-name="a991" draw:transform="translate(-0.95249in -0.37339in) rotate(-0.69813) translate(8.54145in 3.67841in)" draw:name="フリーフォーム: 図形 17">
            <svg:title/>
            <svg:desc/>
            <text:p text:style-name="a987" text:class-names="" text:cond-style-name=""><text:span text:style-name="a986" text:class-names="">heartbeat signal</text:span></text:p>
            <text:p text:style-name="a990" text:class-names="" text:cond-style-name=""><text:span text:style-name="a988" text:class-names="">Information sharing</text:span><text:span text:style-name="a989" text:class-names=""/></text:p>
            <draw:enhanced-geometry xmlns:dr3d="urn:oasis:names:tc:opendocument:xmlns:dr3d:1.0" draw:type="non-primitive" svg:viewBox="0 0 21600 21600" draw:enhanced-path="M ?f8 ?f10 L ?f11 ?f8 ?f11 ?f12 ?f13 ?f12 ?f13 ?f8 ?f9 ?f10 ?f13 ?f9 ?f13 ?f14 ?f11 ?f14 ?f11 ?f9 Z N" draw:text-areas="?f17 ?f12 ?f18 ?f14" draw:modifiers="3519 4976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1"/>
              <draw:equation draw:name="f14" draw:formula="21600 - ?f12"/>
              <draw:equation draw:name="f15" draw:formula="10800 - ?f12"/>
              <draw:equation draw:name="f16" draw:formula="?f11 * ?f15"/>
              <draw:equation draw:name="f17" draw:formula="?f16 / 10800"/>
              <draw:equation draw:name="f18" draw:formula="21600 - ?f17"/>
              <draw:equation draw:name="f19" draw:formula="$0 / ?f6"/>
              <draw:equation draw:name="f20" draw:formula="$1 / ?f7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a1180">
          <draw:frame draw:id="id141" draw:style-name="a1177" draw:name="スライド番号プレースホルダー 6" svg:x="4.67953in" svg:y="11.10827in" svg:width="3.5878in" svg:height="0.58425in">
            <draw:text-box>
              <text:p text:style-name="a1176" text:class-names="" text:cond-style-name=""><text:span text:style-name="a1175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42" presentation:style-name="a1178" draw:name="スライド イメージ プレースホルダー 1">
            <svg:title/>
            <svg:desc/>
          </draw:page-thumbnail>
          <draw:frame draw:id="id143" presentation:style-name="a1179" draw:name="ノート プレースホルダー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タイトル スライド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タイトルとコンテンツ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セクション見出し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2 つのコンテンツ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タイトルのみ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白紙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タイトル付きのコンテンツ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タイトル付きの図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タイトルと縦書きテキスト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縦書きタイトルと&#10;縦書きテキスト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058" draw:style="linear" draw:angle="300" draw:start-color="#ccffff" draw:end-color="#99ccff" draw:start-intensity="100%" draw:end-intensity="100%"/>
    <draw:gradient draw:name="a1088" draw:style="linear" draw:angle="300" draw:start-color="#babdb6" draw:end-color="#555753" draw:start-intensity="100%" draw:end-intensity="100%"/>
    <draw:gradient draw:name="a1160" draw:style="linear" draw:angle="450" draw:start-color="#ff950e" draw:end-color="#c5000b" draw:start-intensity="100%" draw:end-intensity="100%"/>
    <draw:gradient draw:name="a1048" draw:style="linear" draw:angle="300" draw:start-color="#ccffff" draw:end-color="#99ccff" draw:start-intensity="100%" draw:end-intensity="100%"/>
    <draw:gradient draw:name="a1132" draw:style="linear" draw:angle="300" draw:start-color="#ffcccc" draw:end-color="#ffccff" draw:start-intensity="100%" draw:end-intensity="100%"/>
    <draw:gradient draw:name="a1120" draw:style="linear" draw:angle="300" draw:start-color="#ffcccc" draw:end-color="#ffccff" draw:start-intensity="100%" draw:end-intensity="100%"/>
    <draw:gradient draw:name="a1008" draw:style="linear" draw:angle="300" draw:start-color="#babdb6" draw:end-color="#555753" draw:start-intensity="100%" draw:end-intensity="100%"/>
    <draw:gradient draw:name="a1128" draw:style="linear" draw:angle="300" draw:start-color="#ffcccc" draw:end-color="#ffccff" draw:start-intensity="100%" draw:end-intensity="100%"/>
    <draw:gradient draw:name="a1067" draw:style="linear" draw:angle="300" draw:start-color="#babdb6" draw:end-color="#555753" draw:start-intensity="100%" draw:end-intensity="100%"/>
    <draw:gradient draw:name="a1044" draw:style="linear" draw:angle="300" draw:start-color="#ccffff" draw:end-color="#99ccff" draw:start-intensity="100%" draw:end-intensity="100%"/>
    <draw:gradient draw:name="a1062" draw:style="linear" draw:angle="300" draw:start-color="#ccffff" draw:end-color="#99ccff" draw:start-intensity="100%" draw:end-intensity="100%"/>
    <draw:gradient draw:name="a1124" draw:style="linear" draw:angle="300" draw:start-color="#ffcccc" draw:end-color="#ffccff" draw:start-intensity="100%" draw:end-intensity="100%"/>
    <draw:marker draw:name="a955" svg:viewBox="0 0 20 30" svg:d="m10 0-10 30h20z"/>
    <draw:marker draw:name="a959" svg:viewBox="0 0 20 30" svg:d="m10 0-10 30h20z"/>
    <draw:marker draw:name="a1107" svg:viewBox="0 0 20 30" svg:d="m10 0-10 30h20z"/>
    <draw:marker draw:name="a113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0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7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3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82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0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7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8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6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2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7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89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6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0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9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7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2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4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5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4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6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テーマ" style:page-layout-name="pageLayout1" draw:style-name="a0">
      <draw:frame draw:id="id0" presentation:style-name="a4" draw:name="タイトル プレースホルダー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マスター タイトルの書式設定</text:span><text:span text:style-name="a2" text:class-names=""/></text:p>
        </draw:text-box>
        <svg:title/>
        <svg:desc/>
      </draw:frame>
      <draw:frame draw:id="id1" presentation:style-name="a29" draw:name="テキスト プレースホルダー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マスター テキストの書式設定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8" text:class-names="">第<text:s text:c="1"/></text:span><text:span text:style-name="a9" text:class-names="">2<text:s text:c="1"/></text:span><text:span text:style-name="a10" text:class-names="">レベル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3" text:class-names="">第<text:s text:c="1"/></text:span><text:span text:style-name="a14" text:class-names="">3<text:s text:c="1"/></text:span><text:span text:style-name="a15" text:class-names="">レベル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18" text:class-names="">第<text:s text:c="1"/></text:span><text:span text:style-name="a19" text:class-names="">4<text:s text:c="1"/></text:span><text:span text:style-name="a2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3" text:class-names="">第<text:s text:c="1"/></text:span><text:span text:style-name="a24" text:class-names="">5<text:s text:c="1"/></text:span><text:span text:style-name="a25" text:class-names="">レベル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4" draw:name="日付プレースホルダー 3" svg:x="0.91667in" svg:y="6.95139in" svg:width="3in" svg:height="0.39931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/></text:span><text:span text:style-name="a32" text:class-names=""/></text:p>
        </draw:text-box>
        <svg:title/>
        <svg:desc/>
      </draw:frame>
      <draw:frame draw:id="id3" presentation:style-name="a37" draw:name="フッター プレースホルダー 4" svg:x="4.41667in" svg:y="6.95139in" svg:width="4.5in" svg:height="0.39931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4" presentation:style-name="a41" draw:name="スライド番号プレースホルダー 5" svg:x="9.41667in" svg:y="6.95139in" svg:width="3in" svg:height="0.39931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/></text:span><text:span text:style-name="a39" text:class-names=""/></text:p>
        </draw:text-box>
        <svg:title/>
        <svg:desc/>
      </draw:frame>
      <presentation:notes style:page-layout-name="pageLayout2" draw:style-name="a82">
        <draw:frame draw:id="id5" presentation:style-name="a44" draw:name="ヘッダー プレースホルダー 1" svg:x="0in" svg:y="0in" svg:width="3.25in" svg:height="0.50174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6" presentation:style-name="a49" draw:name="日付プレースホルダー 2" svg:x="4.24826in" svg:y="0in" svg:width="3.25in" svg:height="0.50174in" presentation:class="date-time" presentation:placeholder="false">
          <draw:text-box>
  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0" draw:name="スライド イメージ プレースホルダー 3">
          <svg:title/>
          <svg:desc/>
        </draw:page-thumbnail>
        <draw:frame draw:id="id8" presentation:style-name="a74" draw:name="ノート プレースホルダー 4" svg:x="0.75in" svg:y="4.8125in" svg:width="6in" svg:height="3.9375in" presentation:class="notes" presentation:placeholder="false">
          <draw:text-box>
            <text:p text:style-name="a52" text:class-names="" text:cond-style-name=""><text:span text:style-name="a51" text:class-names="">マスター テキストの書式設定</text:span></text:p>
            <text:list text:style-name="a57">
              <text:list-item>
                <text:list text:style-name="a57">
                  <text:list-item>
                    <text:p text:style-name="a56" text:class-names="" text:cond-style-name=""><text:span text:style-name="a53" text:class-names="">第<text:s text:c="1"/></text:span><text:span text:style-name="a54" text:class-names="">2<text:s text:c="1"/></text:span><text:span text:style-name="a55" text:class-names="">レベル</text:span></text:p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p text:style-name="a61" text:class-names="" text:cond-style-name=""><text:span text:style-name="a58" text:class-names="">第<text:s text:c="1"/></text:span><text:span text:style-name="a59" text:class-names="">3<text:s text:c="1"/></text:span><text:span text:style-name="a60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p text:style-name="a66" text:class-names="" text:cond-style-name=""><text:span text:style-name="a63" text:class-names="">第<text:s text:c="1"/></text:span><text:span text:style-name="a64" text:class-names="">4<text:s text:c="1"/></text:span><text:span text:style-name="a65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">
              <text:list-item>
                <text:list text:style-name="a73">
                  <text:list-item>
                    <text:list text:style-name="a73">
                      <text:list-item>
                        <text:list text:style-name="a73">
                          <text:list-item>
                            <text:list text:style-name="a73">
                              <text:list-item>
                                <text:p text:style-name="a72" text:class-names="" text:cond-style-name=""><text:span text:style-name="a68" text:class-names="">第<text:s text:c="1"/></text:span><text:span text:style-name="a69" text:class-names="">5<text:s text:c="1"/></text:span><text:span text:style-name="a70" text:class-names="">レベル</text:span><text:span text:style-name="a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" draw:name="フッター プレースホルダー 5" svg:x="0in" svg:y="9.49826in" svg:width="3.25in" svg:height="0.50174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1" draw:name="スライド番号プレースホルダー 6" svg:x="4.24826in" svg:y="9.49826in" svg:width="3.25in" svg:height="0.50174in" presentation:class="page-number" presentation:placeholder="false">
          <draw:text-box>
            <text:p text:style-name="a80" text:class-names="" text:cond-style-name=""><text:span text:style-name="a78" text:class-names=""><text:page-number style:num-format="1" text:fixed="false"/></text:span><text:span text:style-name="a79" text:class-names=""/></text:p>
          </draw:text-box>
          <svg:title/>
          <svg:desc/>
        </draw:frame>
      </presentation:notes>
    </style:master-page>
    <style:master-page style:name="Master1-Layout1-title-タイトル-スライド" style:page-layout-name="pageLayout1" draw:style-name="a83">
      <draw:frame draw:id="id11" presentation:style-name="a87" draw:name="タイトル 1" svg:x="1.66667in" svg:y="1.22743in" svg:width="10in" svg:height="2.61111in" presentation:class="title" presentation:placeholder="false">
        <draw:text-box>
          <text:p text:style-name="a86" text:class-names="" text:cond-style-name=""><text:span text:style-name="a84" text:class-names="">マスター タイトルの書式設定</text:span><text:span text:style-name="a85" text:class-names=""/></text:p>
        </draw:text-box>
        <svg:title/>
        <svg:desc/>
      </draw:frame>
      <draw:frame draw:id="id12" presentation:style-name="a91" draw:name="サブタイトル 2" svg:x="1.66667in" svg:y="3.93924in" svg:width="10in" svg:height="1.81076in" presentation:class="subtitle" presentation:placeholder="false">
        <draw:text-box>
          <text:p text:style-name="a90" text:class-names="" text:cond-style-name=""><text:span text:style-name="a88" text:class-names="">マスター サブタイトルの書式設定</text:span><text:span text:style-name="a89" text:class-names=""/></text:p>
        </draw:text-box>
        <svg:title/>
        <svg:desc/>
      </draw:frame>
      <draw:frame draw:id="id13" presentation:style-name="a96" draw:name="日付プレースホルダー 3" svg:x="0.91667in" svg:y="6.95139in" svg:width="3in" svg:height="0.39931in" presentation:class="date-time" presentation:placeholder="false">
        <draw:text-box>
          <text:p text:style-name="a95" text:class-names="" text:cond-style-name=""><text:span text:style-name="a92" text:class-names=""><text:date text:fixed="false" style:data-style-name="a93"/></text:span><text:span text:style-name="a94" text:class-names=""/></text:p>
        </draw:text-box>
        <svg:title/>
        <svg:desc/>
      </draw:frame>
      <draw:frame draw:id="id14" presentation:style-name="a99" draw:name="フッター プレースホルダー 4" svg:x="4.41667in" svg:y="6.95139in" svg:width="4.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15" presentation:style-name="a103" draw:name="スライド番号プレースホルダー 5" svg:x="9.41667in" svg:y="6.95139in" svg:width="3in" svg:height="0.39931in" presentation:class="page-number" presentation:placeholder="false">
        <draw:text-box>
          <text:p text:style-name="a102" text:class-names="" text:cond-style-name=""><text:span text:style-name="a100" text:class-names=""><text:page-number style:num-format="1" text:fixed="false"/></text:span><text:span text:style-name="a101" text:class-names=""/></text:p>
        </draw:text-box>
        <svg:title/>
        <svg:desc/>
      </draw:frame>
      <presentation:notes style:page-layout-name="pageLayout2" draw:style-name="a144">
        <draw:frame draw:id="id5" presentation:style-name="a106" draw:name="ヘッダー プレースホルダー 1" svg:x="0in" svg:y="0in" svg:width="3.25in" svg:height="0.50174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6" presentation:style-name="a111" draw:name="日付プレースホルダー 2" svg:x="4.24826in" svg:y="0in" svg:width="3.25in" svg:height="0.50174in" presentation:class="date-time" presentation:placeholder="false">
          <draw:text-box>
            <text:p text:style-name="a110" text:class-names="" text:cond-style-name=""><text:span text:style-name="a107" text:class-names=""><text:date text:fixed="false" style:data-style-name="a108"/></text:span><text:span text:style-name="a10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2" draw:name="スライド イメージ プレースホルダー 3">
          <svg:title/>
          <svg:desc/>
        </draw:page-thumbnail>
        <draw:frame draw:id="id8" presentation:style-name="a136" draw:name="ノート プレースホルダー 4" svg:x="0.75in" svg:y="4.8125in" svg:width="6in" svg:height="3.9375in" presentation:class="notes" presentation:placeholder="false">
          <draw:text-box>
            <text:p text:style-name="a114" text:class-names="" text:cond-style-name=""><text:span text:style-name="a113" text:class-names="">マスター テキストの書式設定</text:span></text:p>
            <text:list text:style-name="a119">
              <text:list-item>
                <text:list text:style-name="a119">
                  <text:list-item>
                    <text:p text:style-name="a118" text:class-names="" text:cond-style-name=""><text:span text:style-name="a115" text:class-names="">第<text:s text:c="1"/></text:span><text:span text:style-name="a116" text:class-names="">2<text:s text:c="1"/></text:span><text:span text:style-name="a117" text:class-names="">レベル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0" text:class-names="">第<text:s text:c="1"/></text:span><text:span text:style-name="a121" text:class-names="">3<text:s text:c="1"/></text:span><text:span text:style-name="a122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p text:style-name="a128" text:class-names="" text:cond-style-name=""><text:span text:style-name="a125" text:class-names="">第<text:s text:c="1"/></text:span><text:span text:style-name="a126" text:class-names="">4<text:s text:c="1"/></text:span><text:span text:style-name="a127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">
              <text:list-item>
                <text:list text:style-name="a135">
                  <text:list-item>
                    <text:list text:style-name="a135">
                      <text:list-item>
                        <text:list text:style-name="a135">
                          <text:list-item>
                            <text:list text:style-name="a135">
                              <text:list-item>
                                <text:p text:style-name="a134" text:class-names="" text:cond-style-name=""><text:span text:style-name="a130" text:class-names="">第<text:s text:c="1"/></text:span><text:span text:style-name="a131" text:class-names="">5<text:s text:c="1"/></text:span><text:span text:style-name="a132" text:class-names="">レベル</text:span><text:span text:style-name="a1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9" draw:name="フッター プレースホルダー 5" svg:x="0in" svg:y="9.49826in" svg:width="3.25in" svg:height="0.50174in" presentation:class="foot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10" presentation:style-name="a143" draw:name="スライド番号プレースホルダー 6" svg:x="4.24826in" svg:y="9.49826in" svg:width="3.25in" svg:height="0.50174in" presentation:class="page-number" presentation:placeholder="false">
          <draw:text-box>
            <text:p text:style-name="a142" text:class-names="" text:cond-style-name=""><text:span text:style-name="a140" text:class-names=""><text:page-number style:num-format="1" text:fixed="false"/></text:span><text:span text:style-name="a141" text:class-names=""/></text:p>
          </draw:text-box>
          <svg:title/>
          <svg:desc/>
        </draw:frame>
      </presentation:notes>
    </style:master-page>
    <style:master-page style:name="Master1-Layout2-obj-タイトルとコンテンツ" style:page-layout-name="pageLayout1" draw:style-name="a145">
      <draw:frame draw:id="id16" presentation:style-name="a149" draw:name="タイトル 1" svg:x="0.91667in" svg:y="0.39931in" svg:width="11.5in" svg:height="1.44965in" presentation:class="title" presentation:placeholder="false">
        <draw:text-box>
          <text:p text:style-name="a148" text:class-names="" text:cond-style-name=""><text:span text:style-name="a146" text:class-names="">マスター タイトルの書式設定</text:span><text:span text:style-name="a147" text:class-names=""/></text:p>
        </draw:text-box>
        <svg:title/>
        <svg:desc/>
      </draw:frame>
      <draw:frame draw:id="id17" presentation:style-name="a174" draw:name="コンテンツ プレースホルダー 2" svg:x="0.91667in" svg:y="1.99653in" svg:width="11.5in" svg:height="4.75868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マスター テキストの書式設定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3" text:class-names="">第<text:s text:c="1"/></text:span><text:span text:style-name="a154" text:class-names="">2<text:s text:c="1"/></text:span><text:span text:style-name="a155" text:class-names="">レベル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58" text:class-names="">第<text:s text:c="1"/></text:span><text:span text:style-name="a159" text:class-names="">3<text:s text:c="1"/></text:span><text:span text:style-name="a160" text:class-names="">レベル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3" text:class-names="">第<text:s text:c="1"/></text:span><text:span text:style-name="a164" text:class-names="">4<text:s text:c="1"/></text:span><text:span text:style-name="a165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68" text:class-names="">第<text:s text:c="1"/></text:span><text:span text:style-name="a169" text:class-names="">5<text:s text:c="1"/></text:span><text:span text:style-name="a170" text:class-names="">レベル</text:span><text:span text:style-name="a1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79" draw:name="日付プレースホルダー 3" svg:x="0.91667in" svg:y="6.95139in" svg:width="3in" svg:height="0.39931in" presentation:class="date-time" presentation:placeholder="false">
        <draw:text-box>
          <text:p text:style-name="a178" text:class-names="" text:cond-style-name=""><text:span text:style-name="a175" text:class-names=""><text:date text:fixed="false" style:data-style-name="a176"/></text:span><text:span text:style-name="a177" text:class-names=""/></text:p>
        </draw:text-box>
        <svg:title/>
        <svg:desc/>
      </draw:frame>
      <draw:frame draw:id="id19" presentation:style-name="a182" draw:name="フッター プレースホルダー 4" svg:x="4.41667in" svg:y="6.95139in" svg:width="4.5in" svg:height="0.39931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20" presentation:style-name="a186" draw:name="スライド番号プレースホルダー 5" svg:x="9.41667in" svg:y="6.95139in" svg:width="3in" svg:height="0.39931in" presentation:class="page-number" presentation:placeholder="false">
        <draw:text-box>
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</draw:text-box>
        <svg:title/>
        <svg:desc/>
      </draw:frame>
      <presentation:notes style:page-layout-name="pageLayout2" draw:style-name="a227">
        <draw:frame draw:id="id5" presentation:style-name="a189" draw:name="ヘッダー プレースホルダー 1" svg:x="0in" svg:y="0in" svg:width="3.25in" svg:height="0.50174in" presentation:class="head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6" presentation:style-name="a194" draw:name="日付プレースホルダー 2" svg:x="4.24826in" svg:y="0in" svg:width="3.25in" svg:height="0.50174in" presentation:class="date-time" presentation:placeholder="false">
          <draw:text-box>
            <text:p text:style-name="a193" text:class-names="" text:cond-style-name=""><text:span text:style-name="a190" text:class-names=""><text:date text:fixed="false" style:data-style-name="a191"/></text:span><text:span text:style-name="a19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95" draw:name="スライド イメージ プレースホルダー 3">
          <svg:title/>
          <svg:desc/>
        </draw:page-thumbnail>
        <draw:frame draw:id="id8" presentation:style-name="a219" draw:name="ノート プレースホルダー 4" svg:x="0.75in" svg:y="4.8125in" svg:width="6in" svg:height="3.9375in" presentation:class="notes" presentation:placeholder="false">
          <draw:text-box>
            <text:p text:style-name="a197" text:class-names="" text:cond-style-name=""><text:span text:style-name="a196" text:class-names="">マスター テキストの書式設定</text:span></text:p>
            <text:list text:style-name="a202">
              <text:list-item>
                <text:list text:style-name="a202">
                  <text:list-item>
                    <text:p text:style-name="a201" text:class-names="" text:cond-style-name=""><text:span text:style-name="a198" text:class-names="">第<text:s text:c="1"/></text:span><text:span text:style-name="a199" text:class-names="">2<text:s text:c="1"/></text:span><text:span text:style-name="a200" text:class-names="">レベル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3" text:class-names="">第<text:s text:c="1"/></text:span><text:span text:style-name="a204" text:class-names="">3<text:s text:c="1"/></text:span><text:span text:style-name="a205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212">
              <text:list-item>
                <text:list text:style-name="a212">
                  <text:list-item>
                    <text:list text:style-name="a212">
                      <text:list-item>
                        <text:list text:style-name="a212">
                          <text:list-item>
                            <text:p text:style-name="a211" text:class-names="" text:cond-style-name=""><text:span text:style-name="a208" text:class-names="">第<text:s text:c="1"/></text:span><text:span text:style-name="a209" text:class-names="">4<text:s text:c="1"/></text:span><text:span text:style-name="a210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list text:style-name="a218">
                              <text:list-item>
                                <text:p text:style-name="a217" text:class-names="" text:cond-style-name=""><text:span text:style-name="a213" text:class-names="">第<text:s text:c="1"/></text:span><text:span text:style-name="a214" text:class-names="">5<text:s text:c="1"/></text:span><text:span text:style-name="a215" text:class-names="">レベル</text:span><text:span text:style-name="a2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2" draw:name="フッター プレースホルダー 5" svg:x="0in" svg:y="9.49826in" svg:width="3.25in" svg:height="0.50174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6" draw:name="スライド番号プレースホルダー 6" svg:x="4.24826in" svg:y="9.49826in" svg:width="3.25in" svg:height="0.50174in" presentation:class="page-number" presentation:placeholder="false">
          <draw:text-box>
  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  </draw:text-box>
          <svg:title/>
          <svg:desc/>
        </draw:frame>
      </presentation:notes>
    </style:master-page>
    <style:master-page style:name="Master1-Layout3-secHead-セクション見出し" style:page-layout-name="pageLayout1" draw:style-name="a228">
      <draw:frame draw:id="id21" presentation:style-name="a232" draw:name="タイトル 1" svg:x="0.90972in" svg:y="1.86979in" svg:width="11.5in" svg:height="3.11979in" presentation:class="title" presentation:placeholder="false">
        <draw:text-box>
          <text:p text:style-name="a231" text:class-names="" text:cond-style-name=""><text:span text:style-name="a229" text:class-names="">マスター タイトルの書式設定</text:span><text:span text:style-name="a230" text:class-names=""/></text:p>
        </draw:text-box>
        <svg:title/>
        <svg:desc/>
      </draw:frame>
      <draw:frame draw:id="id22" presentation:style-name="a236" draw:name="テキスト プレースホルダー 2" svg:x="0.90972in" svg:y="5.0191in" svg:width="11.5in" svg:height="1.64062in" presentation:class="outline" presentation:placeholder="false">
        <draw:text-box>
          <text:list text:style-name="a235">
            <text:list-item>
              <text:p text:style-name="a234" text:class-names="" text:cond-style-name=""><text:span text:style-name="a233" text:class-names="">マスター テキストの書式設定</text:span></text:p>
            </text:list-item>
          </text:list>
        </draw:text-box>
        <svg:title/>
        <svg:desc/>
      </draw:frame>
      <draw:frame draw:id="id23" presentation:style-name="a241" draw:name="日付プレースホルダー 3" svg:x="0.91667in" svg:y="6.95139in" svg:width="3in" svg:height="0.39931in" presentation:class="date-time" presentation:placeholder="false">
        <draw:text-box>
          <text:p text:style-name="a240" text:class-names="" text:cond-style-name=""><text:span text:style-name="a237" text:class-names=""><text:date text:fixed="false" style:data-style-name="a238"/></text:span><text:span text:style-name="a239" text:class-names=""/></text:p>
        </draw:text-box>
        <svg:title/>
        <svg:desc/>
      </draw:frame>
      <draw:frame draw:id="id24" presentation:style-name="a244" draw:name="フッター プレースホルダー 4" svg:x="4.41667in" svg:y="6.95139in" svg:width="4.5in" svg:height="0.39931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25" presentation:style-name="a248" draw:name="スライド番号プレースホルダー 5" svg:x="9.41667in" svg:y="6.95139in" svg:width="3in" svg:height="0.39931in" presentation:class="page-number" presentation:placeholder="false">
        <draw:text-box>
          <text:p text:style-name="a247" text:class-names="" text:cond-style-name=""><text:span text:style-name="a245" text:class-names=""><text:page-number style:num-format="1" text:fixed="false"/></text:span><text:span text:style-name="a246" text:class-names=""/></text:p>
        </draw:text-box>
        <svg:title/>
        <svg:desc/>
      </draw:frame>
      <presentation:notes style:page-layout-name="pageLayout2" draw:style-name="a289">
        <draw:frame draw:id="id5" presentation:style-name="a251" draw:name="ヘッダー プレースホルダー 1" svg:x="0in" svg:y="0in" svg:width="3.25in" svg:height="0.50174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6" presentation:style-name="a256" draw:name="日付プレースホルダー 2" svg:x="4.24826in" svg:y="0in" svg:width="3.25in" svg:height="0.50174in" presentation:class="date-time" presentation:placeholder="false">
          <draw:text-box>
            <text:p text:style-name="a255" text:class-names="" text:cond-style-name=""><text:span text:style-name="a252" text:class-names=""><text:date text:fixed="false" style:data-style-name="a253"/></text:span><text:span text:style-name="a2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57" draw:name="スライド イメージ プレースホルダー 3">
          <svg:title/>
          <svg:desc/>
        </draw:page-thumbnail>
        <draw:frame draw:id="id8" presentation:style-name="a281" draw:name="ノート プレースホルダー 4" svg:x="0.75in" svg:y="4.8125in" svg:width="6in" svg:height="3.9375in" presentation:class="notes" presentation:placeholder="false">
          <draw:text-box>
            <text:p text:style-name="a259" text:class-names="" text:cond-style-name=""><text:span text:style-name="a258" text:class-names="">マスター テキストの書式設定</text:span></text:p>
            <text:list text:style-name="a264">
              <text:list-item>
                <text:list text:style-name="a264">
                  <text:list-item>
                    <text:p text:style-name="a263" text:class-names="" text:cond-style-name=""><text:span text:style-name="a260" text:class-names="">第<text:s text:c="1"/></text:span><text:span text:style-name="a261" text:class-names="">2<text:s text:c="1"/></text:span><text:span text:style-name="a262" text:class-names="">レベル</text:span></text:p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p text:style-name="a268" text:class-names="" text:cond-style-name=""><text:span text:style-name="a265" text:class-names="">第<text:s text:c="1"/></text:span><text:span text:style-name="a266" text:class-names="">3<text:s text:c="1"/></text:span><text:span text:style-name="a267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0" text:class-names="">第<text:s text:c="1"/></text:span><text:span text:style-name="a271" text:class-names="">4<text:s text:c="1"/></text:span><text:span text:style-name="a272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list text:style-name="a280">
                          <text:list-item>
                            <text:list text:style-name="a280">
                              <text:list-item>
                                <text:p text:style-name="a279" text:class-names="" text:cond-style-name=""><text:span text:style-name="a275" text:class-names="">第<text:s text:c="1"/></text:span><text:span text:style-name="a276" text:class-names="">5<text:s text:c="1"/></text:span><text:span text:style-name="a277" text:class-names="">レベル</text:span><text:span text:style-name="a2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4" draw:name="フッター プレースホルダー 5" svg:x="0in" svg:y="9.49826in" svg:width="3.25in" svg:height="0.50174in" presentation:class="foot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10" presentation:style-name="a288" draw:name="スライド番号プレースホルダー 6" svg:x="4.24826in" svg:y="9.49826in" svg:width="3.25in" svg:height="0.50174in" presentation:class="page-number" presentation:placeholder="false">
          <draw:text-box>
            <text:p text:style-name="a287" text:class-names="" text:cond-style-name=""><text:span text:style-name="a285" text:class-names=""><text:page-number style:num-format="1" text:fixed="false"/></text:span><text:span text:style-name="a286" text:class-names=""/></text:p>
          </draw:text-box>
          <svg:title/>
          <svg:desc/>
        </draw:frame>
      </presentation:notes>
    </style:master-page>
    <style:master-page style:name="Master1-Layout4-twoObj-2-つのコンテンツ" style:page-layout-name="pageLayout1" draw:style-name="a290">
      <draw:frame draw:id="id26" presentation:style-name="a294" draw:name="タイトル 1" svg:x="0.91667in" svg:y="0.39931in" svg:width="11.5in" svg:height="1.44965in" presentation:class="title" presentation:placeholder="false">
        <draw:text-box>
          <text:p text:style-name="a293" text:class-names="" text:cond-style-name=""><text:span text:style-name="a291" text:class-names="">マスター タイトルの書式設定</text:span><text:span text:style-name="a292" text:class-names=""/></text:p>
        </draw:text-box>
        <svg:title/>
        <svg:desc/>
      </draw:frame>
      <draw:frame draw:id="id27" presentation:style-name="a319" draw:name="コンテンツ プレースホルダー 2" svg:x="0.91667in" svg:y="1.99653in" svg:width="5.66667in" svg:height="4.75868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マスター テキストの書式設定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298" text:class-names="">第<text:s text:c="1"/></text:span><text:span text:style-name="a299" text:class-names="">2<text:s text:c="1"/></text:span><text:span text:style-name="a300" text:class-names="">レベル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3" text:class-names="">第<text:s text:c="1"/></text:span><text:span text:style-name="a304" text:class-names="">3<text:s text:c="1"/></text:span><text:span text:style-name="a305" text:class-names="">レベル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08" text:class-names="">第<text:s text:c="1"/></text:span><text:span text:style-name="a309" text:class-names="">4<text:s text:c="1"/></text:span><text:span text:style-name="a31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3" text:class-names="">第<text:s text:c="1"/></text:span><text:span text:style-name="a314" text:class-names="">5<text:s text:c="1"/></text:span><text:span text:style-name="a315" text:class-names="">レベル</text:span><text:span text:style-name="a3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344" draw:name="コンテンツ プレースホルダー 3" svg:x="6.75in" svg:y="1.99653in" svg:width="5.66667in" svg:height="4.75868in" presentation:class="object" presentation:placeholder="false">
        <draw:text-box>
          <text:list text:style-name="a322">
            <text:list-item>
              <text:p text:style-name="a321" text:class-names="" text:cond-style-name=""><text:span text:style-name="a320" text:class-names="">マスター テキストの書式設定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3" text:class-names="">第<text:s text:c="1"/></text:span><text:span text:style-name="a324" text:class-names="">2<text:s text:c="1"/></text:span><text:span text:style-name="a325" text:class-names="">レベル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28" text:class-names="">第<text:s text:c="1"/></text:span><text:span text:style-name="a329" text:class-names="">3<text:s text:c="1"/></text:span><text:span text:style-name="a330" text:class-names="">レベル</text:span></text:p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p text:style-name="a336" text:class-names="" text:cond-style-name=""><text:span text:style-name="a333" text:class-names="">第<text:s text:c="1"/></text:span><text:span text:style-name="a334" text:class-names="">4<text:s text:c="1"/></text:span><text:span text:style-name="a335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38" text:class-names="">第<text:s text:c="1"/></text:span><text:span text:style-name="a339" text:class-names="">5<text:s text:c="1"/></text:span><text:span text:style-name="a340" text:class-names="">レベル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349" draw:name="日付プレースホルダー 4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30" presentation:style-name="a352" draw:name="フッター プレースホルダー 5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31" presentation:style-name="a356" draw:name="スライド番号プレースホルダー 6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  <presentation:notes style:page-layout-name="pageLayout2" draw:style-name="a397">
        <draw:frame draw:id="id5" presentation:style-name="a359" draw:name="ヘッダー プレースホルダー 1" svg:x="0in" svg:y="0in" svg:width="3.25in" svg:height="0.50174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6" presentation:style-name="a364" draw:name="日付プレースホルダー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0" text:class-names=""><text:date text:fixed="false" style:data-style-name="a361"/></text:span><text:span text:style-name="a36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65" draw:name="スライド イメージ プレースホルダー 3">
          <svg:title/>
          <svg:desc/>
        </draw:page-thumbnail>
        <draw:frame draw:id="id8" presentation:style-name="a389" draw:name="ノート プレースホルダー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マスター テキストの書式設定</text:span></text:p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68" text:class-names="">第<text:s text:c="1"/></text:span><text:span text:style-name="a369" text:class-names="">2<text:s text:c="1"/></text:span><text:span text:style-name="a370" text:class-names="">レベル</text:span></text:p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p text:style-name="a376" text:class-names="" text:cond-style-name=""><text:span text:style-name="a373" text:class-names="">第<text:s text:c="1"/></text:span><text:span text:style-name="a374" text:class-names="">3<text:s text:c="1"/></text:span><text:span text:style-name="a375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list text:style-name="a382">
                          <text:list-item>
                            <text:p text:style-name="a381" text:class-names="" text:cond-style-name=""><text:span text:style-name="a378" text:class-names="">第<text:s text:c="1"/></text:span><text:span text:style-name="a379" text:class-names="">4<text:s text:c="1"/></text:span><text:span text:style-name="a380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list text:style-name="a388">
                          <text:list-item>
                            <text:list text:style-name="a388">
                              <text:list-item>
                                <text:p text:style-name="a387" text:class-names="" text:cond-style-name=""><text:span text:style-name="a383" text:class-names="">第<text:s text:c="1"/></text:span><text:span text:style-name="a384" text:class-names="">5<text:s text:c="1"/></text:span><text:span text:style-name="a385" text:class-names="">レベル</text:span><text:span text:style-name="a3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2" draw:name="フッター プレースホルダー 5" svg:x="0in" svg:y="9.49826in" svg:width="3.25in" svg:height="0.50174in" presentation:class="footer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10" presentation:style-name="a396" draw:name="スライド番号プレースホルダー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3" text:class-names=""><text:page-number style:num-format="1" text:fixed="false"/></text:span><text:span text:style-name="a394" text:class-names=""/></text:p>
          </draw:text-box>
          <svg:title/>
          <svg:desc/>
        </draw:frame>
      </presentation:notes>
    </style:master-page>
    <style:master-page style:name="Master1-Layout5-twoTxTwoObj-比較" style:page-layout-name="pageLayout1" draw:style-name="a398">
      <draw:frame draw:id="id32" presentation:style-name="a402" draw:name="タイトル 1" svg:x="0.9184in" svg:y="0.39931in" svg:width="11.5in" svg:height="1.44965in" presentation:class="title" presentation:placeholder="false">
        <draw:text-box>
          <text:p text:style-name="a401" text:class-names="" text:cond-style-name=""><text:span text:style-name="a399" text:class-names="">マスター タイトルの書式設定</text:span><text:span text:style-name="a400" text:class-names=""/></text:p>
        </draw:text-box>
        <svg:title/>
        <svg:desc/>
      </draw:frame>
      <draw:frame draw:id="id33" presentation:style-name="a406" draw:name="テキスト プレースホルダー 2" svg:x="0.9184in" svg:y="1.83854in" svg:width="5.64062in" svg:height="0.90104in" presentation:class="outline" presentation:placeholder="false">
        <draw:text-box>
          <text:list text:style-name="a405">
            <text:list-item>
              <text:p text:style-name="a404" text:class-names="" text:cond-style-name=""><text:span text:style-name="a403" text:class-names="">マスター テキストの書式設定</text:span></text:p>
            </text:list-item>
          </text:list>
        </draw:text-box>
        <svg:title/>
        <svg:desc/>
      </draw:frame>
      <draw:frame draw:id="id34" presentation:style-name="a431" draw:name="コンテンツ プレースホルダー 3" svg:x="0.9184in" svg:y="2.73958in" svg:width="5.64062in" svg:height="4.02951in" presentation:class="object" presentation:placeholder="false">
        <draw:text-box>
          <text:list text:style-name="a409">
            <text:list-item>
              <text:p text:style-name="a408" text:class-names="" text:cond-style-name=""><text:span text:style-name="a407" text:class-names="">マスター テキストの書式設定</text:span></text:p>
            </text:list-item>
          </text:list>
          <text:list text:style-name="a414">
            <text:list-item>
              <text:list text:style-name="a414">
                <text:list-item>
                  <text:p text:style-name="a413" text:class-names="" text:cond-style-name=""><text:span text:style-name="a410" text:class-names="">第<text:s text:c="1"/></text:span><text:span text:style-name="a411" text:class-names="">2<text:s text:c="1"/></text:span><text:span text:style-name="a412" text:class-names="">レベル</text:span></text:p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p text:style-name="a418" text:class-names="" text:cond-style-name=""><text:span text:style-name="a415" text:class-names="">第<text:s text:c="1"/></text:span><text:span text:style-name="a416" text:class-names="">3<text:s text:c="1"/></text:span><text:span text:style-name="a417" text:class-names="">レベル</text:span></text:p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p text:style-name="a423" text:class-names="" text:cond-style-name=""><text:span text:style-name="a420" text:class-names="">第<text:s text:c="1"/></text:span><text:span text:style-name="a421" text:class-names="">4<text:s text:c="1"/></text:span><text:span text:style-name="a42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list text:style-name="a430">
                            <text:list-item>
                              <text:p text:style-name="a429" text:class-names="" text:cond-style-name=""><text:span text:style-name="a425" text:class-names="">第<text:s text:c="1"/></text:span><text:span text:style-name="a426" text:class-names="">5<text:s text:c="1"/></text:span><text:span text:style-name="a427" text:class-names="">レベル</text:span><text:span text:style-name="a4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435" draw:name="テキスト プレースホルダー 4" svg:x="6.75in" svg:y="1.83854in" svg:width="5.6684in" svg:height="0.90104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マスター テキストの書式設定</text:span></text:p>
            </text:list-item>
          </text:list>
        </draw:text-box>
        <svg:title/>
        <svg:desc/>
      </draw:frame>
      <draw:frame draw:id="id36" presentation:style-name="a460" draw:name="コンテンツ プレースホルダー 5" svg:x="6.75in" svg:y="2.73958in" svg:width="5.6684in" svg:height="4.02951in" presentation:class="object" presentation:placeholder="false">
        <draw:text-box>
          <text:list text:style-name="a438">
            <text:list-item>
              <text:p text:style-name="a437" text:class-names="" text:cond-style-name=""><text:span text:style-name="a436" text:class-names="">マスター テキストの書式設定</text:span></text:p>
            </text:list-item>
          </text:list>
          <text:list text:style-name="a443">
            <text:list-item>
              <text:list text:style-name="a443">
                <text:list-item>
                  <text:p text:style-name="a442" text:class-names="" text:cond-style-name=""><text:span text:style-name="a439" text:class-names="">第<text:s text:c="1"/></text:span><text:span text:style-name="a440" text:class-names="">2<text:s text:c="1"/></text:span><text:span text:style-name="a441" text:class-names="">レベル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4" text:class-names="">第<text:s text:c="1"/></text:span><text:span text:style-name="a445" text:class-names="">3<text:s text:c="1"/></text:span><text:span text:style-name="a446" text:class-names="">レベル</text:span></text:p>
                    </text:list-item>
                  </text:list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list text:style-name="a453">
                        <text:list-item>
                          <text:p text:style-name="a452" text:class-names="" text:cond-style-name=""><text:span text:style-name="a449" text:class-names="">第<text:s text:c="1"/></text:span><text:span text:style-name="a450" text:class-names="">4<text:s text:c="1"/></text:span><text:span text:style-name="a45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4" text:class-names="">第<text:s text:c="1"/></text:span><text:span text:style-name="a455" text:class-names="">5<text:s text:c="1"/></text:span><text:span text:style-name="a456" text:class-names="">レベル</text:span><text:span text:style-name="a4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465" draw:name="日付プレースホルダー 6" svg:x="0.91667in" svg:y="6.95139in" svg:width="3in" svg:height="0.39931in" presentation:class="date-time" presentation:placeholder="false">
        <draw:text-box>
          <text:p text:style-name="a464" text:class-names="" text:cond-style-name=""><text:span text:style-name="a461" text:class-names=""><text:date text:fixed="false" style:data-style-name="a462"/></text:span><text:span text:style-name="a463" text:class-names=""/></text:p>
        </draw:text-box>
        <svg:title/>
        <svg:desc/>
      </draw:frame>
      <draw:frame draw:id="id38" presentation:style-name="a468" draw:name="フッター プレースホルダー 7" svg:x="4.41667in" svg:y="6.95139in" svg:width="4.5in" svg:height="0.39931in" presentation:class="footer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39" presentation:style-name="a472" draw:name="スライド番号プレースホルダー 8" svg:x="9.41667in" svg:y="6.95139in" svg:width="3in" svg:height="0.39931in" presentation:class="page-number" presentation:placeholder="false">
        <draw:text-box>
          <text:p text:style-name="a471" text:class-names="" text:cond-style-name=""><text:span text:style-name="a469" text:class-names=""><text:page-number style:num-format="1" text:fixed="false"/></text:span><text:span text:style-name="a470" text:class-names=""/></text:p>
        </draw:text-box>
        <svg:title/>
        <svg:desc/>
      </draw:frame>
      <presentation:notes style:page-layout-name="pageLayout2" draw:style-name="a513">
        <draw:frame draw:id="id5" presentation:style-name="a475" draw:name="ヘッダー プレースホルダー 1" svg:x="0in" svg:y="0in" svg:width="3.25in" svg:height="0.50174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6" presentation:style-name="a480" draw:name="日付プレースホルダー 2" svg:x="4.24826in" svg:y="0in" svg:width="3.25in" svg:height="0.50174in" presentation:class="date-time" presentation:placeholder="false">
          <draw:text-box>
            <text:p text:style-name="a479" text:class-names="" text:cond-style-name=""><text:span text:style-name="a476" text:class-names=""><text:date text:fixed="false" style:data-style-name="a477"/></text:span><text:span text:style-name="a4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1" draw:name="スライド イメージ プレースホルダー 3">
          <svg:title/>
          <svg:desc/>
        </draw:page-thumbnail>
        <draw:frame draw:id="id8" presentation:style-name="a505" draw:name="ノート プレースホルダー 4" svg:x="0.75in" svg:y="4.8125in" svg:width="6in" svg:height="3.9375in" presentation:class="notes" presentation:placeholder="false">
          <draw:text-box>
            <text:p text:style-name="a483" text:class-names="" text:cond-style-name=""><text:span text:style-name="a482" text:class-names="">マスター テキストの書式設定</text:span></text:p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4" text:class-names="">第<text:s text:c="1"/></text:span><text:span text:style-name="a485" text:class-names="">2<text:s text:c="1"/></text:span><text:span text:style-name="a486" text:class-names="">レベル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p text:style-name="a492" text:class-names="" text:cond-style-name=""><text:span text:style-name="a489" text:class-names="">第<text:s text:c="1"/></text:span><text:span text:style-name="a490" text:class-names="">3<text:s text:c="1"/></text:span><text:span text:style-name="a491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list text:style-name="a498">
                          <text:list-item>
                            <text:p text:style-name="a497" text:class-names="" text:cond-style-name=""><text:span text:style-name="a494" text:class-names="">第<text:s text:c="1"/></text:span><text:span text:style-name="a495" text:class-names="">4<text:s text:c="1"/></text:span><text:span text:style-name="a496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499" text:class-names="">第<text:s text:c="1"/></text:span><text:span text:style-name="a500" text:class-names="">5<text:s text:c="1"/></text:span><text:span text:style-name="a501" text:class-names="">レベル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フッター プレースホルダー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スライド番号プレースホルダー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6-titleOnly-タイトルのみ" style:page-layout-name="pageLayout1" draw:style-name="a514">
      <draw:frame draw:id="id40" presentation:style-name="a518" draw:name="タイトル 1" svg:x="0.91667in" svg:y="0.39931in" svg:width="11.5in" svg:height="1.44965in" presentation:class="title" presentation:placeholder="false">
        <draw:text-box>
          <text:p text:style-name="a517" text:class-names="" text:cond-style-name=""><text:span text:style-name="a515" text:class-names="">マスター タイトルの書式設定</text:span><text:span text:style-name="a516" text:class-names=""/></text:p>
        </draw:text-box>
        <svg:title/>
        <svg:desc/>
      </draw:frame>
      <draw:frame draw:id="id41" presentation:style-name="a523" draw:name="日付プレースホルダー 2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/></text:span><text:span text:style-name="a521" text:class-names=""/></text:p>
        </draw:text-box>
        <svg:title/>
        <svg:desc/>
      </draw:frame>
      <draw:frame draw:id="id42" presentation:style-name="a526" draw:name="フッター プレースホルダー 3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43" presentation:style-name="a530" draw:name="スライド番号プレースホルダー 4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/></text:span><text:span text:style-name="a528" text:class-names=""/></text:p>
        </draw:text-box>
        <svg:title/>
        <svg:desc/>
      </draw:frame>
      <presentation:notes style:page-layout-name="pageLayout2" draw:style-name="a571">
        <draw:frame draw:id="id5" presentation:style-name="a533" draw:name="ヘッダー プレースホルダー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日付プレースホルダー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/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スライド イメージ プレースホルダー 3">
          <svg:title/>
          <svg:desc/>
        </draw:page-thumbnail>
        <draw:frame draw:id="id8" presentation:style-name="a563" draw:name="ノート プレースホルダー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マスター テキストの書式設定</text:span></text:p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2" text:class-names="">第<text:s text:c="1"/></text:span><text:span text:style-name="a543" text:class-names="">2<text:s text:c="1"/></text:span><text:span text:style-name="a544" text:class-names="">レベル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7" text:class-names="">第<text:s text:c="1"/></text:span><text:span text:style-name="a548" text:class-names="">3<text:s text:c="1"/></text:span><text:span text:style-name="a549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2" text:class-names="">第<text:s text:c="1"/></text:span><text:span text:style-name="a553" text:class-names="">4<text:s text:c="1"/></text:span><text:span text:style-name="a554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list text:style-name="a562">
                              <text:list-item>
                                <text:p text:style-name="a561" text:class-names="" text:cond-style-name=""><text:span text:style-name="a557" text:class-names="">第<text:s text:c="1"/></text:span><text:span text:style-name="a558" text:class-names="">5<text:s text:c="1"/></text:span><text:span text:style-name="a559" text:class-names="">レベル</text:span><text:span text:style-name="a5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6" draw:name="フッター プレースホルダー 5" svg:x="0in" svg:y="9.49826in" svg:width="3.25in" svg:height="0.50174in" presentation:class="foot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0" presentation:style-name="a570" draw:name="スライド番号プレースホルダー 6" svg:x="4.24826in" svg:y="9.49826in" svg:width="3.25in" svg:height="0.50174in" presentation:class="page-number" presentation:placeholder="false">
          <draw:text-box>
            <text:p text:style-name="a569" text:class-names="" text:cond-style-name=""><text:span text:style-name="a567" text:class-names=""><text:page-number style:num-format="1" text:fixed="false"/></text:span><text:span text:style-name="a568" text:class-names=""/></text:p>
          </draw:text-box>
          <svg:title/>
          <svg:desc/>
        </draw:frame>
      </presentation:notes>
    </style:master-page>
    <style:master-page style:name="Master1-Layout7-blank-白紙" style:page-layout-name="pageLayout1" draw:style-name="a572">
      <draw:frame draw:id="id44" presentation:style-name="a577" draw:name="日付プレースホルダー 1" svg:x="0.91667in" svg:y="6.95139in" svg:width="3in" svg:height="0.39931in" presentation:class="date-time" presentation:placeholder="false">
        <draw:text-box>
          <text:p text:style-name="a576" text:class-names="" text:cond-style-name=""><text:span text:style-name="a573" text:class-names=""><text:date text:fixed="false" style:data-style-name="a574"/></text:span><text:span text:style-name="a575" text:class-names=""/></text:p>
        </draw:text-box>
        <svg:title/>
        <svg:desc/>
      </draw:frame>
      <draw:frame draw:id="id45" presentation:style-name="a580" draw:name="フッター プレースホルダー 2" svg:x="4.41667in" svg:y="6.95139in" svg:width="4.5in" svg:height="0.39931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46" presentation:style-name="a584" draw:name="スライド番号プレースホルダー 3" svg:x="9.41667in" svg:y="6.95139in" svg:width="3in" svg:height="0.39931in" presentation:class="page-number" presentation:placeholder="false">
        <draw:text-box>
          <text:p text:style-name="a583" text:class-names="" text:cond-style-name=""><text:span text:style-name="a581" text:class-names=""><text:page-number style:num-format="1" text:fixed="false"/></text:span><text:span text:style-name="a582" text:class-names=""/></text:p>
        </draw:text-box>
        <svg:title/>
        <svg:desc/>
      </draw:frame>
      <presentation:notes style:page-layout-name="pageLayout2" draw:style-name="a625">
        <draw:frame draw:id="id5" presentation:style-name="a587" draw:name="ヘッダー プレースホルダー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2" draw:name="日付プレースホルダー 2" svg:x="4.24826in" svg:y="0in" svg:width="3.25in" svg:height="0.50174in" presentation:class="date-time" presentation:placeholder="false">
          <draw:text-box>
            <text:p text:style-name="a591" text:class-names="" text:cond-style-name=""><text:span text:style-name="a588" text:class-names=""><text:date text:fixed="false" style:data-style-name="a589"/></text:span><text:span text:style-name="a5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3" draw:name="スライド イメージ プレースホルダー 3">
          <svg:title/>
          <svg:desc/>
        </draw:page-thumbnail>
        <draw:frame draw:id="id8" presentation:style-name="a617" draw:name="ノート プレースホルダー 4" svg:x="0.75in" svg:y="4.8125in" svg:width="6in" svg:height="3.9375in" presentation:class="notes" presentation:placeholder="false">
          <draw:text-box>
            <text:p text:style-name="a595" text:class-names="" text:cond-style-name=""><text:span text:style-name="a594" text:class-names="">マスター テキストの書式設定</text:span></text:p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6" text:class-names="">第<text:s text:c="1"/></text:span><text:span text:style-name="a597" text:class-names="">2<text:s text:c="1"/></text:span><text:span text:style-name="a598" text:class-names="">レベル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1" text:class-names="">第<text:s text:c="1"/></text:span><text:span text:style-name="a602" text:class-names="">3<text:s text:c="1"/></text:span><text:span text:style-name="a603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list text:style-name="a610">
                          <text:list-item>
                            <text:p text:style-name="a609" text:class-names="" text:cond-style-name=""><text:span text:style-name="a606" text:class-names="">第<text:s text:c="1"/></text:span><text:span text:style-name="a607" text:class-names="">4<text:s text:c="1"/></text:span><text:span text:style-name="a608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list text:style-name="a616">
                          <text:list-item>
                            <text:list text:style-name="a616">
                              <text:list-item>
                                <text:p text:style-name="a615" text:class-names="" text:cond-style-name=""><text:span text:style-name="a611" text:class-names="">第<text:s text:c="1"/></text:span><text:span text:style-name="a612" text:class-names="">5<text:s text:c="1"/></text:span><text:span text:style-name="a613" text:class-names="">レベル</text:span><text:span text:style-name="a6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0" draw:name="フッター プレースホルダー 5" svg:x="0in" svg:y="9.49826in" svg:width="3.25in" svg:height="0.50174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0" presentation:style-name="a624" draw:name="スライド番号プレースホルダー 6" svg:x="4.24826in" svg:y="9.49826in" svg:width="3.25in" svg:height="0.50174in" presentation:class="page-number" presentation:placeholder="false">
          <draw:text-box>
            <text:p text:style-name="a623" text:class-names="" text:cond-style-name=""><text:span text:style-name="a621" text:class-names=""><text:page-number style:num-format="1" text:fixed="false"/></text:span><text:span text:style-name="a622" text:class-names=""/></text:p>
          </draw:text-box>
          <svg:title/>
          <svg:desc/>
        </draw:frame>
      </presentation:notes>
    </style:master-page>
    <style:master-page style:name="Master1-Layout8-objTx-タイトル付きのコンテンツ" style:page-layout-name="pageLayout1" draw:style-name="a626">
      <draw:frame draw:id="id47" presentation:style-name="a630" draw:name="タイトル 1" svg:x="0.9184in" svg:y="0.5in" svg:width="4.30035in" svg:height="1.75in" presentation:class="title" presentation:placeholder="false">
        <draw:text-box>
          <text:p text:style-name="a629" text:class-names="" text:cond-style-name=""><text:span text:style-name="a627" text:class-names="">マスター タイトルの書式設定</text:span><text:span text:style-name="a628" text:class-names=""/></text:p>
        </draw:text-box>
        <svg:title/>
        <svg:desc/>
      </draw:frame>
      <draw:frame draw:id="id48" presentation:style-name="a655" draw:name="コンテンツ プレースホルダー 2" svg:x="5.6684in" svg:y="1.07986in" svg:width="6.75in" svg:height="5.32986in" presentation:class="object" presentation:placeholder="false">
        <draw:text-box>
          <text:list text:style-name="a633">
            <text:list-item>
              <text:p text:style-name="a632" text:class-names="" text:cond-style-name=""><text:span text:style-name="a631" text:class-names="">マスター テキストの書式設定</text:span></text:p>
            </text:list-item>
          </text:list>
          <text:list text:style-name="a638">
            <text:list-item>
              <text:list text:style-name="a638">
                <text:list-item>
                  <text:p text:style-name="a637" text:class-names="" text:cond-style-name=""><text:span text:style-name="a634" text:class-names="">第<text:s text:c="1"/></text:span><text:span text:style-name="a635" text:class-names="">2<text:s text:c="1"/></text:span><text:span text:style-name="a636" text:class-names="">レベル</text:span></text:p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p text:style-name="a642" text:class-names="" text:cond-style-name=""><text:span text:style-name="a639" text:class-names="">第<text:s text:c="1"/></text:span><text:span text:style-name="a640" text:class-names="">3<text:s text:c="1"/></text:span><text:span text:style-name="a641" text:class-names="">レベル</text:span></text:p>
                    </text:list-item>
                  </text:list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list text:style-name="a648">
                        <text:list-item>
                          <text:p text:style-name="a647" text:class-names="" text:cond-style-name=""><text:span text:style-name="a644" text:class-names="">第<text:s text:c="1"/></text:span><text:span text:style-name="a645" text:class-names="">4<text:s text:c="1"/></text:span><text:span text:style-name="a6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list text:style-name="a654">
                        <text:list-item>
                          <text:list text:style-name="a654">
                            <text:list-item>
                              <text:p text:style-name="a653" text:class-names="" text:cond-style-name=""><text:span text:style-name="a649" text:class-names="">第<text:s text:c="1"/></text:span><text:span text:style-name="a650" text:class-names="">5<text:s text:c="1"/></text:span><text:span text:style-name="a651" text:class-names="">レベル</text:span><text:span text:style-name="a6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659" draw:name="テキスト プレースホルダー 3" svg:x="0.9184in" svg:y="2.25in" svg:width="4.30035in" svg:height="4.1684in" presentation:class="outline" presentation:placeholder="false">
        <draw:text-box>
          <text:list text:style-name="a658">
            <text:list-item>
              <text:p text:style-name="a657" text:class-names="" text:cond-style-name=""><text:span text:style-name="a656" text:class-names="">マスター テキストの書式設定</text:span></text:p>
            </text:list-item>
          </text:list>
        </draw:text-box>
        <svg:title/>
        <svg:desc/>
      </draw:frame>
      <draw:frame draw:id="id50" presentation:style-name="a664" draw:name="日付プレースホルダー 4" svg:x="0.91667in" svg:y="6.95139in" svg:width="3in" svg:height="0.39931in" presentation:class="date-time" presentation:placeholder="false">
        <draw:text-box>
          <text:p text:style-name="a663" text:class-names="" text:cond-style-name=""><text:span text:style-name="a660" text:class-names=""><text:date text:fixed="false" style:data-style-name="a661"/></text:span><text:span text:style-name="a662" text:class-names=""/></text:p>
        </draw:text-box>
        <svg:title/>
        <svg:desc/>
      </draw:frame>
      <draw:frame draw:id="id51" presentation:style-name="a667" draw:name="フッター プレースホルダー 5" svg:x="4.41667in" svg:y="6.95139in" svg:width="4.5in" svg:height="0.39931in" presentation:class="footer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52" presentation:style-name="a671" draw:name="スライド番号プレースホルダー 6" svg:x="9.41667in" svg:y="6.95139in" svg:width="3in" svg:height="0.39931in" presentation:class="page-number" presentation:placeholder="false">
        <draw:text-box>
          <text:p text:style-name="a670" text:class-names="" text:cond-style-name=""><text:span text:style-name="a668" text:class-names=""><text:page-number style:num-format="1" text:fixed="false"/></text:span><text:span text:style-name="a669" text:class-names=""/></text:p>
        </draw:text-box>
        <svg:title/>
        <svg:desc/>
      </draw:frame>
      <presentation:notes style:page-layout-name="pageLayout2" draw:style-name="a712">
        <draw:frame draw:id="id5" presentation:style-name="a674" draw:name="ヘッダー プレースホルダー 1" svg:x="0in" svg:y="0in" svg:width="3.25in" svg:height="0.50174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6" presentation:style-name="a679" draw:name="日付プレースホルダー 2" svg:x="4.24826in" svg:y="0in" svg:width="3.25in" svg:height="0.50174in" presentation:class="date-time" presentation:placeholder="false">
          <draw:text-box>
            <text:p text:style-name="a678" text:class-names="" text:cond-style-name=""><text:span text:style-name="a675" text:class-names=""><text:date text:fixed="false" style:data-style-name="a676"/></text:span><text:span text:style-name="a6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0" draw:name="スライド イメージ プレースホルダー 3">
          <svg:title/>
          <svg:desc/>
        </draw:page-thumbnail>
        <draw:frame draw:id="id8" presentation:style-name="a704" draw:name="ノート プレースホルダー 4" svg:x="0.75in" svg:y="4.8125in" svg:width="6in" svg:height="3.9375in" presentation:class="notes" presentation:placeholder="false">
          <draw:text-box>
            <text:p text:style-name="a682" text:class-names="" text:cond-style-name=""><text:span text:style-name="a681" text:class-names="">マスター テキストの書式設定</text:span></text:p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3" text:class-names="">第<text:s text:c="1"/></text:span><text:span text:style-name="a684" text:class-names="">2<text:s text:c="1"/></text:span><text:span text:style-name="a685" text:class-names="">レベル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88" text:class-names="">第<text:s text:c="1"/></text:span><text:span text:style-name="a689" text:class-names="">3<text:s text:c="1"/></text:span><text:span text:style-name="a690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p text:style-name="a696" text:class-names="" text:cond-style-name=""><text:span text:style-name="a693" text:class-names="">第<text:s text:c="1"/></text:span><text:span text:style-name="a694" text:class-names="">4<text:s text:c="1"/></text:span><text:span text:style-name="a695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list text:style-name="a703">
                          <text:list-item>
                            <text:list text:style-name="a703">
                              <text:list-item>
                                <text:p text:style-name="a702" text:class-names="" text:cond-style-name=""><text:span text:style-name="a698" text:class-names="">第<text:s text:c="1"/></text:span><text:span text:style-name="a699" text:class-names="">5<text:s text:c="1"/></text:span><text:span text:style-name="a700" text:class-names="">レベル</text:span><text:span text:style-name="a7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7" draw:name="フッター プレースホルダー 5" svg:x="0in" svg:y="9.49826in" svg:width="3.25in" svg:height="0.50174in" presentation:class="footer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10" presentation:style-name="a711" draw:name="スライド番号プレースホルダー 6" svg:x="4.24826in" svg:y="9.49826in" svg:width="3.25in" svg:height="0.50174in" presentation:class="page-number" presentation:placeholder="false">
          <draw:text-box>
            <text:p text:style-name="a710" text:class-names="" text:cond-style-name=""><text:span text:style-name="a708" text:class-names=""><text:page-number style:num-format="1" text:fixed="false"/></text:span><text:span text:style-name="a709" text:class-names=""/></text:p>
          </draw:text-box>
          <svg:title/>
          <svg:desc/>
        </draw:frame>
      </presentation:notes>
    </style:master-page>
    <style:master-page style:name="Master1-Layout9-picTx-タイトル付きの図" style:page-layout-name="pageLayout1" draw:style-name="a713">
      <draw:frame draw:id="id53" presentation:style-name="a717" draw:name="タイトル 1" svg:x="0.9184in" svg:y="0.5in" svg:width="4.30035in" svg:height="1.75in" presentation:class="title" presentation:placeholder="false">
        <draw:text-box>
          <text:p text:style-name="a716" text:class-names="" text:cond-style-name=""><text:span text:style-name="a714" text:class-names="">マスター タイトルの書式設定</text:span><text:span text:style-name="a715" text:class-names=""/></text:p>
        </draw:text-box>
        <svg:title/>
        <svg:desc/>
      </draw:frame>
      <draw:frame draw:id="id54" presentation:style-name="a720" draw:name="図プレースホルダー 2" svg:x="5.6684in" svg:y="1.07986in" svg:width="6.75in" svg:height="5.32986in" presentation:class="graphic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55" presentation:style-name="a724" draw:name="テキスト プレースホルダー 3" svg:x="0.9184in" svg:y="2.25in" svg:width="4.30035in" svg:height="4.1684in" presentation:class="outline" presentation:placeholder="false">
        <draw:text-box>
          <text:list text:style-name="a723">
            <text:list-item>
              <text:p text:style-name="a722" text:class-names="" text:cond-style-name=""><text:span text:style-name="a721" text:class-names="">マスター テキストの書式設定</text:span></text:p>
            </text:list-item>
          </text:list>
        </draw:text-box>
        <svg:title/>
        <svg:desc/>
      </draw:frame>
      <draw:frame draw:id="id56" presentation:style-name="a729" draw:name="日付プレースホルダー 4" svg:x="0.91667in" svg:y="6.95139in" svg:width="3in" svg:height="0.39931in" presentation:class="date-time" presentation:placeholder="false">
        <draw:text-box>
          <text:p text:style-name="a728" text:class-names="" text:cond-style-name=""><text:span text:style-name="a725" text:class-names=""><text:date text:fixed="false" style:data-style-name="a726"/></text:span><text:span text:style-name="a727" text:class-names=""/></text:p>
        </draw:text-box>
        <svg:title/>
        <svg:desc/>
      </draw:frame>
      <draw:frame draw:id="id57" presentation:style-name="a732" draw:name="フッター プレースホルダー 5" svg:x="4.41667in" svg:y="6.95139in" svg:width="4.5in" svg:height="0.39931in" presentation:class="footer" presentation:placeholder="false">
        <draw:text-box>
          <text:p text:style-name="a731" text:class-names="" text:cond-style-name=""><text:span text:style-name="a730" text:class-names=""/></text:p>
        </draw:text-box>
        <svg:title/>
        <svg:desc/>
      </draw:frame>
      <draw:frame draw:id="id58" presentation:style-name="a736" draw:name="スライド番号プレースホルダー 6" svg:x="9.41667in" svg:y="6.95139in" svg:width="3in" svg:height="0.39931in" presentation:class="page-number" presentation:placeholder="false">
        <draw:text-box>
          <text:p text:style-name="a735" text:class-names="" text:cond-style-name=""><text:span text:style-name="a733" text:class-names=""><text:page-number style:num-format="1" text:fixed="false"/></text:span><text:span text:style-name="a734" text:class-names=""/></text:p>
        </draw:text-box>
        <svg:title/>
        <svg:desc/>
      </draw:frame>
      <presentation:notes style:page-layout-name="pageLayout2" draw:style-name="a777">
        <draw:frame draw:id="id5" presentation:style-name="a739" draw:name="ヘッダー プレースホルダー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4" draw:name="日付プレースホルダー 2" svg:x="4.24826in" svg:y="0in" svg:width="3.25in" svg:height="0.50174in" presentation:class="date-time" presentation:placeholder="false">
          <draw:text-box>
            <text:p text:style-name="a743" text:class-names="" text:cond-style-name=""><text:span text:style-name="a740" text:class-names=""><text:date text:fixed="false" style:data-style-name="a741"/></text:span><text:span text:style-name="a74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45" draw:name="スライド イメージ プレースホルダー 3">
          <svg:title/>
          <svg:desc/>
        </draw:page-thumbnail>
        <draw:frame draw:id="id8" presentation:style-name="a769" draw:name="ノート プレースホルダー 4" svg:x="0.75in" svg:y="4.8125in" svg:width="6in" svg:height="3.9375in" presentation:class="notes" presentation:placeholder="false">
          <draw:text-box>
            <text:p text:style-name="a747" text:class-names="" text:cond-style-name=""><text:span text:style-name="a746" text:class-names="">マスター テキストの書式設定</text:span></text:p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48" text:class-names="">第<text:s text:c="1"/></text:span><text:span text:style-name="a749" text:class-names="">2<text:s text:c="1"/></text:span><text:span text:style-name="a750" text:class-names="">レベル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3" text:class-names="">第<text:s text:c="1"/></text:span><text:span text:style-name="a754" text:class-names="">3<text:s text:c="1"/></text:span><text:span text:style-name="a755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58" text:class-names="">第<text:s text:c="1"/></text:span><text:span text:style-name="a759" text:class-names="">4<text:s text:c="1"/></text:span><text:span text:style-name="a760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list text:style-name="a768">
                      <text:list-item>
                        <text:list text:style-name="a768">
                          <text:list-item>
                            <text:list text:style-name="a768">
                              <text:list-item>
                                <text:p text:style-name="a767" text:class-names="" text:cond-style-name=""><text:span text:style-name="a763" text:class-names="">第<text:s text:c="1"/></text:span><text:span text:style-name="a764" text:class-names="">5<text:s text:c="1"/></text:span><text:span text:style-name="a765" text:class-names="">レベル</text:span><text:span text:style-name="a7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2" draw:name="フッター プレースホルダー 5" svg:x="0in" svg:y="9.49826in" svg:width="3.25in" svg:height="0.50174in" presentation:class="footer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10" presentation:style-name="a776" draw:name="スライド番号プレースホルダー 6" svg:x="4.24826in" svg:y="9.49826in" svg:width="3.25in" svg:height="0.50174in" presentation:class="page-number" presentation:placeholder="false">
          <draw:text-box>
            <text:p text:style-name="a775" text:class-names="" text:cond-style-name=""><text:span text:style-name="a773" text:class-names=""><text:page-number style:num-format="1" text:fixed="false"/></text:span><text:span text:style-name="a774" text:class-names=""/></text:p>
          </draw:text-box>
          <svg:title/>
          <svg:desc/>
        </draw:frame>
      </presentation:notes>
    </style:master-page>
    <style:master-page style:name="Master1-Layout10-vertTx-タイトルと縦書きテキスト" style:page-layout-name="pageLayout1" draw:style-name="a778">
      <draw:frame draw:id="id59" presentation:style-name="a782" draw:name="タイトル 1" svg:x="0.91667in" svg:y="0.39931in" svg:width="11.5in" svg:height="1.44965in" presentation:class="title" presentation:placeholder="false">
        <draw:text-box>
          <text:p text:style-name="a781" text:class-names="" text:cond-style-name=""><text:span text:style-name="a779" text:class-names="">マスター タイトルの書式設定</text:span><text:span text:style-name="a780" text:class-names=""/></text:p>
        </draw:text-box>
        <svg:title/>
        <svg:desc/>
      </draw:frame>
      <draw:frame draw:id="id60" presentation:style-name="a807" draw:name="縦書きテキスト プレースホルダー 2" svg:x="0.91667in" svg:y="1.99653in" svg:width="11.5in" svg:height="4.75868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マスター テキストの書式設定</text:span></text:p>
            </text:list-item>
          </text:list>
          <text:list text:style-name="a790">
            <text:list-item>
              <text:list text:style-name="a790">
                <text:list-item>
                  <text:p text:style-name="a789" text:class-names="" text:cond-style-name=""><text:span text:style-name="a786" text:class-names="">第<text:s text:c="1"/></text:span><text:span text:style-name="a787" text:class-names="">2<text:s text:c="1"/></text:span><text:span text:style-name="a788" text:class-names="">レベル</text:span></text:p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p text:style-name="a794" text:class-names="" text:cond-style-name=""><text:span text:style-name="a791" text:class-names="">第<text:s text:c="1"/></text:span><text:span text:style-name="a792" text:class-names="">3<text:s text:c="1"/></text:span><text:span text:style-name="a793" text:class-names="">レベル</text:span></text:p>
                    </text:list-item>
                  </text:list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list text:style-name="a800">
                        <text:list-item>
                          <text:p text:style-name="a799" text:class-names="" text:cond-style-name=""><text:span text:style-name="a796" text:class-names="">第<text:s text:c="1"/></text:span><text:span text:style-name="a797" text:class-names="">4<text:s text:c="1"/></text:span><text:span text:style-name="a79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1" text:class-names="">第<text:s text:c="1"/></text:span><text:span text:style-name="a802" text:class-names="">5<text:s text:c="1"/></text:span><text:span text:style-name="a803" text:class-names="">レベル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812" draw:name="日付プレースホルダー 3" svg:x="0.91667in" svg:y="6.95139in" svg:width="3in" svg:height="0.39931in" presentation:class="date-time" presentation:placeholder="false">
        <draw:text-box>
          <text:p text:style-name="a811" text:class-names="" text:cond-style-name=""><text:span text:style-name="a808" text:class-names=""><text:date text:fixed="false" style:data-style-name="a809"/></text:span><text:span text:style-name="a810" text:class-names=""/></text:p>
        </draw:text-box>
        <svg:title/>
        <svg:desc/>
      </draw:frame>
      <draw:frame draw:id="id62" presentation:style-name="a815" draw:name="フッター プレースホルダー 4" svg:x="4.41667in" svg:y="6.95139in" svg:width="4.5in" svg:height="0.39931in" presentation:class="footer" presentation:placeholder="false">
        <draw:text-box>
          <text:p text:style-name="a814" text:class-names="" text:cond-style-name=""><text:span text:style-name="a813" text:class-names=""/></text:p>
        </draw:text-box>
        <svg:title/>
        <svg:desc/>
      </draw:frame>
      <draw:frame draw:id="id63" presentation:style-name="a819" draw:name="スライド番号プレースホルダー 5" svg:x="9.41667in" svg:y="6.95139in" svg:width="3in" svg:height="0.39931in" presentation:class="page-number" presentation:placeholder="false">
        <draw:text-box>
          <text:p text:style-name="a818" text:class-names="" text:cond-style-name=""><text:span text:style-name="a816" text:class-names=""><text:page-number style:num-format="1" text:fixed="false"/></text:span><text:span text:style-name="a817" text:class-names=""/></text:p>
        </draw:text-box>
        <svg:title/>
        <svg:desc/>
      </draw:frame>
      <presentation:notes style:page-layout-name="pageLayout2" draw:style-name="a860">
        <draw:frame draw:id="id5" presentation:style-name="a822" draw:name="ヘッダー プレースホルダー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7" draw:name="日付プレースホルダー 2" svg:x="4.24826in" svg:y="0in" svg:width="3.25in" svg:height="0.50174in" presentation:class="date-time" presentation:placeholder="false">
          <draw:text-box>
            <text:p text:style-name="a826" text:class-names="" text:cond-style-name=""><text:span text:style-name="a823" text:class-names=""><text:date text:fixed="false" style:data-style-name="a824"/></text:span><text:span text:style-name="a82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28" draw:name="スライド イメージ プレースホルダー 3">
          <svg:title/>
          <svg:desc/>
        </draw:page-thumbnail>
        <draw:frame draw:id="id8" presentation:style-name="a852" draw:name="ノート プレースホルダー 4" svg:x="0.75in" svg:y="4.8125in" svg:width="6in" svg:height="3.9375in" presentation:class="notes" presentation:placeholder="false">
          <draw:text-box>
            <text:p text:style-name="a830" text:class-names="" text:cond-style-name=""><text:span text:style-name="a829" text:class-names="">マスター テキストの書式設定</text:span></text:p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1" text:class-names="">第<text:s text:c="1"/></text:span><text:span text:style-name="a832" text:class-names="">2<text:s text:c="1"/></text:span><text:span text:style-name="a833" text:class-names="">レベル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p text:style-name="a839" text:class-names="" text:cond-style-name=""><text:span text:style-name="a836" text:class-names="">第<text:s text:c="1"/></text:span><text:span text:style-name="a837" text:class-names="">3<text:s text:c="1"/></text:span><text:span text:style-name="a838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list text:style-name="a845">
                          <text:list-item>
                            <text:p text:style-name="a844" text:class-names="" text:cond-style-name=""><text:span text:style-name="a841" text:class-names="">第<text:s text:c="1"/></text:span><text:span text:style-name="a842" text:class-names="">4<text:s text:c="1"/></text:span><text:span text:style-name="a843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list text:style-name="a851">
                      <text:list-item>
                        <text:list text:style-name="a851">
                          <text:list-item>
                            <text:list text:style-name="a851">
                              <text:list-item>
                                <text:p text:style-name="a850" text:class-names="" text:cond-style-name=""><text:span text:style-name="a846" text:class-names="">第<text:s text:c="1"/></text:span><text:span text:style-name="a847" text:class-names="">5<text:s text:c="1"/></text:span><text:span text:style-name="a848" text:class-names="">レベル</text:span><text:span text:style-name="a8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55" draw:name="フッター プレースホルダー 5" svg:x="0in" svg:y="9.49826in" svg:width="3.25in" svg:height="0.50174in" presentation:class="footer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10" presentation:style-name="a859" draw:name="スライド番号プレースホルダー 6" svg:x="4.24826in" svg:y="9.49826in" svg:width="3.25in" svg:height="0.50174in" presentation:class="page-number" presentation:placeholder="false">
          <draw:text-box>
            <text:p text:style-name="a858" text:class-names="" text:cond-style-name=""><text:span text:style-name="a856" text:class-names=""><text:page-number style:num-format="1" text:fixed="false"/></text:span><text:span text:style-name="a857" text:class-names=""/></text:p>
          </draw:text-box>
          <svg:title/>
          <svg:desc/>
        </draw:frame>
      </presentation:notes>
    </style:master-page>
    <style:master-page style:name="Master1-Layout11-vertTitleAndTx-縦書きタイトルと&#10;縦書きテキスト" style:page-layout-name="pageLayout1" draw:style-name="a861">
      <draw:frame draw:id="id64" presentation:style-name="a865" draw:name="縦書きタイトル 1" svg:x="9.54167in" svg:y="0.39931in" svg:width="2.875in" svg:height="6.3559in" presentation:class="title" presentation:placeholder="false">
        <draw:text-box>
          <text:p text:style-name="a864" text:class-names="" text:cond-style-name=""><text:span text:style-name="a862" text:class-names="">マスター タイトルの書式設定</text:span><text:span text:style-name="a863" text:class-names=""/></text:p>
        </draw:text-box>
        <svg:title/>
        <svg:desc/>
      </draw:frame>
      <draw:frame draw:id="id65" presentation:style-name="a890" draw:name="縦書きテキスト プレースホルダー 2" svg:x="0.91667in" svg:y="0.39931in" svg:width="8.45833in" svg:height="6.3559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マスター テキストの書式設定</text:span></text:p>
            </text:list-item>
          </text:list>
          <text:list text:style-name="a873">
            <text:list-item>
              <text:list text:style-name="a873">
                <text:list-item>
                  <text:p text:style-name="a872" text:class-names="" text:cond-style-name=""><text:span text:style-name="a869" text:class-names="">第<text:s text:c="1"/></text:span><text:span text:style-name="a870" text:class-names="">2<text:s text:c="1"/></text:span><text:span text:style-name="a871" text:class-names="">レベル</text:span></text:p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p text:style-name="a877" text:class-names="" text:cond-style-name=""><text:span text:style-name="a874" text:class-names="">第<text:s text:c="1"/></text:span><text:span text:style-name="a875" text:class-names="">3<text:s text:c="1"/></text:span><text:span text:style-name="a876" text:class-names="">レベル</text:span></text:p>
                    </text:list-item>
                  </text:list>
                </text:list-item>
              </text:list>
            </text:list-item>
          </text:list>
          <text:list text:style-name="a883">
            <text:list-item>
              <text:list text:style-name="a883">
                <text:list-item>
                  <text:list text:style-name="a883">
                    <text:list-item>
                      <text:list text:style-name="a883">
                        <text:list-item>
                          <text:p text:style-name="a882" text:class-names="" text:cond-style-name=""><text:span text:style-name="a879" text:class-names="">第<text:s text:c="1"/></text:span><text:span text:style-name="a880" text:class-names="">4<text:s text:c="1"/></text:span><text:span text:style-name="a88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9">
            <text:list-item>
              <text:list text:style-name="a889">
                <text:list-item>
                  <text:list text:style-name="a889">
                    <text:list-item>
                      <text:list text:style-name="a889">
                        <text:list-item>
                          <text:list text:style-name="a889">
                            <text:list-item>
                              <text:p text:style-name="a888" text:class-names="" text:cond-style-name=""><text:span text:style-name="a884" text:class-names="">第<text:s text:c="1"/></text:span><text:span text:style-name="a885" text:class-names="">5<text:s text:c="1"/></text:span><text:span text:style-name="a886" text:class-names="">レベル</text:span><text:span text:style-name="a8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895" draw:name="日付プレースホルダー 3" svg:x="0.91667in" svg:y="6.95139in" svg:width="3in" svg:height="0.39931in" presentation:class="date-time" presentation:placeholder="false">
        <draw:text-box>
          <text:p text:style-name="a894" text:class-names="" text:cond-style-name=""><text:span text:style-name="a891" text:class-names=""><text:date text:fixed="false" style:data-style-name="a892"/></text:span><text:span text:style-name="a893" text:class-names=""/></text:p>
        </draw:text-box>
        <svg:title/>
        <svg:desc/>
      </draw:frame>
      <draw:frame draw:id="id67" presentation:style-name="a898" draw:name="フッター プレースホルダー 4" svg:x="4.41667in" svg:y="6.95139in" svg:width="4.5in" svg:height="0.39931in" presentation:class="footer" presentation:placeholder="false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68" presentation:style-name="a902" draw:name="スライド番号プレースホルダー 5" svg:x="9.41667in" svg:y="6.95139in" svg:width="3in" svg:height="0.39931in" presentation:class="page-number" presentation:placeholder="false">
        <draw:text-box>
          <text:p text:style-name="a901" text:class-names="" text:cond-style-name=""><text:span text:style-name="a899" text:class-names=""><text:page-number style:num-format="1" text:fixed="false"/></text:span><text:span text:style-name="a900" text:class-names=""/></text:p>
        </draw:text-box>
        <svg:title/>
        <svg:desc/>
      </draw:frame>
      <presentation:notes style:page-layout-name="pageLayout2" draw:style-name="a943">
        <draw:frame draw:id="id5" presentation:style-name="a905" draw:name="ヘッダー プレースホルダー 1" svg:x="0in" svg:y="0in" svg:width="3.25in" svg:height="0.50174in" presentation:class="header" presentation:placeholder="false">
          <draw:text-box>
            <text:p text:style-name="a904" text:class-names="" text:cond-style-name=""><text:span text:style-name="a903" text:class-names=""/></text:p>
          </draw:text-box>
          <svg:title/>
          <svg:desc/>
        </draw:frame>
        <draw:frame draw:id="id6" presentation:style-name="a910" draw:name="日付プレースホルダー 2" svg:x="4.24826in" svg:y="0in" svg:width="3.25in" svg:height="0.50174in" presentation:class="date-time" presentation:placeholder="false">
          <draw:text-box>
            <text:p text:style-name="a909" text:class-names="" text:cond-style-name=""><text:span text:style-name="a906" text:class-names=""><text:date text:fixed="false" style:data-style-name="a907"/></text:span><text:span text:style-name="a90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1" draw:name="スライド イメージ プレースホルダー 3">
          <svg:title/>
          <svg:desc/>
        </draw:page-thumbnail>
        <draw:frame draw:id="id8" presentation:style-name="a935" draw:name="ノート プレースホルダー 4" svg:x="0.75in" svg:y="4.8125in" svg:width="6in" svg:height="3.9375in" presentation:class="notes" presentation:placeholder="false">
          <draw:text-box>
            <text:p text:style-name="a913" text:class-names="" text:cond-style-name=""><text:span text:style-name="a912" text:class-names="">マスター テキストの書式設定</text:span></text:p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4" text:class-names="">第<text:s text:c="1"/></text:span><text:span text:style-name="a915" text:class-names="">2<text:s text:c="1"/></text:span><text:span text:style-name="a916" text:class-names="">レベル</text:span></text:p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list text:style-name="a923">
                      <text:list-item>
                        <text:p text:style-name="a922" text:class-names="" text:cond-style-name=""><text:span text:style-name="a919" text:class-names="">第<text:s text:c="1"/></text:span><text:span text:style-name="a920" text:class-names="">3<text:s text:c="1"/></text:span><text:span text:style-name="a921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list text:style-name="a928">
                      <text:list-item>
                        <text:list text:style-name="a928">
                          <text:list-item>
                            <text:p text:style-name="a927" text:class-names="" text:cond-style-name=""><text:span text:style-name="a924" text:class-names="">第<text:s text:c="1"/></text:span><text:span text:style-name="a925" text:class-names="">4<text:s text:c="1"/></text:span><text:span text:style-name="a926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list text:style-name="a934">
                          <text:list-item>
                            <text:list text:style-name="a934">
                              <text:list-item>
                                <text:p text:style-name="a933" text:class-names="" text:cond-style-name=""><text:span text:style-name="a929" text:class-names="">第<text:s text:c="1"/></text:span><text:span text:style-name="a930" text:class-names="">5<text:s text:c="1"/></text:span><text:span text:style-name="a931" text:class-names="">レベル</text:span><text:span text:style-name="a9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38" draw:name="フッター プレースホルダー 5" svg:x="0in" svg:y="9.49826in" svg:width="3.25in" svg:height="0.50174in" presentation:class="footer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10" presentation:style-name="a942" draw:name="スライド番号プレースホルダー 6" svg:x="4.24826in" svg:y="9.49826in" svg:width="3.25in" svg:height="0.50174in" presentation:class="page-number" presentation:placeholder="false">
          <draw:text-box>
            <text:p text:style-name="a941" text:class-names="" text:cond-style-name=""><text:span text:style-name="a939" text:class-names=""><text:page-number style:num-format="1" text:fixed="false"/></text:span><text:span text:style-name="a940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プレゼンテーション</dc:title>
    <meta:initial-creator>Bo Peng</meta:initial-creator>
    <dc:creator>Bo Peng</dc:creator>
    <meta:creation-date>2017-08-13T15:35:34Z</meta:creation-date>
    <dc:date>2017-08-13T15:36:13Z</dc:date>
    <meta:editing-cycles>1</meta:editing-cycles>
    <meta:editing-duration>PT38S</meta:editing-duration>
    <meta:document-statistic meta:paragraph-count="33" meta:word-count="59"/>
  </office:meta>
</office:document-meta>
</file>